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adornments="Itálico" style:font-family-generic="swiss" style:font-pitch="variable"/>
    <style:font-face style:name="Arial" svg:font-family="Arial" style:font-adornments="Negrito" style:font-family-generic="swiss" style:font-pitch="variable"/>
    <style:font-face style:name="Arial2"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center" style:justify-single-word="false"/>
      <style:text-properties officeooo:rsid="00547167" officeooo:paragraph-rsid="004abe8c"/>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fa16ec"/>
    </style:style>
    <style:style style:name="P6" style:family="paragraph" style:parent-style-name="Text_20_body">
      <style:paragraph-properties fo:text-align="justify" style:justify-single-word="false"/>
      <style:text-properties officeooo:paragraph-rsid="0103d8fe"/>
    </style:style>
    <style:style style:name="P7" style:family="paragraph" style:parent-style-name="Text_20_body">
      <style:paragraph-properties fo:text-align="justify" style:justify-single-word="false"/>
      <style:text-properties officeooo:paragraph-rsid="01209c05"/>
    </style:style>
    <style:style style:name="P8" style:family="paragraph" style:parent-style-name="Text_20_body">
      <style:paragraph-properties fo:text-align="justify" style:justify-single-word="false"/>
      <style:text-properties officeooo:paragraph-rsid="01284366"/>
    </style:style>
    <style:style style:name="P9" style:family="paragraph" style:parent-style-name="Text_20_body">
      <style:paragraph-properties fo:text-align="justify" style:justify-single-word="false"/>
      <style:text-properties officeooo:paragraph-rsid="012a8a54"/>
    </style:style>
    <style:style style:name="P10" style:family="paragraph" style:parent-style-name="Text_20_body">
      <style:paragraph-properties fo:text-align="justify" style:justify-single-word="false"/>
      <style:text-properties officeooo:paragraph-rsid="012f7104"/>
    </style:style>
    <style:style style:name="P11" style:family="paragraph" style:parent-style-name="Text_20_body">
      <style:paragraph-properties fo:text-align="justify" style:justify-single-word="false"/>
      <style:text-properties officeooo:paragraph-rsid="013083e5"/>
    </style:style>
    <style:style style:name="P12" style:family="paragraph" style:parent-style-name="Text_20_body">
      <style:paragraph-properties fo:text-align="justify" style:justify-single-word="false"/>
      <style:text-properties officeooo:paragraph-rsid="01325cd4"/>
    </style:style>
    <style:style style:name="P13" style:family="paragraph" style:parent-style-name="Text_20_body">
      <style:paragraph-properties fo:text-align="justify" style:justify-single-word="false"/>
      <style:text-properties officeooo:paragraph-rsid="00f9de3d"/>
    </style:style>
    <style:style style:name="P14" style:family="paragraph" style:parent-style-name="Text_20_body">
      <style:paragraph-properties fo:text-align="justify" style:justify-single-word="false"/>
      <style:text-properties officeooo:paragraph-rsid="0135dd5a"/>
    </style:style>
    <style:style style:name="P15" style:family="paragraph" style:parent-style-name="Text_20_body">
      <style:paragraph-properties fo:text-align="justify" style:justify-single-word="false"/>
      <style:text-properties officeooo:paragraph-rsid="013c2ab2"/>
    </style:style>
    <style:style style:name="P16" style:family="paragraph" style:parent-style-name="Text_20_body">
      <style:paragraph-properties fo:text-align="justify" style:justify-single-word="false"/>
      <style:text-properties officeooo:paragraph-rsid="01565066"/>
    </style:style>
    <style:style style:name="P17" style:family="paragraph" style:parent-style-name="Text_20_body">
      <style:paragraph-properties fo:text-align="justify" style:justify-single-word="false"/>
      <style:text-properties officeooo:paragraph-rsid="01584c04"/>
    </style:style>
    <style:style style:name="P18" style:family="paragraph" style:parent-style-name="Text_20_body">
      <style:paragraph-properties fo:text-align="justify" style:justify-single-word="false"/>
      <style:text-properties officeooo:paragraph-rsid="0169005c"/>
    </style:style>
    <style:style style:name="P19" style:family="paragraph" style:parent-style-name="Text_20_body">
      <style:paragraph-properties fo:text-align="justify" style:justify-single-word="false"/>
      <style:text-properties officeooo:paragraph-rsid="016cd9e2"/>
    </style:style>
    <style:style style:name="P20" style:family="paragraph" style:parent-style-name="Text_20_body">
      <style:paragraph-properties fo:text-align="justify" style:justify-single-word="false"/>
      <style:text-properties officeooo:paragraph-rsid="01775bc5"/>
    </style:style>
    <style:style style:name="P21" style:family="paragraph" style:parent-style-name="Text_20_body">
      <style:paragraph-properties fo:text-align="justify" style:justify-single-word="false"/>
      <style:text-properties officeooo:paragraph-rsid="018bb3ae"/>
    </style:style>
    <style:style style:name="P22" style:family="paragraph" style:parent-style-name="Text_20_body">
      <style:paragraph-properties fo:text-align="justify" style:justify-single-word="false"/>
      <style:text-properties officeooo:paragraph-rsid="016026d6"/>
    </style:style>
    <style:style style:name="P23" style:family="paragraph" style:parent-style-name="Text_20_body">
      <style:paragraph-properties fo:text-align="justify" style:justify-single-word="false"/>
      <style:text-properties officeooo:paragraph-rsid="0163ea36"/>
    </style:style>
    <style:style style:name="P24" style:family="paragraph" style:parent-style-name="Text_20_body">
      <style:paragraph-properties fo:text-align="justify" style:justify-single-word="false"/>
      <style:text-properties officeooo:paragraph-rsid="01a5c621"/>
    </style:style>
    <style:style style:name="P25" style:family="paragraph" style:parent-style-name="Text_20_body">
      <style:paragraph-properties fo:text-align="justify" style:justify-single-word="false"/>
      <style:text-properties officeooo:rsid="011c4ca3" officeooo:paragraph-rsid="011f36c6"/>
    </style:style>
    <style:style style:name="P26" style:family="paragraph" style:parent-style-name="Text_20_body">
      <style:paragraph-properties fo:text-align="justify" style:justify-single-word="false"/>
      <style:text-properties style:use-window-font-color="true" style:font-name="Arial2" fo:language="pt" fo:country="BR" fo:font-style="normal" fo:font-weight="bold" officeooo:rsid="007fc823" officeooo:paragraph-rsid="016026d6" style:font-style-asian="normal" style:font-weight-asian="bold" style:font-style-complex="normal" style:font-weight-complex="bold"/>
    </style:style>
    <style:style style:name="P27" style:family="paragraph" style:parent-style-name="Text_20_body">
      <style:paragraph-properties fo:text-align="justify" style:justify-single-word="false"/>
      <style:text-properties style:use-window-font-color="true" style:font-name="Arial2" fo:language="pt" fo:country="BR" fo:font-style="normal" fo:font-weight="normal" officeooo:rsid="00c832b9" officeooo:paragraph-rsid="016026d6"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style:use-window-font-color="true" fo:font-style="normal" fo:font-weight="normal" officeooo:rsid="007e96b2" officeooo:paragraph-rsid="016cd9e2"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style:use-window-font-color="true" officeooo:paragraph-rsid="016cd9e2"/>
    </style:style>
    <style:style style:name="P30" style:family="paragraph" style:parent-style-name="Text_20_body">
      <style:paragraph-properties fo:text-align="justify" style:justify-single-word="false"/>
      <style:text-properties officeooo:rsid="00e39042" officeooo:paragraph-rsid="016026d6"/>
    </style:style>
    <style:style style:name="P31" style:family="paragraph" style:parent-style-name="Text_20_body">
      <style:paragraph-properties fo:text-align="justify" style:justify-single-word="false"/>
      <style:text-properties fo:font-style="normal" fo:font-weight="bold" officeooo:rsid="0094abc9" officeooo:paragraph-rsid="0163ea36" style:font-style-asian="normal" style:font-weight-asian="bold" style:font-style-complex="normal" style:font-weight-complex="bold"/>
    </style:style>
    <style:style style:name="P32" style:family="paragraph" style:parent-style-name="Text_20_body">
      <style:paragraph-properties fo:text-align="start" style:justify-single-word="false"/>
      <style:text-properties fo:font-style="normal" fo:font-weight="normal" officeooo:rsid="0092b767" officeooo:paragraph-rsid="016174a6" style:font-style-asian="normal" style:font-weight-asian="normal" style:font-style-complex="normal" style:font-weight-complex="normal"/>
    </style:style>
    <style:style style:name="P33" style:family="paragraph" style:parent-style-name="Text_20_body">
      <style:paragraph-properties fo:text-align="end" style:justify-single-word="false"/>
      <style:text-properties officeooo:paragraph-rsid="01a5c621"/>
    </style:style>
    <style:style style:name="P34" style:family="paragraph" style:parent-style-name="Text_20_body">
      <style:paragraph-properties fo:text-align="justify" style:justify-single-word="false"/>
      <style:text-properties officeooo:rsid="017204a2" officeooo:paragraph-rsid="01a5c621"/>
    </style:style>
    <style:style style:name="P35" style:family="paragraph" style:parent-style-name="Text_20_body">
      <style:paragraph-properties fo:text-align="justify" style:justify-single-word="false"/>
      <style:text-properties officeooo:rsid="00da6c43" officeooo:paragraph-rsid="0189c76f"/>
    </style:style>
    <style:style style:name="P36" style:family="paragraph" style:parent-style-name="Text_20_body">
      <style:text-properties officeooo:paragraph-rsid="004195c8"/>
    </style:style>
    <style:style style:name="P37" style:family="paragraph" style:parent-style-name="Text_20_body">
      <style:paragraph-properties fo:text-align="start" style:justify-single-word="false"/>
      <style:text-properties style:font-name="Arial2" fo:language="pt" fo:country="BR" fo:font-style="normal" fo:font-weight="bold" officeooo:rsid="01730905" officeooo:paragraph-rsid="01a5c621" style:font-style-asian="normal" style:font-weight-asian="bold" style:font-style-complex="normal" style:font-weight-complex="bold"/>
    </style:style>
    <style:style style:name="P38" style:family="paragraph" style:parent-style-name="Text_20_body">
      <style:paragraph-properties fo:text-align="center" style:justify-single-word="false"/>
      <style:text-properties officeooo:paragraph-rsid="01a5c621"/>
    </style:style>
    <style:style style:name="P39" style:family="paragraph" style:parent-style-name="Text_20_body">
      <style:paragraph-properties fo:text-align="start" style:justify-single-word="false" fo:break-before="page"/>
      <style:text-properties fo:font-weight="bold" officeooo:rsid="016f61aa" officeooo:paragraph-rsid="01a5c621" style:font-weight-asian="bold" style:font-weight-complex="bold"/>
    </style:style>
    <style:style style:name="P40" style:family="paragraph" style:parent-style-name="Bibliography_20_Heading">
      <style:paragraph-properties fo:break-before="page"/>
    </style:style>
    <style:style style:name="P41" style:family="paragraph" style:parent-style-name="Contents_20_Heading">
      <style:paragraph-properties fo:break-before="page"/>
    </style:style>
    <style:style style:name="P42" style:family="paragraph" style:parent-style-name="Text_20_body">
      <style:paragraph-properties fo:margin-left="0cm" fo:margin-right="0cm" fo:text-align="end" style:justify-single-word="false" fo:text-indent="0cm" style:auto-text-indent="false"/>
      <style:text-properties officeooo:rsid="005aefe5" officeooo:paragraph-rsid="004abe8c"/>
    </style:style>
    <style:style style:name="P43" style:family="paragraph" style:parent-style-name="Text_20_body">
      <style:paragraph-properties fo:margin-left="5.002cm" fo:margin-right="0cm" fo:text-align="end" style:justify-single-word="false" fo:text-indent="0cm" style:auto-text-indent="false"/>
      <style:text-properties officeooo:rsid="00bf4c8a" officeooo:paragraph-rsid="00bf4c8a"/>
    </style:style>
    <style:style style:name="P44"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P45" style:family="paragraph" style:parent-style-name="Citação">
      <style:text-properties style:use-window-font-color="true" fo:font-style="normal" style:font-style-asian="normal" style:font-style-complex="normal"/>
    </style:style>
    <style:style style:name="P46" style:family="paragraph" style:parent-style-name="Citação">
      <style:text-properties fo:font-style="normal" officeooo:rsid="011d94f4" style:font-style-asian="normal" style:font-style-complex="normal"/>
    </style:style>
    <style:style style:name="P47" style:family="paragraph" style:parent-style-name="Footnote">
      <style:text-properties officeooo:rsid="01595b29" officeooo:paragraph-rsid="01595b29"/>
    </style:style>
    <style:style style:name="P48" style:family="paragraph" style:parent-style-name="Footnote">
      <style:paragraph-properties fo:text-align="justify" style:justify-single-word="false"/>
      <style:text-properties officeooo:rsid="01595b29" officeooo:paragraph-rsid="01595b29"/>
    </style:style>
    <style:style style:name="P49" style:family="paragraph" style:parent-style-name="Footnote">
      <style:paragraph-properties fo:text-align="justify" style:justify-single-word="false"/>
      <style:text-properties officeooo:paragraph-rsid="01595b29"/>
    </style:style>
    <style:style style:name="P50" style:family="paragraph" style:parent-style-name="Footnote">
      <style:text-properties officeooo:rsid="01709e42" officeooo:paragraph-rsid="01709e42"/>
    </style:style>
    <style:style style:name="P51" style:family="paragraph" style:parent-style-name="Footnote">
      <style:text-properties officeooo:rsid="01775bc5" officeooo:paragraph-rsid="01775bc5"/>
    </style:style>
    <style:style style:name="P52" style:family="paragraph" style:parent-style-name="Footnote">
      <style:text-properties officeooo:rsid="017c3e83" officeooo:paragraph-rsid="017c3e83"/>
    </style:style>
    <style:style style:name="P53" style:family="paragraph" style:parent-style-name="Bibliography_20_1">
      <style:paragraph-properties>
        <style:tab-stops/>
      </style:paragraph-properties>
    </style:style>
    <style:style style:name="P54" style:family="paragraph" style:parent-style-name="Contents_20_1">
      <style:paragraph-properties>
        <style:tab-stops>
          <style:tab-stop style:position="16cm" style:type="right" style:leader-style="dotted" style:leader-text="."/>
        </style:tab-stops>
      </style:paragraph-properties>
    </style:style>
    <style:style style:name="P55" style:family="paragraph" style:parent-style-name="Contents_20_2">
      <style:paragraph-properties>
        <style:tab-stops>
          <style:tab-stop style:position="15.501cm" style:type="right" style:leader-style="dotted" style:leader-text="."/>
        </style:tab-stops>
      </style:paragraph-properties>
    </style:style>
    <style:style style:name="P56" style:family="paragraph" style:parent-style-name="Footnote">
      <style:text-properties officeooo:rsid="01b3ceb2" officeooo:paragraph-rsid="01b75416"/>
    </style:style>
    <style:style style:name="P57" style:family="paragraph" style:parent-style-name="Footnote">
      <style:text-properties officeooo:rsid="01b5a197" officeooo:paragraph-rsid="01b5a197"/>
    </style:style>
    <style:style style:name="P58" style:family="paragraph" style:parent-style-name="Heading_20_1">
      <style:paragraph-properties fo:text-align="center" style:justify-single-word="false"/>
      <style:text-properties officeooo:paragraph-rsid="01a5c621"/>
    </style:style>
    <style:style style:name="P59" style:family="paragraph" style:parent-style-name="Heading_20_1">
      <style:paragraph-properties fo:text-align="center" style:justify-single-word="false"/>
      <style:text-properties officeooo:rsid="017204a2" officeooo:paragraph-rsid="01a5c621"/>
    </style:style>
    <style:style style:name="P60" style:family="paragraph" style:parent-style-name="Heading_20_1" style:list-style-name="">
      <style:paragraph-properties>
        <style:tab-stops/>
      </style:paragraph-properties>
      <style:text-properties fo:font-weight="normal" officeooo:rsid="01730905" officeooo:paragraph-rsid="004671a9" style:font-weight-asian="normal" style:font-weight-complex="normal"/>
    </style:style>
    <style:style style:name="P61" style:family="paragraph" style:parent-style-name="Heading_20_1">
      <style:text-properties officeooo:paragraph-rsid="01100a12"/>
    </style:style>
    <style:style style:name="P62" style:family="paragraph" style:parent-style-name="Heading_20_1">
      <style:text-properties officeooo:paragraph-rsid="016026d6"/>
    </style:style>
    <style:style style:name="P63" style:family="paragraph" style:parent-style-name="Heading_20_1" style:master-page-name="CTM_20__7c__20_Capa">
      <style:paragraph-properties fo:text-align="center" style:justify-single-word="false" style:page-number="auto"/>
    </style:style>
    <style:style style:name="P64" style:family="paragraph" style:parent-style-name="Heading_20_1">
      <style:paragraph-properties fo:text-align="center" style:justify-single-word="false" fo:break-before="page"/>
    </style:style>
    <style:style style:name="P65" style:family="paragraph" style:parent-style-name="Heading_20_1">
      <style:paragraph-properties fo:break-before="page"/>
      <style:text-properties officeooo:paragraph-rsid="004671a9"/>
    </style:style>
    <style:style style:name="P66" style:family="paragraph" style:parent-style-name="Heading_20_2">
      <style:text-properties officeooo:paragraph-rsid="00fa16ec"/>
    </style:style>
    <style:style style:name="P67" style:family="paragraph" style:parent-style-name="Heading_20_2">
      <style:text-properties officeooo:rsid="00fa16ec" officeooo:paragraph-rsid="00fa16ec"/>
    </style:style>
    <style:style style:name="P68" style:family="paragraph" style:parent-style-name="Heading_20_2">
      <style:text-properties officeooo:rsid="00ff172f"/>
    </style:style>
    <style:style style:name="P69" style:family="paragraph" style:parent-style-name="Heading_20_2">
      <style:text-properties officeooo:paragraph-rsid="0143ee7f"/>
    </style:style>
    <style:style style:name="P70"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P71" style:family="paragraph" style:parent-style-name="Text_20_body">
      <style:paragraph-properties fo:text-align="justify" style:justify-single-word="false"/>
      <style:text-properties officeooo:paragraph-rsid="01096f6a"/>
    </style:style>
    <style:style style:name="T1" style:family="text">
      <style:text-properties style:font-name="Arial2" fo:language="pt" fo:country="BR" fo:font-style="normal" officeooo:rsid="00e0f5d6" style:font-style-asian="normal" style:font-style-complex="normal"/>
    </style:style>
    <style:style style:name="T2" style:family="text">
      <style:text-properties style:font-name="Arial2" fo:language="pt" fo:country="BR" fo:font-style="normal" officeooo:rsid="012447d1" style:font-style-asian="normal" style:font-style-complex="normal"/>
    </style:style>
    <style:style style:name="T3" style:family="text">
      <style:text-properties style:font-name="Arial2" fo:language="pt" fo:country="BR" fo:font-style="normal" officeooo:rsid="01284366" style:font-style-asian="normal" style:font-style-complex="normal"/>
    </style:style>
    <style:style style:name="T4" style:family="text">
      <style:text-properties style:font-name="Arial2" fo:language="pt" fo:country="BR" fo:font-style="normal" officeooo:rsid="00f9de3d" style:font-style-asian="normal" style:font-style-complex="normal"/>
    </style:style>
    <style:style style:name="T5" style:family="text">
      <style:text-properties style:font-name="Arial2" fo:language="pt" fo:country="BR" fo:font-style="normal" officeooo:rsid="01362639" style:font-style-asian="normal" style:font-style-complex="normal"/>
    </style:style>
    <style:style style:name="T6" style:family="text">
      <style:text-properties style:font-name="Arial2" fo:language="pt" fo:country="BR" fo:font-style="normal" officeooo:rsid="013e17ca" style:font-style-asian="normal" style:font-style-complex="normal"/>
    </style:style>
    <style:style style:name="T7" style:family="text">
      <style:text-properties style:font-name="Arial2" fo:language="pt" fo:country="BR" fo:font-style="normal" officeooo:rsid="01456ebc" style:font-style-asian="normal" style:font-style-complex="normal"/>
    </style:style>
    <style:style style:name="T8" style:family="text">
      <style:text-properties style:font-name="Arial2" fo:language="pt" fo:country="BR" fo:font-style="normal" officeooo:rsid="01565066" style:font-style-asian="normal" style:font-style-complex="normal"/>
    </style:style>
    <style:style style:name="T9" style:family="text">
      <style:text-properties style:font-name="Arial2" fo:language="pt" fo:country="BR" fo:font-style="normal" officeooo:rsid="0192ddc2" style:font-style-asian="normal" style:font-style-complex="normal"/>
    </style:style>
    <style:style style:name="T10" style:family="text">
      <style:text-properties style:font-name="Arial2" fo:language="pt" fo:country="BR" fo:font-style="normal" officeooo:rsid="01966b85" style:font-style-asian="normal" style:font-style-complex="normal"/>
    </style:style>
    <style:style style:name="T11" style:family="text">
      <style:text-properties style:font-name="Arial2" fo:language="pt" fo:country="BR" fo:font-style="normal" officeooo:rsid="01b3ceb2" style:font-style-asian="normal" style:font-style-complex="normal"/>
    </style:style>
    <style:style style:name="T12" style:family="text">
      <style:text-properties style:font-name="Arial2" fo:language="pt" fo:country="BR" fo:font-style="normal" fo:font-weight="normal" officeooo:rsid="012db661" style:font-style-asian="normal" style:font-weight-asian="normal" style:font-style-complex="normal" style:font-weight-complex="normal"/>
    </style:style>
    <style:style style:name="T13" style:family="text">
      <style:text-properties style:font-name="Arial2" fo:language="pt" fo:country="BR" fo:font-style="normal" fo:font-weight="normal" officeooo:rsid="0169005c" style:font-style-asian="normal" style:font-weight-asian="normal" style:font-style-complex="normal" style:font-weight-complex="normal"/>
    </style:style>
    <style:style style:name="T14" style:family="text">
      <style:text-properties style:font-name="Arial2" fo:language="pt" fo:country="BR" fo:font-style="italic" officeooo:rsid="01284366" style:font-style-asian="italic" style:font-style-complex="italic"/>
    </style:style>
    <style:style style:name="T15" style:family="text">
      <style:text-properties style:font-name="Arial2" fo:language="pt" fo:country="BR" fo:font-style="italic" officeooo:rsid="012c7543" style:font-style-asian="italic" style:font-style-complex="italic"/>
    </style:style>
    <style:style style:name="T16" style:family="text">
      <style:text-properties style:font-name="Arial2" fo:language="pt" fo:country="BR" fo:font-style="italic" fo:font-weight="normal" officeooo:rsid="01595b29" style:font-style-asian="italic" style:font-weight-asian="normal" style:font-style-complex="italic" style:font-weight-complex="normal"/>
    </style:style>
    <style:style style:name="T17" style:family="text">
      <style:text-properties style:font-name="Arial2" fo:language="pt" fo:country="BR" officeooo:rsid="00f83a30"/>
    </style:style>
    <style:style style:name="T18" style:family="text">
      <style:text-properties style:font-name="Arial2" fo:language="pt" fo:country="BR" officeooo:rsid="00fa16ec"/>
    </style:style>
    <style:style style:name="T19" style:family="text">
      <style:text-properties style:font-name="Arial2" fo:language="pt" fo:country="BR" officeooo:rsid="01201899"/>
    </style:style>
    <style:style style:name="T20" style:family="text">
      <style:text-properties style:font-name="Arial2" fo:language="pt" fo:country="BR" officeooo:rsid="01284366"/>
    </style:style>
    <style:style style:name="T21" style:family="text">
      <style:text-properties style:font-name="Arial2" fo:language="pt" fo:country="BR" fo:font-weight="normal" officeooo:rsid="016590cb" style:font-weight-asian="normal" style:font-weight-complex="normal"/>
    </style:style>
    <style:style style:name="T22" style:family="text">
      <style:text-properties style:font-name="Arial2" fo:language="pt" fo:country="BR" officeooo:rsid="016590cb"/>
    </style:style>
    <style:style style:name="T23" style:family="text">
      <style:text-properties style:font-name="Arial2" fo:language="pt" fo:country="BR" officeooo:rsid="016662f9"/>
    </style:style>
    <style:style style:name="T24" style:family="text">
      <style:text-properties style:font-name="Arial2" fo:language="pt" fo:country="BR" officeooo:rsid="0162ba1b"/>
    </style:style>
    <style:style style:name="T25" style:family="text">
      <style:text-properties style:font-name="Arial2" fo:language="pt" fo:country="BR" officeooo:rsid="0175d01b"/>
    </style:style>
    <style:style style:name="T26" style:family="text">
      <style:text-properties style:font-name="Arial2" fo:language="pt" fo:country="BR" officeooo:rsid="01966b85"/>
    </style:style>
    <style:style style:name="T27" style:family="text">
      <style:text-properties style:font-name="Arial2" fo:language="pt" fo:country="BR" officeooo:rsid="01a8be47"/>
    </style:style>
    <style:style style:name="T28" style:family="text">
      <style:text-properties style:font-name="Arial2" fo:language="pt" fo:country="BR" officeooo:rsid="01adba53"/>
    </style:style>
    <style:style style:name="T29" style:family="text">
      <style:text-properties style:font-name="Arial2" fo:font-size="10pt" fo:language="pt" fo:country="BR" officeooo:rsid="017dbe02"/>
    </style:style>
    <style:style style:name="T30" style:family="text">
      <style:text-properties officeooo:rsid="0057bf77"/>
    </style:style>
    <style:style style:name="T31" style:family="text">
      <style:text-properties officeooo:rsid="00586bec"/>
    </style:style>
    <style:style style:name="T32" style:family="text">
      <style:text-properties officeooo:rsid="0054ef89"/>
    </style:style>
    <style:style style:name="T33" style:family="text">
      <style:text-properties officeooo:rsid="0057392e"/>
    </style:style>
    <style:style style:name="T34" style:family="text">
      <style:text-properties officeooo:rsid="00561e61"/>
    </style:style>
    <style:style style:name="T35" style:family="text">
      <style:text-properties fo:font-style="italic" style:font-style-asian="italic" style:font-style-complex="italic"/>
    </style:style>
    <style:style style:name="T36" style:family="text">
      <style:text-properties fo:font-style="italic" officeooo:rsid="005ef505" style:font-style-asian="italic" style:font-style-complex="italic"/>
    </style:style>
    <style:style style:name="T37" style:family="text">
      <style:text-properties fo:font-style="italic" officeooo:rsid="00bc764c" style:font-style-asian="italic" style:font-style-complex="italic"/>
    </style:style>
    <style:style style:name="T38" style:family="text">
      <style:text-properties fo:font-style="italic" officeooo:rsid="00e2a6ff" style:font-style-asian="italic" style:font-style-complex="italic"/>
    </style:style>
    <style:style style:name="T39" style:family="text">
      <style:text-properties fo:font-style="italic" officeooo:rsid="00f83a30" style:font-style-asian="italic" style:font-style-complex="italic"/>
    </style:style>
    <style:style style:name="T40" style:family="text">
      <style:text-properties fo:font-style="italic" officeooo:rsid="00bb9f97" style:font-style-asian="italic" style:font-style-complex="italic"/>
    </style:style>
    <style:style style:name="T41" style:family="text">
      <style:text-properties fo:font-style="italic" officeooo:rsid="00ffeabb" style:font-style-asian="italic" style:font-style-complex="italic"/>
    </style:style>
    <style:style style:name="T42" style:family="text">
      <style:text-properties fo:font-style="italic" officeooo:rsid="011e8cdc" style:font-style-asian="italic" style:font-style-complex="italic"/>
    </style:style>
    <style:style style:name="T43" style:family="text">
      <style:text-properties fo:font-style="italic" officeooo:rsid="012a8a54" style:font-style-asian="italic" style:font-style-complex="italic"/>
    </style:style>
    <style:style style:name="T44" style:family="text">
      <style:text-properties fo:font-style="italic" officeooo:rsid="0132e65e" style:font-style-asian="italic" style:font-style-complex="italic"/>
    </style:style>
    <style:style style:name="T45" style:family="text">
      <style:text-properties fo:font-style="italic" officeooo:rsid="0135d253" style:font-style-asian="italic" style:font-style-complex="italic"/>
    </style:style>
    <style:style style:name="T46" style:family="text">
      <style:text-properties fo:font-style="italic" officeooo:rsid="0135dd5a" style:font-style-asian="italic" style:font-style-complex="italic"/>
    </style:style>
    <style:style style:name="T47" style:family="text">
      <style:text-properties fo:font-style="italic" officeooo:rsid="01362639" style:font-style-asian="italic" style:font-style-complex="italic"/>
    </style:style>
    <style:style style:name="T48" style:family="text">
      <style:text-properties fo:font-style="italic" officeooo:rsid="01396692" style:font-style-asian="italic" style:font-style-complex="italic"/>
    </style:style>
    <style:style style:name="T49" style:family="text">
      <style:text-properties fo:font-style="italic" officeooo:rsid="013c2ab2" style:font-style-asian="italic" style:font-style-complex="italic"/>
    </style:style>
    <style:style style:name="T50" style:family="text">
      <style:text-properties fo:font-style="italic" officeooo:rsid="01405c1f" style:font-style-asian="italic" style:font-style-complex="italic"/>
    </style:style>
    <style:style style:name="T51" style:family="text">
      <style:text-properties fo:font-style="italic" officeooo:rsid="01584c04" style:font-style-asian="italic" style:font-style-complex="italic"/>
    </style:style>
    <style:style style:name="T52" style:family="text">
      <style:text-properties fo:font-style="italic" officeooo:rsid="01775bc5" style:font-style-asian="italic" style:font-style-complex="italic"/>
    </style:style>
    <style:style style:name="T53" style:family="text">
      <style:text-properties fo:font-style="italic" officeooo:rsid="017c3e83" style:font-style-asian="italic" style:font-style-complex="italic"/>
    </style:style>
    <style:style style:name="T54" style:family="text">
      <style:text-properties fo:font-style="italic" officeooo:rsid="017dbe02" style:font-style-asian="italic" style:font-style-complex="italic"/>
    </style:style>
    <style:style style:name="T55" style:family="text">
      <style:text-properties fo:font-style="italic" officeooo:rsid="01595b29" style:font-style-asian="italic" style:font-style-complex="italic"/>
    </style:style>
    <style:style style:name="T56" style:family="text">
      <style:text-properties fo:font-style="italic" officeooo:rsid="01abff04" style:font-style-asian="italic" style:font-style-complex="italic"/>
    </style:style>
    <style:style style:name="T57" style:family="text">
      <style:text-properties fo:font-style="italic" fo:font-weight="normal" officeooo:rsid="00bc764c" style:font-style-asian="italic" style:font-weight-asian="normal" style:font-style-complex="italic" style:font-weight-complex="normal"/>
    </style:style>
    <style:style style:name="T58" style:family="text">
      <style:text-properties fo:font-style="italic" fo:font-weight="normal" officeooo:rsid="00bd4792" style:font-style-asian="italic" style:font-weight-asian="normal" style:font-style-complex="italic" style:font-weight-complex="normal"/>
    </style:style>
    <style:style style:name="T59" style:family="text">
      <style:text-properties fo:font-style="italic" fo:font-weight="normal" officeooo:rsid="00be20b1" style:font-style-asian="italic" style:font-weight-asian="normal" style:font-style-complex="italic" style:font-weight-complex="normal"/>
    </style:style>
    <style:style style:name="T60" style:family="text">
      <style:text-properties fo:font-style="italic" fo:font-weight="normal" officeooo:rsid="012c7543" style:font-style-asian="italic" style:font-weight-asian="normal" style:font-style-complex="italic" style:font-weight-complex="normal"/>
    </style:style>
    <style:style style:name="T61" style:family="text">
      <style:text-properties fo:font-style="italic" fo:font-weight="normal" officeooo:rsid="012d397f" style:font-style-asian="italic" style:font-weight-asian="normal" style:font-style-complex="italic" style:font-weight-complex="normal"/>
    </style:style>
    <style:style style:name="T62" style:family="text">
      <style:text-properties fo:font-style="italic" fo:font-weight="normal" officeooo:rsid="012db661" style:font-style-asian="italic" style:font-weight-asian="normal" style:font-style-complex="italic" style:font-weight-complex="normal"/>
    </style:style>
    <style:style style:name="T63" style:family="text">
      <style:text-properties fo:font-style="italic" fo:font-weight="normal" officeooo:rsid="012f7104" style:font-style-asian="italic" style:font-weight-asian="normal" style:font-style-complex="italic" style:font-weight-complex="normal"/>
    </style:style>
    <style:style style:name="T64" style:family="text">
      <style:text-properties fo:font-style="italic" fo:font-weight="normal" officeooo:rsid="015a7217" style:font-style-asian="italic" style:font-weight-asian="normal" style:font-style-complex="italic" style:font-weight-complex="normal"/>
    </style:style>
    <style:style style:name="T65" style:family="text">
      <style:text-properties fo:font-style="italic" style:text-underline-style="none" fo:font-weight="normal" officeooo:rsid="012f7104" style:font-style-asian="italic" style:font-weight-asian="normal" style:font-style-complex="italic" style:font-weight-complex="normal"/>
    </style:style>
    <style:style style:name="T66" style:family="text">
      <style:text-properties fo:font-style="normal" style:font-style-asian="normal" style:font-style-complex="normal"/>
    </style:style>
    <style:style style:name="T67" style:family="text">
      <style:text-properties fo:font-style="normal" officeooo:rsid="005ef505" style:font-style-asian="normal" style:font-style-complex="normal"/>
    </style:style>
    <style:style style:name="T68" style:family="text">
      <style:text-properties fo:font-style="normal" officeooo:rsid="00bc764c" style:font-style-asian="normal" style:font-style-complex="normal"/>
    </style:style>
    <style:style style:name="T69" style:family="text">
      <style:text-properties fo:font-style="normal" officeooo:rsid="00e0f5d6" style:font-style-asian="normal" style:font-style-complex="normal"/>
    </style:style>
    <style:style style:name="T70" style:family="text">
      <style:text-properties fo:font-style="normal" officeooo:rsid="00e2a6ff" style:font-style-asian="normal" style:font-style-complex="normal"/>
    </style:style>
    <style:style style:name="T71" style:family="text">
      <style:text-properties fo:font-style="normal" officeooo:rsid="00e2fdcb" style:font-style-asian="normal" style:font-style-complex="normal"/>
    </style:style>
    <style:style style:name="T72" style:family="text">
      <style:text-properties fo:font-style="normal" officeooo:rsid="00f83a30" style:font-style-asian="normal" style:font-style-complex="normal"/>
    </style:style>
    <style:style style:name="T73" style:family="text">
      <style:text-properties fo:font-style="normal" officeooo:rsid="00f9de3d" style:font-style-asian="normal" style:font-style-complex="normal"/>
    </style:style>
    <style:style style:name="T74" style:family="text">
      <style:text-properties fo:font-style="normal" officeooo:rsid="00ff172f" style:font-style-asian="normal" style:font-style-complex="normal"/>
    </style:style>
    <style:style style:name="T75" style:family="text">
      <style:text-properties fo:font-style="normal" officeooo:rsid="00ffeabb" style:font-style-asian="normal" style:font-style-complex="normal"/>
    </style:style>
    <style:style style:name="T76" style:family="text">
      <style:text-properties fo:font-style="normal" officeooo:rsid="010657af" style:font-style-asian="normal" style:font-style-complex="normal"/>
    </style:style>
    <style:style style:name="T77" style:family="text">
      <style:text-properties fo:font-style="normal" officeooo:rsid="01146c3a" style:font-style-asian="normal" style:font-style-complex="normal"/>
    </style:style>
    <style:style style:name="T78" style:family="text">
      <style:text-properties fo:font-style="normal" officeooo:rsid="011d94f4" style:font-style-asian="normal" style:font-style-complex="normal"/>
    </style:style>
    <style:style style:name="T79" style:family="text">
      <style:text-properties fo:font-style="normal" officeooo:rsid="011e8cdc" style:font-style-asian="normal" style:font-style-complex="normal"/>
    </style:style>
    <style:style style:name="T80" style:family="text">
      <style:text-properties fo:font-style="normal" officeooo:rsid="011f36c6" style:font-style-asian="normal" style:font-style-complex="normal"/>
    </style:style>
    <style:style style:name="T81" style:family="text">
      <style:text-properties fo:font-style="normal" officeooo:rsid="012447d1" style:font-style-asian="normal" style:font-style-complex="normal"/>
    </style:style>
    <style:style style:name="T82" style:family="text">
      <style:text-properties fo:font-style="normal" officeooo:rsid="012a8a54" style:font-style-asian="normal" style:font-style-complex="normal"/>
    </style:style>
    <style:style style:name="T83" style:family="text">
      <style:text-properties fo:font-style="normal" officeooo:rsid="012c7543" style:font-style-asian="normal" style:font-style-complex="normal"/>
    </style:style>
    <style:style style:name="T84" style:family="text">
      <style:text-properties fo:font-style="normal" officeooo:rsid="012f24ec" style:font-style-asian="normal" style:font-style-complex="normal"/>
    </style:style>
    <style:style style:name="T85" style:family="text">
      <style:text-properties fo:font-style="normal" officeooo:rsid="0135d253" style:font-style-asian="normal" style:font-style-complex="normal"/>
    </style:style>
    <style:style style:name="T86" style:family="text">
      <style:text-properties fo:font-style="normal" officeooo:rsid="0135dd5a" style:font-style-asian="normal" style:font-style-complex="normal"/>
    </style:style>
    <style:style style:name="T87" style:family="text">
      <style:text-properties fo:font-style="normal" officeooo:rsid="01362639" style:font-style-asian="normal" style:font-style-complex="normal"/>
    </style:style>
    <style:style style:name="T88" style:family="text">
      <style:text-properties fo:font-style="normal" officeooo:rsid="01396692" style:font-style-asian="normal" style:font-style-complex="normal"/>
    </style:style>
    <style:style style:name="T89" style:family="text">
      <style:text-properties fo:font-style="normal" officeooo:rsid="013c2ab2" style:font-style-asian="normal" style:font-style-complex="normal"/>
    </style:style>
    <style:style style:name="T90" style:family="text">
      <style:text-properties fo:font-style="normal" officeooo:rsid="013d2254" style:font-style-asian="normal" style:font-style-complex="normal"/>
    </style:style>
    <style:style style:name="T91" style:family="text">
      <style:text-properties fo:font-style="normal" officeooo:rsid="01405c1f" style:font-style-asian="normal" style:font-style-complex="normal"/>
    </style:style>
    <style:style style:name="T92" style:family="text">
      <style:text-properties fo:font-style="normal" officeooo:rsid="0143ee7f" style:font-style-asian="normal" style:font-style-complex="normal"/>
    </style:style>
    <style:style style:name="T93" style:family="text">
      <style:text-properties fo:font-style="normal" officeooo:rsid="01456ebc" style:font-style-asian="normal" style:font-style-complex="normal"/>
    </style:style>
    <style:style style:name="T94" style:family="text">
      <style:text-properties fo:font-style="normal" officeooo:rsid="014804ef" style:font-style-asian="normal" style:font-style-complex="normal"/>
    </style:style>
    <style:style style:name="T95" style:family="text">
      <style:text-properties fo:font-style="normal" officeooo:rsid="014c5a00" style:font-style-asian="normal" style:font-style-complex="normal"/>
    </style:style>
    <style:style style:name="T96" style:family="text">
      <style:text-properties fo:font-style="normal" officeooo:rsid="01565066" style:font-style-asian="normal" style:font-style-complex="normal"/>
    </style:style>
    <style:style style:name="T97" style:family="text">
      <style:text-properties fo:font-style="normal" officeooo:rsid="0157de91" style:font-style-asian="normal" style:font-style-complex="normal"/>
    </style:style>
    <style:style style:name="T98" style:family="text">
      <style:text-properties fo:font-style="normal" officeooo:rsid="01584c04" style:font-style-asian="normal" style:font-style-complex="normal"/>
    </style:style>
    <style:style style:name="T99" style:family="text">
      <style:text-properties fo:font-style="normal" officeooo:rsid="01595b29" style:font-style-asian="normal" style:font-style-complex="normal"/>
    </style:style>
    <style:style style:name="T100" style:family="text">
      <style:text-properties fo:font-style="normal" officeooo:rsid="01775bc5" style:font-style-asian="normal" style:font-style-complex="normal"/>
    </style:style>
    <style:style style:name="T101" style:family="text">
      <style:text-properties fo:font-style="normal" officeooo:rsid="017ac7d7" style:font-style-asian="normal" style:font-style-complex="normal"/>
    </style:style>
    <style:style style:name="T102" style:family="text">
      <style:text-properties fo:font-style="normal" officeooo:rsid="017dbe02" style:font-style-asian="normal" style:font-style-complex="normal"/>
    </style:style>
    <style:style style:name="T103" style:family="text">
      <style:text-properties fo:font-style="normal" officeooo:rsid="01835be1" style:font-style-asian="normal" style:font-style-complex="normal"/>
    </style:style>
    <style:style style:name="T104" style:family="text">
      <style:text-properties fo:font-style="normal" officeooo:rsid="01abff04" style:font-style-asian="normal" style:font-style-complex="normal"/>
    </style:style>
    <style:style style:name="T105" style:family="text">
      <style:text-properties fo:font-style="normal" officeooo:rsid="01adba53" style:font-style-asian="normal" style:font-style-complex="normal"/>
    </style:style>
    <style:style style:name="T106" style:family="text">
      <style:text-properties fo:font-style="normal" officeooo:rsid="01b3ceb2" style:font-style-asian="normal" style:font-style-complex="normal"/>
    </style:style>
    <style:style style:name="T107" style:family="text">
      <style:text-properties fo:font-style="normal" officeooo:rsid="01b5a197" style:font-style-asian="normal" style:font-style-complex="normal"/>
    </style:style>
    <style:style style:name="T108" style:family="text">
      <style:text-properties fo:font-style="normal" officeooo:rsid="01b71a8a"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bc764c" style:font-style-asian="normal" style:font-weight-asian="normal" style:font-style-complex="normal" style:font-weight-complex="normal"/>
    </style:style>
    <style:style style:name="T111" style:family="text">
      <style:text-properties fo:font-style="normal" fo:font-weight="normal" officeooo:rsid="00bd4792" style:font-style-asian="normal" style:font-weight-asian="normal" style:font-style-complex="normal" style:font-weight-complex="normal"/>
    </style:style>
    <style:style style:name="T112" style:family="text">
      <style:text-properties fo:font-style="normal" fo:font-weight="normal" officeooo:rsid="00be20b1" style:font-style-asian="normal" style:font-weight-asian="normal" style:font-style-complex="normal" style:font-weight-complex="normal"/>
    </style:style>
    <style:style style:name="T113" style:family="text">
      <style:text-properties fo:font-style="normal" fo:font-weight="normal" officeooo:rsid="00eea6a3" style:font-style-asian="normal" style:font-weight-asian="normal" style:font-style-complex="normal" style:font-weight-complex="normal"/>
    </style:style>
    <style:style style:name="T114" style:family="text">
      <style:text-properties fo:font-style="normal" fo:font-weight="normal" officeooo:rsid="012c7543" style:font-style-asian="normal" style:font-weight-asian="normal" style:font-style-complex="normal" style:font-weight-complex="normal"/>
    </style:style>
    <style:style style:name="T115" style:family="text">
      <style:text-properties fo:font-style="normal" fo:font-weight="normal" officeooo:rsid="012d397f" style:font-style-asian="normal" style:font-weight-asian="normal" style:font-style-complex="normal" style:font-weight-complex="normal"/>
    </style:style>
    <style:style style:name="T116" style:family="text">
      <style:text-properties fo:font-style="normal" fo:font-weight="normal" officeooo:rsid="012db661" style:font-style-asian="normal" style:font-weight-asian="normal" style:font-style-complex="normal" style:font-weight-complex="normal"/>
    </style:style>
    <style:style style:name="T117" style:family="text">
      <style:text-properties fo:font-style="normal" fo:font-weight="normal" officeooo:rsid="012e39da" style:font-style-asian="normal" style:font-weight-asian="normal" style:font-style-complex="normal" style:font-weight-complex="normal"/>
    </style:style>
    <style:style style:name="T118" style:family="text">
      <style:text-properties fo:font-style="normal" fo:font-weight="normal" officeooo:rsid="012f7104" style:font-style-asian="normal" style:font-weight-asian="normal" style:font-style-complex="normal" style:font-weight-complex="normal"/>
    </style:style>
    <style:style style:name="T119" style:family="text">
      <style:text-properties fo:font-style="normal" fo:font-weight="normal" officeooo:rsid="00907865" style:font-style-asian="normal" style:font-weight-asian="normal" style:font-style-complex="normal" style:font-weight-complex="normal"/>
    </style:style>
    <style:style style:name="T120" style:family="text">
      <style:text-properties fo:font-style="normal" fo:font-weight="normal" officeooo:rsid="015a7217" style:font-style-asian="normal" style:font-weight-asian="normal" style:font-style-complex="normal" style:font-weight-complex="normal"/>
    </style:style>
    <style:style style:name="T121" style:family="text">
      <style:text-properties fo:font-style="normal" fo:font-weight="normal" officeooo:rsid="016662f9" style:font-style-asian="normal" style:font-weight-asian="normal" style:font-style-complex="normal" style:font-weight-complex="normal"/>
    </style:style>
    <style:style style:name="T122" style:family="text">
      <style:text-properties fo:font-style="normal" fo:font-weight="normal" officeooo:rsid="0094abc9" style:font-style-asian="normal" style:font-weight-asian="normal" style:font-style-complex="normal" style:font-weight-complex="normal"/>
    </style:style>
    <style:style style:name="T123" style:family="text">
      <style:text-properties fo:font-style="normal" fo:font-weight="normal" officeooo:rsid="0163ea36" style:font-style-asian="normal" style:font-weight-asian="normal" style:font-style-complex="normal" style:font-weight-complex="normal"/>
    </style:style>
    <style:style style:name="T124" style:family="text">
      <style:text-properties fo:font-style="normal" fo:font-weight="normal" officeooo:rsid="0169005c" style:font-style-asian="normal" style:font-weight-asian="normal" style:font-style-complex="normal" style:font-weight-complex="normal"/>
    </style:style>
    <style:style style:name="T125" style:family="text">
      <style:text-properties fo:font-style="normal" fo:font-weight="normal" officeooo:rsid="018d7516" style:font-style-asian="normal" style:font-weight-asian="normal" style:font-style-complex="normal" style:font-weight-complex="normal"/>
    </style:style>
    <style:style style:name="T126" style:family="text">
      <style:text-properties fo:font-style="normal" fo:font-weight="normal" officeooo:rsid="0193fa98" style:font-style-asian="normal" style:font-weight-asian="normal" style:font-style-complex="normal" style:font-weight-complex="normal"/>
    </style:style>
    <style:style style:name="T127" style:family="text">
      <style:text-properties fo:font-style="normal" style:text-underline-style="none" fo:font-weight="normal" officeooo:rsid="012f7104" style:font-style-asian="normal" style:font-weight-asian="normal" style:font-style-complex="normal" style:font-weight-complex="normal"/>
    </style:style>
    <style:style style:name="T128" style:family="text">
      <style:text-properties fo:font-style="normal" style:text-underline-style="none" fo:font-weight="normal" officeooo:rsid="015a7217" style:font-style-asian="normal" style:font-weight-asian="normal" style:font-style-complex="normal" style:font-weight-complex="normal"/>
    </style:style>
    <style:style style:name="T129" style:family="text">
      <style:text-properties fo:font-style="normal" fo:font-weight="bold" officeooo:rsid="0094abc9" style:font-style-asian="normal" style:font-weight-asian="bold" style:font-style-complex="normal" style:font-weight-complex="bold"/>
    </style:style>
    <style:style style:name="T130" style:family="text">
      <style:text-properties officeooo:rsid="005d4191"/>
    </style:style>
    <style:style style:name="T131" style:family="text">
      <style:text-properties style:use-window-font-color="true" style:font-name="Arial2" fo:language="pt" fo:country="BR" fo:font-style="normal" officeooo:rsid="01161157" style:font-style-asian="normal" style:font-style-complex="normal"/>
    </style:style>
    <style:style style:name="T132" style:family="text">
      <style:text-properties style:use-window-font-color="true" style:font-name="Arial2" fo:language="pt" fo:country="BR" fo:font-style="normal" officeooo:rsid="012447d1" style:font-style-asian="normal" style:font-style-complex="normal"/>
    </style:style>
    <style:style style:name="T133" style:family="text">
      <style:text-properties style:use-window-font-color="true" style:font-name="Arial2" fo:language="pt" fo:country="BR" fo:font-style="normal" officeooo:rsid="005ef505" style:font-style-asian="normal" style:font-style-complex="normal"/>
    </style:style>
    <style:style style:name="T134" style:family="text">
      <style:text-properties style:use-window-font-color="true" style:font-name="Arial2" fo:language="pt" fo:country="BR" fo:font-style="normal" officeooo:rsid="0072252d" style:font-style-asian="normal" style:font-style-complex="normal"/>
    </style:style>
    <style:style style:name="T135" style:family="text">
      <style:text-properties style:use-window-font-color="true" style:font-name="Arial2" fo:language="pt" fo:country="BR" fo:font-style="normal" officeooo:rsid="009d8cb1" style:font-style-asian="normal" style:font-style-complex="normal"/>
    </style:style>
    <style:style style:name="T136" style:family="text">
      <style:text-properties style:use-window-font-color="true" style:font-name="Arial2" fo:language="pt" fo:country="BR" fo:font-style="normal" officeooo:rsid="00e4814d" style:font-style-asian="normal" style:font-style-complex="normal"/>
    </style:style>
    <style:style style:name="T137" style:family="text">
      <style:text-properties style:use-window-font-color="true" style:font-name="Arial2" fo:language="pt" fo:country="BR" fo:font-style="normal" officeooo:rsid="00a3f716" style:font-style-asian="normal" style:font-style-complex="normal"/>
    </style:style>
    <style:style style:name="T138" style:family="text">
      <style:text-properties style:use-window-font-color="true" style:font-name="Arial2" fo:language="pt" fo:country="BR" fo:font-style="normal" officeooo:rsid="01021f01" style:font-style-asian="normal" style:font-style-complex="normal"/>
    </style:style>
    <style:style style:name="T139" style:family="text">
      <style:text-properties style:use-window-font-color="true" style:font-name="Arial2" fo:language="pt" fo:country="BR" fo:font-style="normal" officeooo:rsid="01b8c593" style:font-style-asian="normal" style:font-style-complex="normal"/>
    </style:style>
    <style:style style:name="T140" style:family="text">
      <style:text-properties style:use-window-font-color="true" style:font-name="Arial2" fo:language="pt" fo:country="BR" fo:font-style="normal" fo:font-weight="normal" officeooo:rsid="00e252d9" style:font-style-asian="normal" style:font-weight-asian="normal" style:font-style-complex="normal" style:font-weight-complex="normal"/>
    </style:style>
    <style:style style:name="T141" style:family="text">
      <style:text-properties style:use-window-font-color="true" style:font-name="Arial2" fo:language="pt" fo:country="BR" fo:font-style="normal" fo:font-weight="normal" officeooo:rsid="018bb3ae" style:font-style-asian="normal" style:font-weight-asian="normal" style:font-style-complex="normal" style:font-weight-complex="normal"/>
    </style:style>
    <style:style style:name="T142" style:family="text">
      <style:text-properties style:use-window-font-color="true" style:font-name="Arial2" fo:language="pt" fo:country="BR" fo:font-style="normal" fo:font-weight="bold" officeooo:rsid="00e252d9" style:font-style-asian="normal" style:font-weight-asian="bold" style:font-style-complex="normal" style:font-weight-complex="bold"/>
    </style:style>
    <style:style style:name="T143" style:family="text">
      <style:text-properties style:use-window-font-color="true" style:font-name="Arial2" fo:language="pt" fo:country="BR" fo:font-style="normal" fo:font-weight="bold" officeooo:rsid="018bb3ae" style:font-style-asian="normal" style:font-weight-asian="bold" style:font-style-complex="normal" style:font-weight-complex="bold"/>
    </style:style>
    <style:style style:name="T144" style:family="text">
      <style:text-properties style:use-window-font-color="true" style:font-name="Arial2" fo:language="pt" fo:country="BR" fo:font-style="italic" officeooo:rsid="005ef505" style:font-style-asian="italic" style:font-style-complex="italic"/>
    </style:style>
    <style:style style:name="T145" style:family="text">
      <style:text-properties style:use-window-font-color="true" style:font-name="Arial2" fo:language="pt" fo:country="BR" fo:font-style="italic" officeooo:rsid="012c7543" style:font-style-asian="italic" style:font-style-complex="italic"/>
    </style:style>
    <style:style style:name="T146" style:family="text">
      <style:text-properties style:use-window-font-color="true" fo:font-style="normal" style:font-style-asian="normal" style:font-style-complex="normal"/>
    </style:style>
    <style:style style:name="T147" style:family="text">
      <style:text-properties style:use-window-font-color="true" fo:font-style="normal" officeooo:rsid="00a3f716" style:font-style-asian="normal" style:font-style-complex="normal"/>
    </style:style>
    <style:style style:name="T148" style:family="text">
      <style:text-properties style:use-window-font-color="true" fo:font-style="normal" officeooo:rsid="00e9b19d" style:font-style-asian="normal" style:font-style-complex="normal"/>
    </style:style>
    <style:style style:name="T149" style:family="text">
      <style:text-properties style:use-window-font-color="true" fo:font-style="normal" officeooo:rsid="00e60e09" style:font-style-asian="normal" style:font-style-complex="normal"/>
    </style:style>
    <style:style style:name="T150" style:family="text">
      <style:text-properties style:use-window-font-color="true" fo:font-style="normal" officeooo:rsid="00f8440d" style:font-style-asian="normal" style:font-style-complex="normal"/>
    </style:style>
    <style:style style:name="T151" style:family="text">
      <style:text-properties style:use-window-font-color="true" fo:font-style="normal" officeooo:rsid="00f9de3d" style:font-style-asian="normal" style:font-style-complex="normal"/>
    </style:style>
    <style:style style:name="T152" style:family="text">
      <style:text-properties style:use-window-font-color="true" fo:font-style="normal" officeooo:rsid="00fa16ec" style:font-style-asian="normal" style:font-style-complex="normal"/>
    </style:style>
    <style:style style:name="T153" style:family="text">
      <style:text-properties style:use-window-font-color="true" fo:font-style="normal" officeooo:rsid="005ef505" style:font-style-asian="normal" style:font-style-complex="normal"/>
    </style:style>
    <style:style style:name="T154" style:family="text">
      <style:text-properties style:use-window-font-color="true" fo:font-style="normal" officeooo:rsid="00ff172f" style:font-style-asian="normal" style:font-style-complex="normal"/>
    </style:style>
    <style:style style:name="T155" style:family="text">
      <style:text-properties style:use-window-font-color="true" fo:font-style="normal" officeooo:rsid="00ffeabb" style:font-style-asian="normal" style:font-style-complex="normal"/>
    </style:style>
    <style:style style:name="T156" style:family="text">
      <style:text-properties style:use-window-font-color="true" fo:font-style="normal" officeooo:rsid="0100570a" style:font-style-asian="normal" style:font-style-complex="normal"/>
    </style:style>
    <style:style style:name="T157" style:family="text">
      <style:text-properties style:use-window-font-color="true" fo:font-style="normal" officeooo:rsid="010657af" style:font-style-asian="normal" style:font-style-complex="normal"/>
    </style:style>
    <style:style style:name="T158" style:family="text">
      <style:text-properties style:use-window-font-color="true" fo:font-style="normal" officeooo:rsid="01096f6a" style:font-style-asian="normal" style:font-style-complex="normal"/>
    </style:style>
    <style:style style:name="T159" style:family="text">
      <style:text-properties style:use-window-font-color="true" fo:font-style="normal" officeooo:rsid="010a2b69" style:font-style-asian="normal" style:font-style-complex="normal"/>
    </style:style>
    <style:style style:name="T160" style:family="text">
      <style:text-properties style:use-window-font-color="true" fo:font-style="normal" officeooo:rsid="010bf8e7" style:font-style-asian="normal" style:font-style-complex="normal"/>
    </style:style>
    <style:style style:name="T161" style:family="text">
      <style:text-properties style:use-window-font-color="true" fo:font-style="normal" officeooo:rsid="01146c3a" style:font-style-asian="normal" style:font-style-complex="normal"/>
    </style:style>
    <style:style style:name="T162" style:family="text">
      <style:text-properties style:use-window-font-color="true" fo:font-style="normal" officeooo:rsid="01161157" style:font-style-asian="normal" style:font-style-complex="normal"/>
    </style:style>
    <style:style style:name="T163" style:family="text">
      <style:text-properties style:use-window-font-color="true" fo:font-style="normal" officeooo:rsid="011732c9" style:font-style-asian="normal" style:font-style-complex="normal"/>
    </style:style>
    <style:style style:name="T164" style:family="text">
      <style:text-properties style:use-window-font-color="true" fo:font-style="normal" officeooo:rsid="01175384" style:font-style-asian="normal" style:font-style-complex="normal"/>
    </style:style>
    <style:style style:name="T165" style:family="text">
      <style:text-properties style:use-window-font-color="true" fo:font-style="normal" officeooo:rsid="012447d1" style:font-style-asian="normal" style:font-style-complex="normal"/>
    </style:style>
    <style:style style:name="T166" style:family="text">
      <style:text-properties style:use-window-font-color="true" fo:font-style="normal" officeooo:rsid="012a893d" style:font-style-asian="normal" style:font-style-complex="normal"/>
    </style:style>
    <style:style style:name="T167" style:family="text">
      <style:text-properties style:use-window-font-color="true" fo:font-style="normal" officeooo:rsid="012f24ec" style:font-style-asian="normal" style:font-style-complex="normal"/>
    </style:style>
    <style:style style:name="T168" style:family="text">
      <style:text-properties style:use-window-font-color="true" fo:font-style="normal" officeooo:rsid="012f7104" style:font-style-asian="normal" style:font-style-complex="normal"/>
    </style:style>
    <style:style style:name="T169" style:family="text">
      <style:text-properties style:use-window-font-color="true" fo:font-style="normal" officeooo:rsid="009d8cb1" style:font-style-asian="normal" style:font-style-complex="normal"/>
    </style:style>
    <style:style style:name="T170" style:family="text">
      <style:text-properties style:use-window-font-color="true" fo:font-style="normal" officeooo:rsid="00e71d21" style:font-style-asian="normal" style:font-style-complex="normal"/>
    </style:style>
    <style:style style:name="T171" style:family="text">
      <style:text-properties style:use-window-font-color="true" fo:font-style="normal" officeooo:rsid="00e0f5d6" style:font-style-asian="normal" style:font-style-complex="normal"/>
    </style:style>
    <style:style style:name="T172" style:family="text">
      <style:text-properties style:use-window-font-color="true" fo:font-style="normal" officeooo:rsid="01021f01" style:font-style-asian="normal" style:font-style-complex="normal"/>
    </style:style>
    <style:style style:name="T173" style:family="text">
      <style:text-properties style:use-window-font-color="true" fo:font-style="normal" officeooo:rsid="00e4814d" style:font-style-asian="normal" style:font-style-complex="normal"/>
    </style:style>
    <style:style style:name="T174" style:family="text">
      <style:text-properties style:use-window-font-color="true" fo:font-style="normal" officeooo:rsid="00e2a6ff" style:font-style-asian="normal" style:font-style-complex="normal"/>
    </style:style>
    <style:style style:name="T175" style:family="text">
      <style:text-properties style:use-window-font-color="true" fo:font-style="normal" officeooo:rsid="00e90bf6" style:font-style-asian="normal" style:font-style-complex="normal"/>
    </style:style>
    <style:style style:name="T176" style:family="text">
      <style:text-properties style:use-window-font-color="true" fo:font-style="normal" officeooo:rsid="013083e5" style:font-style-asian="normal" style:font-style-complex="normal"/>
    </style:style>
    <style:style style:name="T177" style:family="text">
      <style:text-properties style:use-window-font-color="true" fo:font-style="normal" officeooo:rsid="01325cd4" style:font-style-asian="normal" style:font-style-complex="normal"/>
    </style:style>
    <style:style style:name="T178" style:family="text">
      <style:text-properties style:use-window-font-color="true" fo:font-style="normal" officeooo:rsid="010db2d3" style:font-style-asian="normal" style:font-style-complex="normal"/>
    </style:style>
    <style:style style:name="T179" style:family="text">
      <style:text-properties style:use-window-font-color="true" fo:font-style="normal" officeooo:rsid="0132e65e" style:font-style-asian="normal" style:font-style-complex="normal"/>
    </style:style>
    <style:style style:name="T180" style:family="text">
      <style:text-properties style:use-window-font-color="true" fo:font-style="normal" officeooo:rsid="0132febd" style:font-style-asian="normal" style:font-style-complex="normal"/>
    </style:style>
    <style:style style:name="T181" style:family="text">
      <style:text-properties style:use-window-font-color="true" fo:font-style="normal" officeooo:rsid="013439de" style:font-style-asian="normal" style:font-style-complex="normal"/>
    </style:style>
    <style:style style:name="T182" style:family="text">
      <style:text-properties style:use-window-font-color="true" fo:font-style="normal" officeooo:rsid="01209c05" style:font-style-asian="normal" style:font-style-complex="normal"/>
    </style:style>
    <style:style style:name="T183" style:family="text">
      <style:text-properties style:use-window-font-color="true" fo:font-style="normal" officeooo:rsid="014e35b7" style:font-style-asian="normal" style:font-style-complex="normal"/>
    </style:style>
    <style:style style:name="T184" style:family="text">
      <style:text-properties style:use-window-font-color="true" fo:font-style="normal" officeooo:rsid="01595b29" style:font-style-asian="normal" style:font-style-complex="normal"/>
    </style:style>
    <style:style style:name="T185" style:family="text">
      <style:text-properties style:use-window-font-color="true" fo:font-style="normal" officeooo:rsid="015c2014" style:font-style-asian="normal" style:font-style-complex="normal"/>
    </style:style>
    <style:style style:name="T186" style:family="text">
      <style:text-properties style:use-window-font-color="true" fo:font-style="normal" officeooo:rsid="0135d253" style:font-style-asian="normal" style:font-style-complex="normal"/>
    </style:style>
    <style:style style:name="T187" style:family="text">
      <style:text-properties style:use-window-font-color="true" fo:font-style="normal" officeooo:rsid="0192ddc2" style:font-style-asian="normal" style:font-style-complex="normal"/>
    </style:style>
    <style:style style:name="T188" style:family="text">
      <style:text-properties style:use-window-font-color="true" fo:font-style="normal" officeooo:rsid="01a1e919" style:font-style-asian="normal" style:font-style-complex="normal"/>
    </style:style>
    <style:style style:name="T189" style:family="text">
      <style:text-properties style:use-window-font-color="true" fo:font-style="normal" officeooo:rsid="01b0c93a" style:font-style-asian="normal" style:font-style-complex="normal"/>
    </style:style>
    <style:style style:name="T190" style:family="text">
      <style:text-properties style:use-window-font-color="true" fo:font-style="normal" officeooo:rsid="01b3ceb2" style:font-style-asian="normal" style:font-style-complex="normal"/>
    </style:style>
    <style:style style:name="T191" style:family="text">
      <style:text-properties style:use-window-font-color="true" fo:font-style="normal" officeooo:rsid="01b71a8a" style:font-style-asian="normal" style:font-style-complex="normal"/>
    </style:style>
    <style:style style:name="T192" style:family="text">
      <style:text-properties style:use-window-font-color="true" fo:font-style="normal" officeooo:rsid="01b75416" style:font-style-asian="normal" style:font-style-complex="normal"/>
    </style:style>
    <style:style style:name="T193" style:family="text">
      <style:text-properties style:use-window-font-color="true" fo:font-style="normal" officeooo:rsid="01b8c593" style:font-style-asian="normal" style:font-style-complex="normal"/>
    </style:style>
    <style:style style:name="T194" style:family="text">
      <style:text-properties style:use-window-font-color="true" fo:font-style="normal" officeooo:rsid="013083e5" fo:background-color="#ffff00" loext:char-shading-value="0" style:font-style-asian="normal" style:font-style-complex="normal"/>
    </style:style>
    <style:style style:name="T195" style:family="text">
      <style:text-properties style:use-window-font-color="true" fo:font-style="normal" officeooo:rsid="013083e5" fo:background-color="transparent" loext:char-shading-value="0" style:font-style-asian="normal" style:font-style-complex="normal"/>
    </style:style>
    <style:style style:name="T196" style:family="text">
      <style:text-properties style:use-window-font-color="true" fo:font-style="normal" officeooo:rsid="01021f01" fo:background-color="transparent" loext:char-shading-value="0" style:font-style-asian="normal" style:font-style-complex="normal"/>
    </style:style>
    <style:style style:name="T197" style:family="text">
      <style:text-properties style:use-window-font-color="true" fo:font-style="normal" officeooo:rsid="00e9b19d" fo:background-color="transparent" loext:char-shading-value="0" style:font-style-asian="normal" style:font-style-complex="normal"/>
    </style:style>
    <style:style style:name="T198" style:family="text">
      <style:text-properties style:use-window-font-color="true" fo:font-style="italic" officeooo:rsid="00f8440d" style:font-style-asian="italic" style:font-style-complex="italic"/>
    </style:style>
    <style:style style:name="T199" style:family="text">
      <style:text-properties style:use-window-font-color="true" fo:font-style="italic" officeooo:rsid="005ef505" style:font-style-asian="italic" style:font-style-complex="italic"/>
    </style:style>
    <style:style style:name="T200" style:family="text">
      <style:text-properties style:use-window-font-color="true" fo:font-style="italic" officeooo:rsid="00ffeabb" style:font-style-asian="italic" style:font-style-complex="italic"/>
    </style:style>
    <style:style style:name="T201" style:family="text">
      <style:text-properties style:use-window-font-color="true" fo:font-style="italic" officeooo:rsid="01096f6a" style:font-style-asian="italic" style:font-style-complex="italic"/>
    </style:style>
    <style:style style:name="T202" style:family="text">
      <style:text-properties style:use-window-font-color="true" fo:font-style="italic" officeooo:rsid="01146c3a" style:font-style-asian="italic" style:font-style-complex="italic"/>
    </style:style>
    <style:style style:name="T203" style:family="text">
      <style:text-properties style:use-window-font-color="true" fo:font-style="italic" officeooo:rsid="012f24ec" style:font-style-asian="italic" style:font-style-complex="italic"/>
    </style:style>
    <style:style style:name="T204" style:family="text">
      <style:text-properties style:use-window-font-color="true" fo:font-style="italic" officeooo:rsid="00e60e09" style:font-style-asian="italic" style:font-style-complex="italic"/>
    </style:style>
    <style:style style:name="T205" style:family="text">
      <style:text-properties style:use-window-font-color="true" fo:font-style="italic" officeooo:rsid="00e9b19d" style:font-style-asian="italic" style:font-style-complex="italic"/>
    </style:style>
    <style:style style:name="T206" style:family="text">
      <style:text-properties style:use-window-font-color="true" fo:font-style="italic" officeooo:rsid="010bf8e7" style:font-style-asian="italic" style:font-style-complex="italic"/>
    </style:style>
    <style:style style:name="T207" style:family="text">
      <style:text-properties style:use-window-font-color="true" fo:font-style="italic" officeooo:rsid="010db2d3" style:font-style-asian="italic" style:font-style-complex="italic"/>
    </style:style>
    <style:style style:name="T208" style:family="text">
      <style:text-properties style:use-window-font-color="true" fo:font-style="italic" officeooo:rsid="00cdfa3f" style:font-style-asian="italic" style:font-style-complex="italic"/>
    </style:style>
    <style:style style:name="T209" style:family="text">
      <style:text-properties style:use-window-font-color="true" fo:font-style="italic" officeooo:rsid="0132e65e" style:font-style-asian="italic" style:font-style-complex="italic"/>
    </style:style>
    <style:style style:name="T210" style:family="text">
      <style:text-properties style:use-window-font-color="true" fo:font-style="italic" officeooo:rsid="0132febd" style:font-style-asian="italic" style:font-style-complex="italic"/>
    </style:style>
    <style:style style:name="T211" style:family="text">
      <style:text-properties style:use-window-font-color="true" fo:font-style="italic" officeooo:rsid="013439de" style:font-style-asian="italic" style:font-style-complex="italic"/>
    </style:style>
    <style:style style:name="T212" style:family="text">
      <style:text-properties style:use-window-font-color="true" fo:font-style="italic" officeooo:rsid="0135dd5a" style:font-style-asian="italic" style:font-style-complex="italic"/>
    </style:style>
    <style:style style:name="T213" style:family="text">
      <style:text-properties style:use-window-font-color="true" officeooo:rsid="00cdfa3f"/>
    </style:style>
    <style:style style:name="T214" style:family="text">
      <style:text-properties style:use-window-font-color="true" officeooo:rsid="0161a919"/>
    </style:style>
    <style:style style:name="T215" style:family="text">
      <style:text-properties style:use-window-font-color="true" officeooo:rsid="01325cd4"/>
    </style:style>
    <style:style style:name="T216" style:family="text">
      <style:text-properties officeooo:rsid="00ba237f"/>
    </style:style>
    <style:style style:name="T217" style:family="text">
      <style:text-properties officeooo:rsid="00bb9f97"/>
    </style:style>
    <style:style style:name="T218" style:family="text">
      <style:text-properties officeooo:rsid="00547167"/>
    </style:style>
    <style:style style:name="T219" style:family="text">
      <style:text-properties fo:color="#c9211e" fo:font-style="normal" officeooo:rsid="010a2b69" style:font-style-asian="normal" style:font-style-complex="normal"/>
    </style:style>
    <style:style style:name="T220" style:family="text">
      <style:text-properties fo:color="#c9211e" officeooo:rsid="0161a919"/>
    </style:style>
    <style:style style:name="T221" style:family="text">
      <style:text-properties fo:color="#ff0000" officeooo:rsid="01874cf2"/>
    </style:style>
    <style:style style:name="T222" style:family="text">
      <style:text-properties officeooo:rsid="00dd12ba"/>
    </style:style>
    <style:style style:name="T223" style:family="text">
      <style:text-properties officeooo:rsid="00e90bf6"/>
    </style:style>
    <style:style style:name="T224" style:family="text">
      <style:text-properties officeooo:rsid="00eea6a3"/>
    </style:style>
    <style:style style:name="T225" style:family="text">
      <style:text-properties officeooo:rsid="00f28cd6"/>
    </style:style>
    <style:style style:name="T226" style:family="text">
      <style:text-properties officeooo:rsid="00f4c6de"/>
    </style:style>
    <style:style style:name="T227" style:family="text">
      <style:text-properties officeooo:rsid="00f7da5c"/>
    </style:style>
    <style:style style:name="T228" style:family="text">
      <style:text-properties officeooo:rsid="00f83a30"/>
    </style:style>
    <style:style style:name="T229" style:family="text">
      <style:text-properties officeooo:rsid="00f8440d"/>
    </style:style>
    <style:style style:name="T230" style:family="text">
      <style:text-properties officeooo:rsid="00fa16ec"/>
    </style:style>
    <style:style style:name="T231" style:family="text">
      <style:text-properties fo:text-transform="uppercase" style:font-name="Arial2" fo:font-size="12pt" fo:language="pt" fo:country="BR" fo:font-weight="bold" officeooo:rsid="0135d253" style:font-name-asian="Microsoft YaHei" style:font-size-asian="18.2000007629395pt" style:font-weight-asian="bold" style:font-name-complex="Lucida Sans" style:font-size-complex="18.2000007629395pt" style:font-weight-complex="bold"/>
    </style:style>
    <style:style style:name="T232" style:family="text">
      <style:text-properties fo:text-transform="uppercase" style:font-name="Arial2" fo:font-size="12pt" fo:language="pt" fo:country="BR" fo:font-weight="bold" officeooo:rsid="01558193" style:font-name-asian="Microsoft YaHei" style:font-size-asian="18.2000007629395pt" style:font-weight-asian="bold" style:font-name-complex="Lucida Sans" style:font-size-complex="18.2000007629395pt" style:font-weight-complex="bold"/>
    </style:style>
    <style:style style:name="T233" style:family="text">
      <style:text-properties officeooo:rsid="01100a12"/>
    </style:style>
    <style:style style:name="T234" style:family="text">
      <style:text-properties officeooo:rsid="011c4ca3"/>
    </style:style>
    <style:style style:name="T235" style:family="text">
      <style:text-properties officeooo:rsid="011ca0f8"/>
    </style:style>
    <style:style style:name="T236" style:family="text">
      <style:text-properties officeooo:rsid="011e8cdc"/>
    </style:style>
    <style:style style:name="T237" style:family="text">
      <style:text-properties officeooo:rsid="01201899"/>
    </style:style>
    <style:style style:name="T238" style:family="text">
      <style:text-properties officeooo:rsid="01209c05"/>
    </style:style>
    <style:style style:name="T239" style:family="text">
      <style:text-properties officeooo:rsid="0121963f"/>
    </style:style>
    <style:style style:name="T240" style:family="text">
      <style:text-properties officeooo:rsid="01284366"/>
    </style:style>
    <style:style style:name="T241" style:family="text">
      <style:text-properties officeooo:rsid="012a893d"/>
    </style:style>
    <style:style style:name="T242" style:family="text">
      <style:text-properties officeooo:rsid="00cdfa3f"/>
    </style:style>
    <style:style style:name="T243" style:family="text">
      <style:text-properties officeooo:rsid="012a8a54"/>
    </style:style>
    <style:style style:name="T244" style:family="text">
      <style:text-properties officeooo:rsid="012c6f0a"/>
    </style:style>
    <style:style style:name="T245" style:family="text">
      <style:text-properties fo:text-transform="capitalize" style:font-name="Arial2" fo:font-size="12pt" fo:language="pt" fo:country="BR" fo:font-weight="bold" officeooo:rsid="013083e5" style:font-name-asian="Microsoft YaHei" style:font-size-asian="16.1000003814697pt" style:font-weight-asian="bold" style:font-name-complex="Lucida Sans" style:font-size-complex="16.1000003814697pt" style:font-weight-complex="bold"/>
    </style:style>
    <style:style style:name="T246" style:family="text">
      <style:text-properties fo:text-transform="capitalize" style:font-name="Arial2" fo:font-size="12pt" fo:language="pt" fo:country="BR" fo:font-weight="bold" officeooo:rsid="018d7516" style:font-name-asian="Microsoft YaHei" style:font-size-asian="16.1000003814697pt" style:font-weight-asian="bold" style:font-name-complex="Lucida Sans" style:font-size-complex="16.1000003814697pt" style:font-weight-complex="bold"/>
    </style:style>
    <style:style style:name="T247" style:family="text">
      <style:text-properties fo:text-transform="capitalize" style:font-name="Arial2" fo:font-size="12pt" fo:language="pt" fo:country="BR" fo:font-weight="bold" officeooo:rsid="01b05215" style:font-name-asian="Microsoft YaHei" style:font-size-asian="16.1000003814697pt" style:font-weight-asian="bold" style:font-name-complex="Lucida Sans" style:font-size-complex="16.1000003814697pt" style:font-weight-complex="bold"/>
    </style:style>
    <style:style style:name="T248" style:family="text">
      <style:text-properties officeooo:rsid="012e39da"/>
    </style:style>
    <style:style style:name="T249" style:family="text">
      <style:text-properties fo:language="pt" fo:country="BR"/>
    </style:style>
    <style:style style:name="T250" style:family="text">
      <style:text-properties officeooo:rsid="013083e5"/>
    </style:style>
    <style:style style:name="T251" style:family="text">
      <style:text-properties officeooo:rsid="01325cd4"/>
    </style:style>
    <style:style style:name="T252" style:family="text">
      <style:text-properties officeooo:rsid="0132e65e"/>
    </style:style>
    <style:style style:name="T253" style:family="text">
      <style:text-properties officeooo:rsid="0132febd"/>
    </style:style>
    <style:style style:name="T254" style:family="text">
      <style:text-properties officeooo:rsid="0135d253"/>
    </style:style>
    <style:style style:name="T255" style:family="text">
      <style:text-properties officeooo:rsid="01396692"/>
    </style:style>
    <style:style style:name="T256" style:family="text">
      <style:text-properties officeooo:rsid="013e17ca"/>
    </style:style>
    <style:style style:name="T257" style:family="text">
      <style:text-properties officeooo:rsid="014e35b7"/>
    </style:style>
    <style:style style:name="T258" style:family="text">
      <style:text-properties officeooo:rsid="015074f3"/>
    </style:style>
    <style:style style:name="T259" style:family="text">
      <style:text-properties officeooo:rsid="0157de91"/>
    </style:style>
    <style:style style:name="T260" style:family="text">
      <style:text-properties officeooo:rsid="01584c04"/>
    </style:style>
    <style:style style:name="T261" style:family="text">
      <style:text-properties officeooo:rsid="01595b29"/>
    </style:style>
    <style:style style:name="T262" style:family="text">
      <style:text-properties style:font-name="arial" fo:font-size="10pt" officeooo:rsid="01595b29" style:font-size-asian="10pt" style:font-size-complex="10pt"/>
    </style:style>
    <style:style style:name="T263" style:family="text">
      <style:text-properties style:font-name="arial" fo:font-weight="normal" officeooo:rsid="0162ba1b" style:font-weight-asian="normal" style:font-weight-complex="normal"/>
    </style:style>
    <style:style style:name="T264" style:family="text">
      <style:text-properties officeooo:rsid="015a7217"/>
    </style:style>
    <style:style style:name="T265" style:family="text">
      <style:text-properties officeooo:rsid="015fd154"/>
    </style:style>
    <style:style style:name="T266" style:family="text">
      <style:text-properties fo:font-weight="normal" style:font-weight-asian="normal" style:font-weight-complex="normal"/>
    </style:style>
    <style:style style:name="T267" style:family="text">
      <style:text-properties fo:font-weight="normal" officeooo:rsid="00ddb8f8" style:font-weight-asian="normal" style:font-weight-complex="normal"/>
    </style:style>
    <style:style style:name="T268" style:family="text">
      <style:text-properties fo:font-weight="normal" officeooo:rsid="0081bef8" style:font-weight-asian="normal" style:font-weight-complex="normal"/>
    </style:style>
    <style:style style:name="T269" style:family="text">
      <style:text-properties fo:font-weight="normal" officeooo:rsid="00907865" style:font-weight-asian="normal" style:font-weight-complex="normal"/>
    </style:style>
    <style:style style:name="T270" style:family="text">
      <style:text-properties fo:font-weight="normal" officeooo:rsid="0162ba1b" style:font-weight-asian="normal" style:font-weight-complex="normal"/>
    </style:style>
    <style:style style:name="T271" style:family="text">
      <style:text-properties fo:font-weight="normal" officeooo:rsid="000d01f1" style:font-weight-asian="normal" style:font-weight-complex="normal"/>
    </style:style>
    <style:style style:name="T272" style:family="text">
      <style:text-properties fo:font-weight="normal" officeooo:rsid="0162e376" style:font-weight-asian="normal" style:font-weight-complex="normal"/>
    </style:style>
    <style:style style:name="T273" style:family="text">
      <style:text-properties fo:font-weight="normal" officeooo:rsid="016590cb" style:font-weight-asian="normal" style:font-weight-complex="normal"/>
    </style:style>
    <style:style style:name="T274" style:family="text">
      <style:text-properties fo:font-weight="normal" officeooo:rsid="016662f9" style:font-weight-asian="normal" style:font-weight-complex="normal"/>
    </style:style>
    <style:style style:name="T275" style:family="text">
      <style:text-properties fo:font-weight="normal" officeooo:rsid="01678f27" style:font-weight-asian="normal" style:font-weight-complex="normal"/>
    </style:style>
    <style:style style:name="T276" style:family="text">
      <style:text-properties fo:font-weight="normal" officeooo:rsid="0169005c" style:font-weight-asian="normal" style:font-weight-complex="normal"/>
    </style:style>
    <style:style style:name="T277" style:family="text">
      <style:text-properties fo:font-weight="normal" officeooo:rsid="019f108b" style:font-weight-asian="normal" style:font-weight-complex="normal"/>
    </style:style>
    <style:style style:name="T278" style:family="text">
      <style:text-properties officeooo:rsid="00dc3f13"/>
    </style:style>
    <style:style style:name="T279" style:family="text">
      <style:text-properties fo:font-weight="bold" style:font-weight-asian="bold" style:font-weight-complex="bold"/>
    </style:style>
    <style:style style:name="T280" style:family="text">
      <style:text-properties fo:font-weight="bold" officeooo:rsid="00822033" style:font-weight-asian="bold" style:font-weight-complex="bold"/>
    </style:style>
    <style:style style:name="T281" style:family="text">
      <style:text-properties fo:font-weight="bold" officeooo:rsid="0081bef8" style:font-weight-asian="bold" style:font-weight-complex="bold"/>
    </style:style>
    <style:style style:name="T282" style:family="text">
      <style:text-properties fo:font-weight="bold" officeooo:rsid="016174a6" style:font-weight-asian="bold" style:font-weight-complex="bold"/>
    </style:style>
    <style:style style:name="T283" style:family="text">
      <style:text-properties fo:font-weight="bold" officeooo:rsid="0162ba1b" style:font-weight-asian="bold" style:font-weight-complex="bold"/>
    </style:style>
    <style:style style:name="T284" style:family="text">
      <style:text-properties fo:font-weight="bold" officeooo:rsid="0162e376" style:font-weight-asian="bold" style:font-weight-complex="bold"/>
    </style:style>
    <style:style style:name="T285" style:family="text">
      <style:text-properties fo:font-weight="bold" officeooo:rsid="00907865" style:font-weight-asian="bold" style:font-weight-complex="bold"/>
    </style:style>
    <style:style style:name="T286" style:family="text">
      <style:text-properties fo:font-weight="bold" officeooo:rsid="000d01f1" style:font-weight-asian="bold" style:font-weight-complex="bold"/>
    </style:style>
    <style:style style:name="T287" style:family="text">
      <style:text-properties officeooo:rsid="007e96b2"/>
    </style:style>
    <style:style style:name="T288" style:family="text">
      <style:text-properties officeooo:rsid="00822033"/>
    </style:style>
    <style:style style:name="T289" style:family="text">
      <style:text-properties officeooo:rsid="00ddb8f8"/>
    </style:style>
    <style:style style:name="T290" style:family="text">
      <style:text-properties officeooo:rsid="00907865"/>
    </style:style>
    <style:style style:name="T291" style:family="text">
      <style:text-properties officeooo:rsid="016174a6"/>
    </style:style>
    <style:style style:name="T292" style:family="text">
      <style:text-properties officeooo:rsid="000d01f1"/>
    </style:style>
    <style:style style:name="T293" style:family="text">
      <style:text-properties officeooo:rsid="00dd8b31"/>
    </style:style>
    <style:style style:name="T294" style:family="text">
      <style:text-properties officeooo:rsid="0161a919"/>
    </style:style>
    <style:style style:name="T295" style:family="text">
      <style:text-properties officeooo:rsid="0162e376"/>
    </style:style>
    <style:style style:name="T296" style:family="text">
      <style:text-properties officeooo:rsid="016590cb"/>
    </style:style>
    <style:style style:name="T297" style:family="text">
      <style:text-properties officeooo:rsid="0169005c"/>
    </style:style>
    <style:style style:name="T298" style:family="text">
      <style:text-properties officeooo:rsid="016a58be"/>
    </style:style>
    <style:style style:name="T299" style:family="text">
      <style:text-properties officeooo:rsid="016af9b1"/>
    </style:style>
    <style:style style:name="T300" style:family="text">
      <style:text-properties officeooo:rsid="016cd9e2"/>
    </style:style>
    <style:style style:name="T301" style:family="text">
      <style:text-properties officeooo:rsid="016f61aa"/>
    </style:style>
    <style:style style:name="T302" style:family="text">
      <style:text-properties officeooo:rsid="01730905"/>
    </style:style>
    <style:style style:name="T303" style:family="text">
      <style:text-properties officeooo:rsid="01740f9e"/>
    </style:style>
    <style:style style:name="T304" style:family="text">
      <style:text-properties officeooo:rsid="0175d01b"/>
    </style:style>
    <style:style style:name="T305" style:family="text">
      <style:text-properties officeooo:rsid="00a70d8a"/>
    </style:style>
    <style:style style:name="T306" style:family="text">
      <style:text-properties officeooo:rsid="01775bc5"/>
    </style:style>
    <style:style style:name="T307" style:family="text">
      <style:text-properties officeooo:rsid="017a237a"/>
    </style:style>
    <style:style style:name="T308" style:family="text">
      <style:text-properties officeooo:rsid="017c3e83"/>
    </style:style>
    <style:style style:name="T309" style:family="text">
      <style:text-properties officeooo:rsid="017dbe02"/>
    </style:style>
    <style:style style:name="T310" style:family="text">
      <style:text-properties officeooo:rsid="01804b6a"/>
    </style:style>
    <style:style style:name="T311" style:family="text">
      <style:text-properties officeooo:rsid="0182c625"/>
    </style:style>
    <style:style style:name="T312" style:family="text">
      <style:text-properties officeooo:rsid="016026d6"/>
    </style:style>
    <style:style style:name="T313" style:family="text">
      <style:text-properties officeooo:rsid="01966b85"/>
    </style:style>
    <style:style style:name="T314" style:family="text">
      <style:text-properties officeooo:rsid="019fdcdc"/>
    </style:style>
    <style:style style:name="T315" style:family="text">
      <style:text-properties officeooo:rsid="01a1e919"/>
    </style:style>
    <style:style style:name="T316" style:family="text">
      <style:text-properties officeooo:rsid="01a5c621"/>
    </style:style>
    <style:style style:name="T317" style:family="text">
      <style:text-properties officeooo:rsid="01a8be47"/>
    </style:style>
    <style:style style:name="T318" style:family="text">
      <style:text-properties officeooo:rsid="01aa94d5"/>
    </style:style>
    <style:style style:name="T319" style:family="text">
      <style:text-properties officeooo:rsid="01abff04"/>
    </style:style>
    <style:style style:name="T320" style:family="text">
      <style:text-properties officeooo:rsid="01adba53"/>
    </style:style>
    <style:style style:name="T321" style:family="text">
      <style:text-properties officeooo:rsid="01b05215"/>
    </style:style>
    <style:style style:name="T322" style:family="text">
      <style:text-properties officeooo:rsid="01b0c93a"/>
    </style:style>
    <style:style style:name="T323" style:family="text">
      <style:text-properties officeooo:rsid="01b1636d"/>
    </style:style>
    <style:style style:name="T324" style:family="text">
      <style:text-properties style:font-name="Arial1"/>
    </style:style>
    <style:style style:name="T325" style:family="text">
      <style:text-properties style:font-name="Arial1" fo:font-size="10pt" fo:font-weight="normal" officeooo:rsid="0195d7c2" style:font-size-asian="10pt" style:font-weight-asian="normal" style:font-name-complex="Times New Roman" style:font-size-complex="10pt" style:font-weight-complex="normal"/>
    </style:style>
    <style:style style:name="T326" style:family="text">
      <style:text-properties style:font-name="Arial1" fo:font-size="10pt" fo:font-weight="normal" officeooo:rsid="01b75416" style:font-size-asian="10pt" style:font-weight-asian="normal" style:font-name-complex="Times New Roman" style:font-size-complex="10pt" style:font-weight-complex="normal"/>
    </style:style>
    <style:style style:name="T327" style:family="text">
      <style:text-properties style:font-name="Arial1" fo:font-weight="normal" officeooo:rsid="0195d7c2" style:font-weight-asian="normal" style:font-weight-complex="normal"/>
    </style:style>
    <style:style style:name="T328" style:family="text">
      <style:text-properties officeooo:rsid="01b8c593"/>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14084715" text:style-name="Outline">
        <text:list-item>
          <text:h text:style-name="P63" text:outline-level="1"><text:bookmark-start text:name="__RefHeading___Toc1199_850610512"/>Dedicatória<text:bookmark-end text:name="__RefHeading___Toc1199_850610512"/></text:h>
        </text:list-item>
      </text:list>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p text:style-name="P44"/>
      <text:p text:style-name="P44"><text:bookmark-start text:name="__RefHeading___Toc385_3124115424"/>Dedico esse trabalho à minha família que <text:span text:style-name="T30">cuidou </text:span><text:span text:style-name="T31">de mim com muito amor, me incentivaram a viver essa nova experiência com Deus </text:span><text:span text:style-name="T130">no seminário</text:span><text:span text:style-name="T31">, e também, me apoiaram em cada passo desse processo. Agradeço a Deus pela minha família </text:span><text:span text:style-name="T223">e pelo</text:span><text:span text:style-name="T31"> suporte </text:span><text:span text:style-name="T223">que me deram </text:span><text:span text:style-name="T31">do início ao fim, além de sempre estarem do meu lado.</text:span><text:bookmark-end text:name="__RefHeading___Toc385_3124115424"/></text:p>
      <text:list xml:id="list110524288914934" text:continue-numbering="true" text:style-name="Outline">
        <text:list-item>
          <text:h text:style-name="P64" text:outline-level="1"><text:bookmark-start text:name="__RefHeading___Toc742_3095095786"/>Agradecimentos<text:bookmark-end text:name="__RefHeading___Toc742_3095095786"/></text:h>
        </text:list-item>
      </text:list>
      <text:p text:style-name="P3"/>
      <text:p text:style-name="P4"><text:tab/><text:span text:style-name="T258">Nunca fui uma pessoa de muitas palavras, nem de muitas letras. Mas hoje, graças à Deus, que tem levantado pessoas que investiram tempo e dinheiro, ministraram conhecimento e conselhos sobre minha vida </text:span><text:span text:style-name="T317">com muita paciência</text:span><text:span text:style-name="T258"> e ainda, cuidaram de mim das mais diversas maneiras. Posso dizer que hoje sou uma pessoa de muitas letras, mas também de algumas palavras. </text:span></text:p>
      <text:p text:style-name="P4"><text:span text:style-name="T305"><text:tab/>Ao meu vô e pastor João Ribeiro que me apoiou e tornou possível que eu pudesse viver essa experiência incrível no seminário, obrigado, vô! </text:span><text:span text:style-name="T240">A</text:span><text:span text:style-name="T218">os pastores </text:span><text:span text:style-name="T32">Rholyston da Rosa, Luiz Domingues,</text:span><text:span text:style-name="T218"> que </text:span><text:span text:style-name="T33">c</text:span><text:span text:style-name="T34">om muita paciência acreditaram em mim </text:span><text:span text:style-name="T33">e no chamado de Deus para a minha vida</text:span><text:span text:style-name="T34">. Muito obrigado! </text:span><text:span text:style-name="T240">À</text:span><text:span text:style-name="T34"> minha família que me apoiou em todo o processo </text:span><text:span text:style-name="T30">que passei</text:span><text:span text:style-name="T34"> no seminário. Me amaram e trataram com todo amor e carinho </text:span><text:span text:style-name="T30">do mundo mesmo estando longe</text:span><text:span text:style-name="T34">. </text:span><text:span text:style-name="T33">Muito obrigado </text:span><text:span text:style-name="T30">por me incentivarem a fazer parte dessa história</text:span><text:span text:style-name="T33">! </text:span><text:span text:style-name="T240">À</text:span><text:span text:style-name="T33"> liderança e coordenação do CTMVida,</text:span><text:span text:style-name="T34"> Pastor </text:span><text:span text:style-name="T33">Eliabe Camargo, Pastora Ana Camargo, Robson </text:span><text:span text:style-name="T294">Roger</text:span><text:span text:style-name="T220"> </text:span><text:span text:style-name="T214">Marques</text:span><text:span text:style-name="T33">, Paola </text:span><text:span text:style-name="T294">Lopes</text:span><text:span text:style-name="T33">, Jucian</text:span><text:span text:style-name="T226">e</text:span><text:span text:style-name="T295"> Marques</text:span><text:span text:style-name="T33">, Damares </text:span><text:span text:style-name="T295">da Silva </text:span><text:span text:style-name="T317">e também Ivonei da Silva</text:span><text:span text:style-name="T33">, </text:span><text:span text:style-name="T303">o meu muito obrigado, principalmente pela paciência </text:span><text:span text:style-name="T25">em todo o processo, em todos os meus erros e acertos, sempre estavam ao meu lado, me me impulsionando e ajudando nas crises </text:span><text:span text:style-name="T27">através de ministrações, palavras de incentivo, orações e um cuidado impar</text:span><text:span text:style-name="T25">. Muito obrigado, de coração!</text:span><text:span text:style-name="T33"> </text:span><text:span text:style-name="T304">Também, por último, mas nada menos importante, a</text:span><text:span text:style-name="T30">os professores que ministraram aulas com tanto amor e dedicação, </text:span><text:span text:style-name="T317">se esforçaram e dedicaram tempo e dinheiro para estarem ensinando e compartilhando conhecimento, conselhos e deixando sempre um pedacinho de suas histórias motivadoras</text:span><text:span text:style-name="T30">, impulsionando e incentivando na nossa caminhada como alunos. Muito obrigado, de verdade!</text:span></text:p>
      <text:p text:style-name="P4"><text:span text:style-name="T30"><text:tab/></text:span><text:span text:style-name="T317">O tempo que passei no Seminário foi transformador. Obrigado Pastor Nilton dos Santos, e obrigado à Igreja Assembleia de Deus de Blumenau por acreditar e investir nesse lugar que tem transformado não apenas a minha vida, mas a de todos que já passaram e ainda passarão por aqui. </text:span></text:p>
      <text:p text:style-name="P42"/>
      <text:p text:style-name="P43">Jediel Da Rosa Ribeiro, <text:span text:style-name="T317">CTMVida, 2021</text:span></text:p>
      <text:p text:style-name="P39"><text:span text:style-name="T316">TEMA: </text:span>JOGOS E RELIGIÃO. GAMERS: UM POVO NÃO ALCANÇADO</text:p>
      <text:p text:style-name="P33">Jed<text:span text:style-name="T301">iel da Rosa Ribeiro</text:span><text:span text:style-name="T301"><text:note text:id="ftn9" text:note-class="footnote"><text:note-citation>1</text:note-citation><text:note-body><text:p text:style-name="P50"><text:span text:style-name="T297">Aluno da 15ª do curso de Teologia e Missão no Centro de Treinamento Missionário Vida – CTMVida.</text:span> </text:p></text:note-body></text:note></text:span></text:p>
      <text:p text:style-name="P33"><text:span text:style-name="T301">Jessé Branco</text:span><text:span text:style-name="T301"><text:note text:id="ftn10" text:note-class="footnote"><text:note-citation>2</text:note-citation><text:note-body><text:p text:style-name="P50">Professor <text:span text:style-name="T304">orientador </text:span><text:span text:style-name="T321">[ especificações ]</text:span></text:p></text:note-body></text:note></text:span></text:p>
      <text:list xml:id="list110525327478321" text:continue-numbering="true" text:style-name="Outline">
        <text:list-item>
          <text:h text:style-name="P58" text:outline-level="1"/>
        </text:list-item>
        <text:list-item>
          <text:h text:style-name="P58" text:outline-level="1"><text:bookmark-start text:name="__RefHeading___Toc5886_1995755919"/>R<text:span text:style-name="T300">esumo</text:span><text:bookmark-end text:name="__RefHeading___Toc5886_1995755919"/></text:h>
        </text:list-item>
      </text:list>
      <text:p text:style-name="P38"/>
      <text:p text:style-name="P24"><text:tab/><text:span text:style-name="T298">Os jogos t</text:span><text:span text:style-name="T299">ê</text:span><text:span text:style-name="T298">m </text:span><text:span text:style-name="T299">crescido </text:span><text:span text:style-name="T298">em relevância em alcance </text:span><text:span text:style-name="T299">e influência, </text:span><text:span text:style-name="T318">principalmente entre os adolescentes e jovens.</text:span><text:span text:style-name="T299"> </text:span><text:span text:style-name="T318">I</text:span><text:span text:style-name="T299">sso, ligado ao fato da religião e da cosmovisão d</text:span><text:span text:style-name="T318">os</text:span><text:span text:style-name="T299"> criadores </text:span><text:span text:style-name="T318">desses jogos</text:span><text:span text:style-name="T299"> estar sendo impregnada não somente nos jogos </text:span><text:span text:style-name="T319">em si</text:span><text:span text:style-name="T299">, mas também nos gêneros dos jogos, </text:span><text:span text:style-name="T318">suas mecânicas, </text:span><text:span text:style-name="T319">histórias</text:span><text:span text:style-name="T318"> e interações, </text:span><text:span text:style-name="T319">expondo</text:span><text:span text:style-name="T299"> a urgência </text:span><text:span text:style-name="T319">do </text:span><text:span text:style-name="T299">de</text:span><text:span text:style-name="T319">senvolvimento de </text:span><text:span text:style-name="T299">estudos e </text:span><text:span text:style-name="T319">de </text:span><text:span text:style-name="T299">um posicionamento da igreja em relação à essa realidade tão presente nas vidas das pessoas, </text:span><text:span text:style-name="T319">principalmente das gerações mais novas</text:span><text:span text:style-name="T299">. </text:span><text:span text:style-name="T298">Este trabalho visa tratar o assunto </text:span><text:span text:style-name="T319">dos </text:span><text:span text:style-name="T298">“jogos e a religião” em uma perspectiva missiológica, entendendo os gamers, </text:span><text:span text:style-name="T300">primeiramente </text:span><text:span text:style-name="T298">como um grupo étnico </text:span><text:span text:style-name="T300">que ainda </text:span><text:span text:style-name="T298">não </text:span><text:span text:style-name="T300">foi </text:span><text:span text:style-name="T298">alcançado pela igreja. </text:span><text:span text:style-name="T300">T</text:span><text:span text:style-name="T299">ambém, tratar os jogos</text:span><text:span text:style-name="T298"> como uma ferramenta </text:span><text:span text:style-name="T318">tanto </text:span><text:span text:style-name="T298">evangelística </text:span><text:span text:style-name="T300">quanto</text:span><text:span text:style-name="T298"> </text:span><text:span text:style-name="T299">artística </text:span><text:span text:style-name="T319">relevante e eficaz no meio evangelístico</text:span><text:span text:style-name="T299">.</text:span><text:span text:style-name="T298"> </text:span><text:span text:style-name="T300">Finalmente, </text:span><text:span text:style-name="T319">pretendendo </text:span><text:span text:style-name="T300">tratar </text:span><text:span text:style-name="T318">a respeito da</text:span><text:span text:style-name="T300"> relevância e importância da presença da igreja </text:span><text:span text:style-name="T319">envolvida </text:span><text:span text:style-name="T300">na realidade dos gamers, </text:span><text:span text:style-name="T319">seja através de divulgação de suas realidades, ou abraçando os jogos e incentivando jovens a participarem, criando jogos com uma cosmovisão cristã</text:span><text:span text:style-name="T300">.</text:span></text:p>
      <text:p text:style-name="P34"><text:span text:style-name="T279">Palavras chave</text:span>: <text:span text:style-name="T302">Jogos. Arte. Religião. Gamers. Povo. Evangelismo.</text:span> <text:span text:style-name="T302">Missão.</text:span></text:p>
      <text:list xml:id="list110523575498617" text:continue-numbering="true" text:style-name="Outline">
        <text:list-item>
          <text:h text:style-name="P59" text:outline-level="1"/>
        </text:list-item>
        <text:list-item>
          <text:h text:style-name="P59" text:outline-level="1"><text:bookmark-start text:name="__RefHeading___Toc6320_1995755919"/>Abstract<text:bookmark-end text:name="__RefHeading___Toc6320_1995755919"/></text:h>
        </text:list-item>
      </text:list>
      <text:p text:style-name="P38"/>
      <text:p text:style-name="P24"><text:tab/><text:span text:style-name="T319">Games have grown relevant in reach and influence, mainly among teenagers and Young Adults. This, tied to the fact that religion and the world view of game </text:span><text:soft-page-break/><text:span text:style-name="T319">creators is being impregnated not only in </text:span><text:span text:style-name="T320">g</text:span><text:span text:style-name="T319">a</text:span><text:span text:style-name="T320">m</text:span><text:span text:style-name="T319">es themselves, but also in gaming genres, its mechanics, histories and interactions, </text:span><text:span text:style-name="T28">exposes</text:span><text:span text:style-name="T319"> the urgency of developing studies and a strong positioning from church in relation to this reality s</text:span><text:span text:style-name="T320">o</text:span><text:span text:style-name="T319"> present in </text:span><text:span text:style-name="T320">só many </text:span><text:span text:style-name="T319">peoples lives, mainly in the younger generations. This article aims to discuss the topic of “Games and religion” in a missiological perspective, understanding gamers, firstly as an </text:span><text:span text:style-name="T56">Ethnical group</text:span><text:span text:style-name="T104"> that hasn’t been </text:span><text:span text:style-name="T105">yet </text:span><text:span text:style-name="T104">reached by church. Further more, discussing how games are not only an evangelistic tool, but also a artistic and handy one in the christian scope. Finally, amining to talk about the relevancy and importance of the churchs presence, involved in the gamers reality, may it be through sharing their realities, or having compation towards game</text:span><text:span text:style-name="T105">r</text:span><text:span text:style-name="T104">s and filling Young adults and teenagers with incentive </text:span><text:span text:style-name="T105">to participate creating games with a christian world view.</text:span></text:p>
      <text:p text:style-name="P37">Key words<text:span text:style-name="T266">: Games. Art. Religion. Gamers. People. Evangelism. Mission.</text:span></text:p>
      <text:table-of-content text:style-name="Sect1" text:protected="true" text:name="Sumário1">
        <text:table-of-content-source text:outline-level="5">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1">Sumário</text:p>
          </text:index-title>
          <text:p text:style-name="P54"><text:a xlink:type="simple" xlink:href="#__RefHeading___Toc1199_850610512" text:style-name="Index_20_Link" text:visited-style-name="Index_20_Link">Dedicatória<text:tab/>1</text:a></text:p>
          <text:p text:style-name="P54"><text:a xlink:type="simple" xlink:href="#__RefHeading___Toc742_3095095786" text:style-name="Index_20_Link" text:visited-style-name="Index_20_Link">Agradecimentos<text:tab/>2</text:a></text:p>
          <text:p text:style-name="P54"><text:a xlink:type="simple" xlink:href="#__RefHeading___Toc1201_850610512" text:style-name="Index_20_Link" text:visited-style-name="Index_20_Link">Prefácio<text:tab/>3</text:a></text:p>
          <text:p text:style-name="P54"><text:a xlink:type="simple" xlink:href="#__RefHeading___Toc5886_1995755919" text:style-name="Index_20_Link" text:visited-style-name="Index_20_Link">Resumo<text:tab/>8</text:a></text:p>
          <text:p text:style-name="P54"><text:a xlink:type="simple" xlink:href="#__RefHeading___Toc6320_1995755919" text:style-name="Index_20_Link" text:visited-style-name="Index_20_Link">Abstract<text:tab/>8</text:a></text:p>
          <text:p text:style-name="P54"><text:a xlink:type="simple" xlink:href="#__RefHeading___Toc133_3871896536" text:style-name="Index_20_Link" text:visited-style-name="Index_20_Link">1 Introdução<text:tab/>11</text:a></text:p>
          <text:p text:style-name="P54"><text:a xlink:type="simple" xlink:href="#__RefHeading___Toc1778_1013251657" text:style-name="Index_20_Link" text:visited-style-name="Index_20_Link">2 Definições<text:tab/>12</text:a></text:p>
          <text:p text:style-name="P55"><text:a xlink:type="simple" xlink:href="#__RefHeading___Toc5455_1978349437" text:style-name="Index_20_Link" text:visited-style-name="Index_20_Link">2.1 Missão<text:tab/>12</text:a></text:p>
          <text:p text:style-name="P55"><text:a xlink:type="simple" xlink:href="#__RefHeading___Toc5457_1978349437" text:style-name="Index_20_Link" text:visited-style-name="Index_20_Link">2.2 Evangelismo<text:tab/>13</text:a></text:p>
          <text:p text:style-name="P55"><text:a xlink:type="simple" xlink:href="#__RefHeading___Toc5461_1978349437" text:style-name="Index_20_Link" text:visited-style-name="Index_20_Link">2.3 Jogos eletrônicos<text:tab/>13</text:a></text:p>
          <text:p text:style-name="P55"><text:a xlink:type="simple" xlink:href="#__RefHeading___Toc5463_1978349437" text:style-name="Index_20_Link" text:visited-style-name="Index_20_Link">2.4 Gamers<text:tab/>14</text:a></text:p>
          <text:p text:style-name="P54"><text:a xlink:type="simple" xlink:href="#__RefHeading___Toc1915_3195235849" text:style-name="Index_20_Link" text:visited-style-name="Index_20_Link">3 Os jogos<text:tab/>14</text:a></text:p>
          <text:p text:style-name="P55"><text:a xlink:type="simple" xlink:href="#__RefHeading___Toc1917_3195235849" text:style-name="Index_20_Link" text:visited-style-name="Index_20_Link">3.1 Jogos e Arte<text:tab/>15</text:a></text:p>
          <text:p text:style-name="P55"><text:a xlink:type="simple" xlink:href="#__RefHeading___Toc1919_3195235849" text:style-name="Index_20_Link" text:visited-style-name="Index_20_Link">3.2 Jogos e Cosmovisão<text:tab/>16</text:a></text:p>
          <text:p text:style-name="P55"><text:a xlink:type="simple" xlink:href="#__RefHeading___Toc1921_3195235849" text:style-name="Index_20_Link" text:visited-style-name="Index_20_Link"><text:span text:style-name="T66">3</text:span></text:a><text:a xlink:type="simple" xlink:href="#__RefHeading___Toc1921_3195235849" text:style-name="Index_20_Link" text:visited-style-name="Index_20_Link"><text:span text:style-name="T66">.</text:span></text:a><text:a xlink:type="simple" xlink:href="#__RefHeading___Toc1921_3195235849" text:style-name="Index_20_Link" text:visited-style-name="Index_20_Link"><text:span text:style-name="T66">3</text:span></text:a><text:a xlink:type="simple" xlink:href="#__RefHeading___Toc1921_3195235849" text:style-name="Index_20_Link" text:visited-style-name="Index_20_Link"><text:span text:style-name="T66"> </text:span></text:a><text:a xlink:type="simple" xlink:href="#__RefHeading___Toc1921_3195235849" text:style-name="Index_20_Link" text:visited-style-name="Index_20_Link"><text:span text:style-name="T66">Jogos </text:span></text:a><text:a xlink:type="simple" xlink:href="#__RefHeading___Toc1921_3195235849" text:style-name="Index_20_Link" text:visited-style-name="Index_20_Link"><text:span text:style-name="T66">e</text:span></text:a><text:a xlink:type="simple" xlink:href="#__RefHeading___Toc1921_3195235849" text:style-name="Index_20_Link" text:visited-style-name="Index_20_Link"><text:span text:style-name="T66"> Influência</text:span></text:a><text:a xlink:type="simple" xlink:href="#__RefHeading___Toc1921_3195235849" text:style-name="Index_20_Link" text:visited-style-name="Index_20_Link"><text:tab/>17</text:a></text:p>
          <text:p text:style-name="P55"><text:a xlink:type="simple" xlink:href="#__RefHeading___Toc7651_1995755919" text:style-name="Index_20_Link" text:visited-style-name="Index_20_Link">3.4 Jogos a missão e negligência<text:tab/>18</text:a></text:p>
          <text:p text:style-name="P54"><text:a xlink:type="simple" xlink:href="#__RefHeading___Toc5699_1978349437" text:style-name="Index_20_Link" text:visited-style-name="Index_20_Link">4 Os Gamers<text:tab/>18</text:a></text:p>
          <text:p text:style-name="P55"><text:a xlink:type="simple" xlink:href="#__RefHeading___Toc2293_3914341189" text:style-name="Index_20_Link" text:visited-style-name="Index_20_Link">4.1 Gamers: Um povo e sua influência<text:tab/>19</text:a></text:p>
          <text:p text:style-name="P55"><text:a xlink:type="simple" xlink:href="#__RefHeading___Toc2297_3914341189" text:style-name="Index_20_Link" text:visited-style-name="Index_20_Link">4.2 Gamers: Povos não alcançados<text:tab/>20</text:a></text:p>
          <text:p text:style-name="P54"><text:a xlink:type="simple" xlink:href="#__RefHeading___Toc2173_1255786962" text:style-name="Index_20_Link" text:visited-style-name="Index_20_Link">5 Considerações Finais<text:tab/>21</text:a></text:p>
          <text:p text:style-name="P55"><text:a xlink:type="simple" xlink:href="#__RefHeading___Toc2175_1255786962" text:style-name="Index_20_Link" text:visited-style-name="Index_20_Link">5.1 As Ferramentas<text:tab/>21</text:a></text:p>
          <text:p text:style-name="P55"><text:a xlink:type="simple" xlink:href="#__RefHeading___Toc7553_1245402300" text:style-name="Index_20_Link" text:visited-style-name="Index_20_Link">5.2 Os povos<text:tab/>21</text:a></text:p>
          <text:p text:style-name="P55"><text:a xlink:type="simple" xlink:href="#__RefHeading___Toc2179_1255786962" text:style-name="Index_20_Link" text:visited-style-name="Index_20_Link">5.3 A Igreja relevante<text:tab/>22</text:a></text:p>
          <text:p text:style-name="P54"><text:a xlink:type="simple" xlink:href="#__RefHeading___Toc5757_1995755919" text:style-name="Index_20_Link" text:visited-style-name="Index_20_Link">7 Bibliografia<text:tab/>23</text:a></text:p>
          <text:p text:style-name="P55"><text:a xlink:type="simple" xlink:href="#__RefHeading___Toc5771_1995755919" text:style-name="Index_20_Link" text:visited-style-name="Index_20_Link">7.1 Bibliografia Complementar<text:tab/>24</text:a></text:p>
        </text:index-body>
      </text:table-of-content>
      <text:h text:style-name="P60" text:outline-level="1"/>
      <text:list xml:id="list110525529694413" text:continue-numbering="true" text:style-name="Outline">
        <text:list-item>
          <text:h text:style-name="P65" text:outline-level="1"><text:bookmark-start text:name="__RefHeading___Toc133_3871896536"/><text:span text:style-name="T227">1<text:tab/></text:span>Introdução<text:bookmark-end text:name="__RefHeading___Toc133_3871896536"/></text:h>
        </text:list-item>
      </text:list>
      <text:p text:style-name="P71"><text:tab/><text:span text:style-name="T67">Ao longo dos anos, </text:span><text:span text:style-name="T70">a igreja</text:span><text:span text:style-name="T67"> </text:span><text:span text:style-name="T69">t</text:span><text:span text:style-name="T75">e</text:span><text:span text:style-name="T69">m</text:span><text:span text:style-name="T67"> avança</text:span><text:span text:style-name="T71">d</text:span><text:span text:style-name="T67">o, </text:span><text:span text:style-name="T70">crescido </text:span><text:span text:style-name="T74">e se espalhado pela terra</text:span><text:span text:style-name="T70">. </text:span><text:span text:style-name="T74">D</text:span><text:span text:style-name="T70">esde a descida do </text:span><text:span text:style-name="T38">espírito </text:span><text:span text:style-name="T41">santo</text:span><text:span text:style-name="T70"> no dia de </text:span><text:span text:style-name="T38">Pentecoste</text:span><text:span text:style-name="T70">, inúmeras barreiras </text:span><text:span text:style-name="T106">como <text:s/>barreiras linguísticas, culturais e religiosas</text:span><text:span text:style-name="T70"> </text:span><text:span text:style-name="T74">foram derrubadas</text:span><text:span text:style-name="T70">, </text:span><text:span text:style-name="T74">e </text:span><text:span text:style-name="T77">novas</text:span><text:span text:style-name="T74"> realidades foram alcançadas pelo povo de Deus, que </text:span><text:span text:style-name="T75">se</text:span><text:span text:style-name="T74"> </text:span><text:span text:style-name="T75">manteve </text:span><text:span text:style-name="T67">relevante </text:span><text:span text:style-name="T84">no</text:span><text:span text:style-name="T67"> seu tempo </text:span><text:span text:style-name="T70">u</text:span><text:span text:style-name="T1">tilizando</text:span><text:span text:style-name="T67"> </text:span><text:span text:style-name="T1">os</text:span><text:span text:style-name="T67"> métodos disponíveis para </text:span><text:span text:style-name="T38">testemunho e </text:span><text:span text:style-name="T36">propagação do evangelho.</text:span><text:span text:style-name="T67"> </text:span><text:span text:style-name="T107">P</text:span><text:span text:style-name="T106">rimeiro, através da fala e comunicação direta. Mais tarde, os livros começaram a ser usados para propagar pensamentos, ideias e tradições. A igreja</text:span><text:span text:style-name="T106"><text:note text:id="ftn0" text:note-class="footnote"><text:note-citation>3</text:note-citation><text:note-body><text:p text:style-name="P57">Seguidores ou discípulos de Jesus reunidos em comunhão pelo Espírito Santo.</text:p></text:note-body></text:note></text:span><text:span text:style-name="T106"> não se limitou </text:span><text:span text:style-name="T108">apenas</text:span><text:span text:style-name="T106"> ao uso da fala. </text:span><text:span text:style-name="T11">M</text:span><text:span text:style-name="T106">as agora, utilizando também os livros para compartilhar e testemunhar sobre aquilo que Jesus </text:span><text:span text:style-name="T108">havia feito</text:span><text:span text:style-name="T199">.</text:span><text:span text:style-name="T153"> </text:span><text:span text:style-name="T154">Isso não aconteceu </text:span><text:span text:style-name="T67">apenas para </text:span><text:span text:style-name="T106">alcançar </text:span><text:span text:style-name="T67">um grupo específico de pessoas, mas todos</text:span><text:span text:style-name="T153">, </text:span><text:span text:style-name="T154">judeus, samaritanos e os gentios, </text:span><text:span text:style-name="T190">assim como pessoas das mais distantes </text:span><text:span text:style-name="T191">partes </text:span><text:span text:style-name="T190">do mundo</text:span><text:span text:style-name="T67">. </text:span><text:span text:style-name="T74">Contudo, </text:span><text:span text:style-name="T76">ao longo dos anos, </text:span><text:span text:style-name="T74">algumas ferramentas </text:span><text:span text:style-name="T2">sofreram com</text:span><text:span text:style-name="T74"> </text:span><text:span text:style-name="T81">o </text:span><text:span text:style-name="T74">preconceito e foram deixadas de lado. O teatro por exemplo, foi por muito tempo considerado como depravado por conta de suas origens e desenvolvimento histórico</text:span><text:span text:style-name="T74"><text:bibliography-mark text:identifier="TCC HADASSA" text:bibliography-type="article" text:address="Gaspar, SC" text:author="HADASSA, Adina" text:howpublished="TCC" text:institution="Centro de Treinamento Missionário, CTMVida" text:pages="14" text:title="Teatro como uma ferramenta missionária" text:year="2021">[1]</text:bibliography-mark></text:span><text:span text:style-name="T154"><text:note text:id="ftn11" text:note-class="footnote"><text:note-citation>4</text:note-citation><text:note-body><text:p text:style-name="P49"><text:span text:style-name="T261">O principal fator que alimentou esse preconceito pode ter sido </text:span><text:span text:style-name="T262">a sua utilização</text:span><text:span text:style-name="T261"> para cultuar aos Deuses gregos, como Baco o Deus das orgias, e </text:span><text:span text:style-name="T55">Dionísio</text:span><text:span text:style-name="T261">, o Deus do vinho e da festa</text:span><text:span text:style-name="T125">. </text:span><text:span text:style-name="T126">(GASSNER, 1991, p.15)</text:span></text:p></text:note-body></text:note></text:span><text:span text:style-name="T74">. Já a arte, </text:span><text:span text:style-name="T106">sofreu muito preconceito, mas </text:span><text:span text:style-name="T74">teve seu espaço na greja </text:span><text:span text:style-name="T108">Católica </text:span><text:span text:style-name="T74">por </text:span><text:span text:style-name="T9">algum</text:span><text:span text:style-name="T74"> tempo</text:span><text:span text:style-name="T154">. </text:span><text:span text:style-name="T187">Por volta do século X</text:span><text:span text:style-name="T187"><text:note text:id="ftn12" text:note-class="footnote"><text:note-citation>5</text:note-citation><text:note-body><text:p text:style-name="P56"><text:span text:style-name="Strong_20_Emphasis"><text:span text:style-name="T326">O</text:span></text:span><text:span text:style-name="Strong_20_Emphasis"><text:span text:style-name="T325"> teatro durantes os séculos X ao XV era classificado em duas vertentes, o "sa</text:span></text:span><text:span text:style-name="Strong_20_Emphasis"><text:span text:style-name="T326">grado“ </text:span></text:span><text:span text:style-name="Strong_20_Emphasis"><text:span text:style-name="T325">e o profano. Somente depois do século XII o teatro ressurgiu como meio de evangelização, iniciado primeiramente na Europa.</text:span></text:span><text:span text:style-name="Strong_20_Emphasis"><text:span text:style-name="T327"> </text:span></text:span><text:span text:style-name="T324">(DIANA, 201?)</text:span></text:p></text:note-body></text:note></text:span><text:span text:style-name="T187">, a</text:span><text:span text:style-name="T155"> Igreja </text:span><text:span text:style-name="T187">C</text:span><text:span text:style-name="T155">atólica, </text:span><text:span text:style-name="T167">se utilizou da</text:span><text:span text:style-name="T165"> </text:span><text:span text:style-name="T155">arte, </text:span><text:span text:style-name="T165">em </text:span><text:span text:style-name="T155">pinturas, músicas e escritos, meios pelos quais a história, a tradição e os costumes poderiam ser preservados, </text:span><text:span text:style-name="T192">além de servirem como uma maneira de contar as histórias bíblicas para o povo que na época não tinha acesso a educação </text:span><text:span text:style-name="T193">e não sabiam ler ou escrever</text:span><text:span text:style-name="T155">.</text:span><text:span text:style-name="T154"> </text:span><text:span text:style-name="T155">Depois da </text:span><text:span text:style-name="T200">Reforma Protestante</text:span><text:span text:style-name="T155"> com </text:span><text:span text:style-name="T200">Lutero</text:span><text:span text:style-name="T155"> em 1517, </text:span><text:span text:style-name="T139">surgiu</text:span><text:span text:style-name="T155"> o desejo d</text:span><text:span text:style-name="T167">e rompimento</text:span><text:span text:style-name="T155"> com a </text:span><text:span text:style-name="T200">Igreja católic</text:span><text:span text:style-name="T203">a,</text:span><text:span text:style-name="T167"> como por exemplo os </text:span><text:span text:style-name="T203">anabatistas</text:span><text:span text:style-name="T167">, e outros, </text:span><text:span text:style-name="T193">impulsionados pelo </text:span><text:span text:style-name="T155">sentimento</text:span><text:span text:style-name="T193">s</text:span><text:span text:style-name="T155"> de terem sido manipulados e injustiçados. Assim, a arte, que antes era parte fundamental da igreja, agora se torna </text:span><text:span text:style-name="T200">banal</text:span><text:span text:style-name="T154">. </text:span><text:span text:style-name="T155">Agora, o foco não é mais na tradição, história </text:span><text:span text:style-name="T157">ou</text:span><text:span text:style-name="T155"> costumes, mas nas </text:span><text:span text:style-name="T200">Escrituras</text:span><text:span text:style-name="T155">. </text:span><text:span text:style-name="T156">Essa transição entre uma igreja baseada na tradição para uma igreja </text:span><text:span text:style-name="T132">baseada</text:span><text:span text:style-name="T156"> </text:span><text:span text:style-name="T161">nas </text:span><text:span text:style-name="T202">Escrituras</text:span><text:span text:style-name="T156">, teve um impacto </text:span><text:soft-page-break/><text:span text:style-name="T156">imenso na espiritualidade do povo, que agora não tinha mais medo, mas fé </text:span><text:span text:style-name="T168">e ousadia</text:span><text:span text:style-name="T156">. </text:span><text:span text:style-name="T168">Essa transição também impactou</text:span><text:span text:style-name="T165"> diretamente o mundo artístico</text:span><text:span text:style-name="T158"> </text:span><text:span text:style-name="T165">e, </text:span><text:span text:style-name="T162">consequentemente </text:span><text:span text:style-name="T158">os artístas</text:span><text:span text:style-name="T156">, </text:span><text:span text:style-name="T158">pois</text:span><text:span text:style-name="T161"> estavam</text:span><text:span text:style-name="T158"> </text:span><text:span text:style-name="T162">ambos </text:span><text:span text:style-name="T158">muito </text:span><text:span text:style-name="T156">ligad</text:span><text:span text:style-name="T158">os</text:span><text:span text:style-name="T156"> à igreja católica. </text:span><text:span text:style-name="T158">Assim, surgiu </text:span><text:span text:style-name="T162">o </text:span><text:span text:style-name="T158">preconceito </text:span><text:span text:style-name="T162">rec</text:span><text:span text:style-name="T168">í</text:span><text:span text:style-name="T162">proco </text:span><text:span text:style-name="T158">e </text:span><text:span text:style-name="T156">uma barreira entre a igreja reformada e </text:span><text:span text:style-name="T158">o mundo artístico</text:span><text:span text:style-name="T156">. </text:span><text:span text:style-name="T158">Essa foi uma realidade por muito tempo, até que no século XX, Francis Schaeffer escreveu </text:span><text:span text:style-name="T201">A arte e a bíblia</text:span><text:span text:style-name="T201"><text:bibliography-mark text:identifier="A arte e a bíblia" text:bibliography-type="book" text:address="Viçosa, MG" text:author="SHAEFFER, Francis" text:editor="Ultimato" text:title="A arte e a bília" text:year="2010">[2]</text:bibliography-mark></text:span><text:span text:style-name="T201">.</text:span><text:span text:style-name="T158"> </text:span><text:span text:style-name="T165">Livro </text:span><text:span text:style-name="T162">no qual, ele criticou </text:span><text:span text:style-name="T158">a negligência da igreja com o mundo artístico, além de </text:span><text:span text:style-name="T132">defender</text:span><text:span text:style-name="T158"> </text:span><text:span text:style-name="T162">o senhorio de Cristo sobre o homem todo, não limitado à uma pequena área da realidade</text:span><text:span text:style-name="T163">(a religiosa)</text:span><text:span text:style-name="T162">. Tratou sobre o</text:span><text:span text:style-name="T158"> quanto a arte estava </text:span><text:span text:style-name="T162">inquestionavelmente</text:span><text:span text:style-name="T158"> presente </text:span><text:span text:style-name="T164">no “mundo real”</text:span><text:span text:style-name="T158">, </text:span><text:span text:style-name="T164">mas principalmente, </text:span><text:span text:style-name="T165">presente </text:span><text:span text:style-name="T158">na bíblia. Também, </text:span><text:span text:style-name="T131">mostrou</text:span><text:span text:style-name="T158"> a influência </text:span><text:span text:style-name="T162">das artes </text:span><text:span text:style-name="T164">sobre as pessoas</text:span><text:span text:style-name="T162">, </text:span><text:span text:style-name="T158">apresentando a arte, não apenas como uma ferramenta evangelística </text:span><text:span text:style-name="T132">rasa</text:span><text:span text:style-name="T158">, mas como uma forma de glorificar a Deus em si própria. </text:span><text:span text:style-name="T159">Obra de arte como obra de arte, argumentando que a beleza artística é suficiente para agradar e glorificar a Deus</text:span><text:span text:style-name="T158">. Contudo, </text:span><text:span text:style-name="T159">as </text:span><text:span text:style-name="T158">ideias de Schaeffer esfriaram, e </text:span><text:span text:style-name="T159">não </text:span><text:span text:style-name="T160">h</text:span><text:span text:style-name="T159">ouve um movimento ou uma grande reforma que perpetuasse até os dias de hoje. A igreja continuou </text:span><text:span text:style-name="T158">negligenciando as artes e os artístas. </text:span><text:span text:style-name="T159">Contudo, é possível enxergar um pouco de esperança, pois cada vez mais, igrejas têm se posicionado e se movido em direção a um mundo que aceita a relação entre a arte e a bíblia. </text:span></text:p>
      <text:list xml:id="list110524042411280" text:continue-numbering="true" text:style-name="Outline">
        <text:list-item>
          <text:h text:style-name="Heading_20_1" text:outline-level="1"><text:bookmark-start text:name="__RefHeading___Toc1778_1013251657"/><text:span text:style-name="T322">2<text:tab/></text:span>Definições<text:bookmark-end text:name="__RefHeading___Toc1778_1013251657"/></text:h>
          <text:list>
            <text:list-item>
              <text:h text:style-name="Heading_20_2" text:outline-level="2"><text:bookmark-start text:name="__RefHeading___Toc5455_1978349437"/><text:span text:style-name="T257">2</text:span><text:span text:style-name="T237">.1<text:tab/></text:span>Missão<text:bookmark-end text:name="__RefHeading___Toc5455_1978349437"/></text:h>
            </text:list-item>
          </text:list>
        </text:list-item>
      </text:list>
      <text:p text:style-name="P35"><text:tab/><text:span text:style-name="T234">A missão, não pode ser confundida com o evangelismo, </text:span><text:span text:style-name="T236">onde</text:span><text:span text:style-name="T235">, a igreja é a protagonista. A igreja que recebeu o evangelho de Cristo, sai em direção ao mundo para tornar essa mensagem conhecida por pessoas de todas as nações, sem distinção alguma. Já a mais</text:span></text:p>
      <text:p text:style-name="P35"><text:span text:style-name="T235">são, tem </text:span><text:span text:style-name="T236">Deus como protagonista</text:span><text:span text:style-name="T235">. É ele que se move em favor da humanidade. Nas palavras de John Stott:</text:span></text:p>
      <text:p text:style-name="Citação">“<text:span text:style-name="T35">A missão primordial é a de Deus</text:span>, pois foi ele quem mandou seus profetas, seu Filho, seu Espírito. Destas missões, a do Filho é central, pois foi o auge do ministério dos profetas e incluiu em si, como clímax, o envio do Espírito. Agora, o Filho envia – como ele próprio foi enviado.” <text:span text:style-name="T236">(STOTT, </text:span><text:span text:style-name="T29">1921</text:span><text:span text:style-name="T236">, </text:span><text:span text:style-name="T264">p.25</text:span><text:span text:style-name="T236">)</text:span></text:p>
      <text:p text:style-name="Citação"/>
      <text:p text:style-name="P4"><text:soft-page-break/><text:tab/><text:span text:style-name="T235">A igreja não foi o início da missão. Mas, a igreja, teve seu início a partir da Missão de Deus, que tem como objetivo a salvação da humanidade através da reconciliação do homem com Deus, por meio de Jesus Cristo em seu sacrifício expiatório.</text:span></text:p>
      <text:p text:style-name="Citação"><text:span text:style-name="T236">“[…] e</text:span>le foi enviado <text:span text:style-name="T35">ao mundo</text:span>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text:span text:style-name="T236">(STOTT, </text:span><text:span text:style-name="T29">1921</text:span><text:span text:style-name="T236">, </text:span><text:span text:style-name="T264">p.29</text:span><text:span text:style-name="T236">)</text:span></text:p>
      <text:p text:style-name="Citação"/>
      <text:p text:style-name="P4"><text:tab/><text:span text:style-name="T236">Assim como Jesus foi enviado ao mundo, </text:span><text:span text:style-name="T42">ele também nos enviou</text:span><text:span text:style-name="T236">. Não fazendo uma comparação rasa, mas dando um modelo à ser seguido. Um exemplo de deixar seu ambiente, se mover para fora para, assim como Jesus, </text:span><text:span text:style-name="T42">nos identificarmos com os outros assim como ele se identificou conosco.</text:span></text:p>
      <text:list xml:id="list110523946424610" text:continue-numbering="true" text:style-name="Outline">
        <text:list-item>
          <text:list>
            <text:list-item>
              <text:h text:style-name="Heading_20_2" text:outline-level="2"><text:bookmark-start text:name="__RefHeading___Toc5457_1978349437"/><text:span text:style-name="T257">2</text:span><text:span text:style-name="T237">.2<text:tab/></text:span>Evangelismo<text:bookmark-end text:name="__RefHeading___Toc5457_1978349437"/></text:h>
            </text:list-item>
          </text:list>
        </text:list-item>
      </text:list>
      <text:p text:style-name="P4"><text:tab/><text:span text:style-name="T237">O evangelismo é, antes de tudo, uma resposta da igreja ao chamado de Deus. </text:span><text:span text:style-name="T20">É a resposta ao</text:span><text:span text:style-name="T237"> </text:span><text:span text:style-name="T240">convite </text:span><text:span text:style-name="T237">para fazer parte daquilo que </text:span><text:span text:style-name="T240">Deus</text:span><text:span text:style-name="T237"> está fazendo no mundo. O evangelismo é, primeiramente, essa resposta, em obediência e gratidão.</text:span></text:p>
      <text:p text:style-name="Citação">“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 <text:span text:style-name="T237">(LAUSANNE, 1974, </text:span><text:span text:style-name="T309">4º Parágrafo</text:span><text:span text:style-name="T237">)</text:span></text:p>
      <text:p text:style-name="Citação"/>
      <text:p text:style-name="P25"><text:tab/><text:span text:style-name="T66">O evangelismo não é definido em termos d</text:span><text:span text:style-name="T79">a</text:span><text:span text:style-name="T66"> aceitação da mensagem, nem dos métodos utilizados. Mas, deve ser definido em termos da mensagem que é compartilhada. </text:span><text:span text:style-name="T79">Segundo John Stott,</text:span></text:p>
      <text:p text:style-name="Citação"><text:span text:style-name="T42">"É trazer as boas novas por meio de quaisquer meios</text:span><text:span text:style-name="T79">. Seja por meio de palavras pronunciadas (seja para indivíduos, gr</text:span><text:span text:style-name="T80">u</text:span><text:span text:style-name="T79">pos ou multidões), por meio das boas obras de amor (Mt 5:16), por meio de um lar cristocêntrico, por meio de uma vida transformada e até mesmo por meio de uma empolgação quase inexprimível acerca de Jesus.</text:span><text:span text:style-name="T78">“ </text:span><text:span text:style-name="T101">(STOTT, 1921, p.49</text:span><text:span text:style-name="T103">)</text:span></text:p>
      <text:p text:style-name="P46"/>
      <text:p text:style-name="P8"><text:soft-page-break/><text:tab/><text:span text:style-name="T237">Assim, a comunicação é imprescindível. Para </text:span><text:span text:style-name="T19">transmitir</text:span><text:span text:style-name="T237"> uma mensagem, seja por qualquer meio para uma pessoa, é necessário que haja uma comunicação entr</text:span><text:span text:style-name="T238">e ambos os envolvidos (igreja e o mundo).</text:span></text:p>
      <text:list xml:id="list110524787852780" text:continue-numbering="true" text:style-name="Outline">
        <text:list-item>
          <text:list>
            <text:list-item>
              <text:h text:style-name="Heading_20_2" text:outline-level="2"><text:bookmark-start text:name="__RefHeading___Toc5461_1978349437"/><text:span text:style-name="T257">2</text:span><text:span text:style-name="T237">.</text:span><text:span text:style-name="T322">3</text:span><text:span text:style-name="T237"><text:tab/></text:span>Jogos eletrônicos<text:bookmark-end text:name="__RefHeading___Toc5461_1978349437"/></text:h>
            </text:list-item>
          </text:list>
        </text:list-item>
      </text:list>
      <text:p text:style-name="P8"><text:tab/><text:span text:style-name="T14">Jogos eletrônicos </text:span><text:span text:style-name="T20">se refere, de modo geral, aos </text:span><text:span text:style-name="T14">jogos</text:span><text:span text:style-name="T3"> em qualquer plataforma, como por exemplo:</text:span><text:span text:style-name="T14"> Playstation</text:span><text:span text:style-name="T3">,</text:span><text:span text:style-name="T14"> Xbox</text:span><text:span text:style-name="T3">,</text:span><text:span text:style-name="T14"> Nintendo Switch</text:span><text:span text:style-name="T3">, computador através da Steam, Origin, EpicGames entre outras, até mesmo os </text:span><text:span text:style-name="T10">jogos de</text:span><text:span text:style-name="T3"> celulares, através do GooglePlay(Android), ou da AppStore(iOS).</text:span></text:p>
      <text:list xml:id="list110523786039165" text:continue-numbering="true" text:style-name="Outline">
        <text:list-item>
          <text:list>
            <text:list-item>
              <text:h text:style-name="Heading_20_2" text:outline-level="2"><text:bookmark-start text:name="__RefHeading___Toc5463_1978349437"/><text:span text:style-name="T257">2</text:span><text:span text:style-name="T237">.</text:span><text:span text:style-name="T322">4</text:span><text:span text:style-name="T237"><text:tab/></text:span>Gamers<text:bookmark-end text:name="__RefHeading___Toc5463_1978349437"/></text:h>
            </text:list-item>
          </text:list>
        </text:list-item>
      </text:list>
      <text:p text:style-name="P7"><text:tab/><text:span text:style-name="T238">São chamados de Gamers aqueles que se veem como parte do grupo de pessoas que estão inseridas no mundo dos jogos. Sejam </text:span><text:span text:style-name="T240">elas jogadores de </text:span><text:span text:style-name="T238">qualquer </text:span><text:span text:style-name="T240">jogo, independente d</text:span><text:span text:style-name="T313">o</text:span><text:span text:style-name="T240"> gênero </text:span><text:span text:style-name="T26">de jogo</text:span><text:span text:style-name="T240">, </text:span><text:span text:style-name="T238">modalidade e, também, </text:span><text:span text:style-name="T240">a </text:span><text:span text:style-name="T238">frequência </text:span><text:span text:style-name="T240">dos jogadores</text:span><text:span text:style-name="T238">.</text:span></text:p>
      <text:list xml:id="list110524795312413" text:continue-numbering="true" text:style-name="Outline">
        <text:list-item>
          <text:h text:style-name="Heading_20_1" text:outline-level="1"><text:bookmark-start text:name="__RefHeading___Toc1915_3195235849"/><text:span text:style-name="T322">3</text:span><text:tab/><text:span text:style-name="T249">Os jogos</text:span><text:bookmark-end text:name="__RefHeading___Toc1915_3195235849"/></text:h>
        </text:list-item>
      </text:list>
      <text:p text:style-name="P10"><text:tab/><text:span text:style-name="T15">Uncharted</text:span><text:span text:style-name="T15"><text:bibliography-mark text:identifier="Uncharted" text:bibliography-type="custom1" text:author="Naughty Dog" text:note="12 de novembro de 2021" text:title="Uncharted" text:url="https://www.playstation.com/pt-br/uncharted">[3]</text:bibliography-mark></text:span><text:span text:style-name="T68">, </text:span><text:span text:style-name="T83">é um jogo feito pela</text:span><text:span text:style-name="T68"> </text:span><text:span text:style-name="T15">Naughty Dog</text:span><text:span text:style-name="T145"><text:note text:id="ftn13" text:note-class="footnote"><text:note-citation>6</text:note-citation><text:note-body><text:p text:style-name="P48">Empresa produtora de jogos. Seus jogos mais conhecidos talvez sejam os jogos <text:span text:style-name="T307">com o personagem</text:span> <text:span text:style-name="T35">Crash Bandicoot</text:span><text:span text:style-name="T66">.</text:span></text:p></text:note-body></text:note></text:span><text:span text:style-name="T68"> </text:span><text:span text:style-name="T99">e </text:span><text:span text:style-name="T68">possui uma </text:span><text:span text:style-name="T37">história fixa</text:span><text:span text:style-name="T110">. Existe um caminho </text:span><text:span text:style-name="T114">para</text:span><text:span text:style-name="T110"> ser percorrido, e nenhuma ação </text:span><text:span text:style-name="T114">ou decisão que o jogador possa tomar</text:span><text:span text:style-name="T110"> no jogo pode alterar o final da história </text:span><text:span text:style-name="T114">ou seu desenvolvimento de maneira prática</text:span><text:span text:style-name="T110">. </text:span><text:span text:style-name="T114">Jogos assim, são semelhantes aos filmes, onde o foco é a história contada. </text:span><text:span text:style-name="T110">Mas, mesmo assim existe a liberdade de exploração </text:span><text:span text:style-name="T112">e</text:span><text:span text:style-name="T110"> a liberdade de </text:span><text:span text:style-name="T57">descobrir</text:span><text:span text:style-name="T110"> </text:span><text:span text:style-name="T114">ess</text:span><text:span text:style-name="T110">a história </text:span><text:span text:style-name="T114">e</text:span><text:span text:style-name="T113"> seus segredos </text:span><text:span text:style-name="T110">progressivamente </text:span><text:span text:style-name="T114">ao longo</text:span><text:span text:style-name="T112"> </text:span><text:span text:style-name="T118">d</text:span><text:span text:style-name="T112">o caminho</text:span><text:span text:style-name="T110">. Apesar dessas histórias </text:span><text:span text:style-name="T114">contadas</text:span><text:span text:style-name="T110"> terem conquistado os jogadores por décadas, desde o início dos jogos, existiu a possibilidade e o desejo dos jogadores de, poder, de alguma </text:span><text:span text:style-name="T112">maneira</text:span><text:span text:style-name="T110"> </text:span><text:span text:style-name="T57">alterar </text:span><text:span text:style-name="T60">essas</text:span><text:span text:style-name="T57"> história</text:span><text:span text:style-name="T63">s</text:span><text:span text:style-name="T110">. Ter mais controle, </text:span><text:span text:style-name="T114">pois algumas pessoas não querem apenas ouvir histórias, mas fazer parte delas</text:span><text:span text:style-name="T110">.</text:span></text:p>
      <text:p text:style-name="P10"><text:span text:style-name="T110"><text:tab/>Devido a limitação de processamento dos primeiros </text:span><text:span text:style-name="T57">consoles</text:span><text:span text:style-name="T110">, </text:span><text:span text:style-name="T57">finais </text:span><text:span text:style-name="T59">alternativos</text:span><text:span text:style-name="T112">, </text:span><text:span text:style-name="T118">ou histórias alternativas e escolhas dinâmicas</text:span><text:span text:style-name="T110"> sempre foram um desafio </text:span><text:span text:style-name="T111">na </text:span><text:span text:style-name="T110">indústria dos games, </text:span><text:span text:style-name="T111">poquíssimos jogos se arriscaram nessa difícil tarefa</text:span><text:span text:style-name="T110">. </text:span><text:span text:style-name="T111">O primeiro jogo que explorou a possibilidade de finais alternativos foi </text:span><text:span text:style-name="T58">The portopia </text:span><text:soft-page-break/><text:span text:style-name="T58">Serial Murder</text:span><text:span text:style-name="T111"> desenvolvido por </text:span><text:span text:style-name="T58">Yuji Horii</text:span><text:span text:style-name="T111"> e publicado por </text:span><text:span text:style-name="T58">Enix</text:span><text:span text:style-name="T58"><text:bibliography-mark text:identifier="The Portopia Serial Murder Case" text:bibliography-type="custom1" text:author="Yuji Horii" text:note="11 de novembro de 2021" text:title="The Portopia Serial Murder Case" text:url="https://en.wikipedia.org/wiki/The_Portopia_Serial_Murder_Case">[4]</text:bibliography-mark></text:span><text:span text:style-name="T111">. Em Junho de 1983. O jogo da liberdade para o jogador poder investigar e descobrir o criminoso de inúmeras maneiras distintas através de ramificações de diálogos.</text:span><text:span text:style-name="T58"> </text:span><text:span text:style-name="T59">The Walking Dead</text:span><text:span text:style-name="T59"><text:bibliography-mark text:identifier="The Walking Dead" text:bibliography-type="custom1" text:author="Telltale Games" text:note="22 de novembro de 2021" text:title="The Walking Dead" text:url="https://store.steampowered.com/app/207610/The_Walking_Dead">[5]</text:bibliography-mark></text:span><text:span text:style-name="T59">, </text:span><text:span text:style-name="T16">produzido por</text:span><text:span text:style-name="T118"> </text:span><text:span text:style-name="T65">Telltale Games</text:span><text:span text:style-name="T127"> é um exemplo mais recente. Esse jogo traz a proposta de finais alternativos, </text:span><text:span text:style-name="T128">mas de maneira limitada, pois as escolhas que o jogo dão não alteram a história, mas dão a impressão de controle, não abrangendo todo o potencial desse estilo de jogos</text:span><text:span text:style-name="T127">.</text:span><text:span text:style-name="T111"> Outro exemplo mais </text:span><text:span text:style-name="T112">recente é o jogo Undertale</text:span><text:span text:style-name="T112"><text:bibliography-mark text:identifier="Undertale" text:bibliography-type="custom1" text:author="Toby Fox" text:note="11 de novembro de 2021" text:title="Undertale" text:url="https://undertale.com">[6]</text:bibliography-mark></text:span><text:span text:style-name="T112">, </text:span><text:span text:style-name="T120">feito pelo desenvolvedor independente </text:span><text:span text:style-name="T64">Toby Fox, </text:span><text:span text:style-name="T112">que explora de maneira bastante ampla o conceito de que, agora, as ações do jogador de fato importam, </text:span><text:span text:style-name="T116">e não alteram apenas a história, mas o relacionamento entre o jogador e os personagens, além de sua influência no ambiente</text:span><text:span text:style-name="T112">. </text:span><text:span text:style-name="T115">Nesse jogo, conceitos </text:span><text:span text:style-name="T116">tradicionais em jogos de RPG e combate </text:span><text:span text:style-name="T115">como </text:span><text:span text:style-name="T116">a </text:span><text:span text:style-name="T61">matança de </text:span><text:span text:style-name="T62">inimigos</text:span><text:span text:style-name="T115"> é colocado em cheque, </text:span><text:span text:style-name="T116">e o jogador é encorajado a </text:span><text:span text:style-name="T62">agir</text:span><text:span text:style-name="T116"> de maneira misericordiosa com os inimigos e conversar com eles, entender suas histórias e ajudá-los a resolver suas crises</text:span><text:span text:style-name="T115">. </text:span><text:span text:style-name="T116">Isso, </text:span><text:span text:style-name="T115">expõe a mecanicidade com a qual o “genocídio de inimigos virtuais” tem se tornado algo tão normal e, inconscientemente esperado pelos jogadores </text:span><text:span text:style-name="T116">e entregue pelos desenvolvedores, quase como que um pré-requisito</text:span><text:span text:style-name="T115">. </text:span><text:span text:style-name="T116">Diferente desa ideia tradicional, </text:span><text:span text:style-name="T115">todos os personagens</text:span><text:span text:style-name="T116">(sem exceções) possuem uma história e uma vida complexa</text:span><text:span text:style-name="T115">. Do menor dos personagens </text:span><text:span text:style-name="T116">até o maior, </text:span><text:span text:style-name="T115">todos eles t</text:span><text:span text:style-name="T116">ê</text:span><text:span text:style-name="T115">m uma história. As decisões do jogador importam, e ao terminar de jogar, </text:span><text:span text:style-name="T116">o jogador </text:span><text:span text:style-name="T115">pode se sentir mal pelos inimigos que matou </text:span><text:span text:style-name="T116">ou realizado por </text:span><text:span text:style-name="T115">usar de </text:span><text:span text:style-name="T61">misericórdia</text:span><text:span text:style-name="T115"> </text:span><text:span text:style-name="T116">e ter conhecido a história daqueles inimigos que antes, segundo a “tradição”, deveriam morrer, sem questionamentos, pois são apenas isso, inimigos</text:span><text:span text:style-name="T115">.</text:span></text:p>
      <text:p text:style-name="P6"><text:span text:style-name="T115"><text:tab/></text:span><text:span text:style-name="T12">Jogos </text:span><text:span text:style-name="T116">como esse mostram a profundidade com a qual cosmovisões, ideias, e religiões podem ser expressos em jogos, de maneira profunda, utilizando </text:span><text:span text:style-name="T12">das próprias mecânicas que estão enraizadas nos gêneros</text:span><text:span text:style-name="T116">, dos preconceitos e “dogmas” que estão impregnados nos jogos, muitas vezes simplesmente por uma ideia pragmática, pois se funcionou até hoje, se trouxe lucro para a indústria, então não há a necessidade de mudança nem de inovação, ou se essa necessidade existe, ela não tem a força que poderia ter se </text:span><text:span text:style-name="T117">o comodismo não fosse tão evidente em inúmeros títulos que não trazem nada novo, no sentido de olhar para um contexto e </text:span><text:soft-page-break/><text:span text:style-name="T117">trabalhar em cima disso para produzir algo relevante para aquele contexto. Com isso, os jogos não podem ser visto apenas como um meio para alcançar prazer, para ter um momento de lazer ou para se distrair. Os jogos, de maneira relevante e eficaz tem sido utilizados, não apenas como arte, mas também para comunicar e trazer uma crítica até ao enorme mundo dos gamers.</text:span></text:p>
      <text:list xml:id="list110524446248871" text:continue-numbering="true" text:style-name="Outline">
        <text:list-item>
          <text:list>
            <text:list-item>
              <text:h text:style-name="P66" text:outline-level="2"><text:bookmark-start text:name="__RefHeading___Toc1917_3195235849"/><text:span text:style-name="T322">3</text:span><text:span text:style-name="T230">.</text:span><text:span text:style-name="T248">1</text:span><text:span text:style-name="T230"><text:tab/>Jogos e </text:span><text:span text:style-name="T253">A</text:span><text:span text:style-name="T230">rte</text:span><text:bookmark-end text:name="__RefHeading___Toc1917_3195235849"/></text:h>
            </text:list-item>
          </text:list>
        </text:list-item>
      </text:list>
      <text:p text:style-name="P5"><text:span text:style-name="T216"><text:tab/>Os jogos são uma ferramenta artística versátil e altamente envolvente. Através dos jogos, histórias podem ser contadas, interpretadas, experimentadas e vivídas. Diferente de outras ferramentas artísticas como o teatro, pinturas, dança, etc, </text:span><text:span text:style-name="T241">onde não há a mesma interação como nos jogos. O</text:span><text:span text:style-name="T216">s jogos não </text:span><text:span text:style-name="T228">servem apenas para expressar </text:span><text:span text:style-name="T241">e</text:span><text:span text:style-name="T228">moções e histórias, </text:span><text:span text:style-name="T241">mas também conhecimento</text:span><text:span text:style-name="T228">. As pessoas não apenas apreciam isso nos jogos. A</text:span><text:span text:style-name="T217"> arte, </text:span><text:span text:style-name="T228">o enredo, a mensagem, mas</text:span><text:span text:style-name="T217">, o</text:span><text:span text:style-name="T227">s</text:span><text:span text:style-name="T217"> jogador</text:span><text:span text:style-name="T227">es</text:span><text:span text:style-name="T217"> </text:span><text:span text:style-name="T17">t</text:span><text:span text:style-name="T18">ê</text:span><text:span text:style-name="T17">m a oportunidade de fazer</text:span><text:span text:style-name="T217"> parte da história que está sendo contada. O jogador não é um observador passivo que </text:span><text:span text:style-name="T228">pode apenas </text:span><text:span text:style-name="T217">sent</text:span><text:span text:style-name="T228">ir </text:span><text:span text:style-name="T217">e experimenta</text:span><text:span text:style-name="T228">r</text:span><text:span text:style-name="T217">, mas é um agente </text:span><text:span text:style-name="T40">ativo </text:span><text:span text:style-name="T225">que</text:span><text:span text:style-name="T217"> </text:span><text:span text:style-name="T228">pode tomar</text:span><text:span text:style-name="T217"> decisões, e pode até mesmo alterar o rumo da história </text:span><text:span text:style-name="T224">completamente</text:span><text:span text:style-name="T217"> dependendo de suas ações. </text:span></text:p>
      <text:p text:style-name="P13"><text:span text:style-name="T224"><text:tab/></text:span><text:span text:style-name="T229">Em 2010, a</text:span><text:span text:style-name="T228"> editora </text:span><text:span text:style-name="T39">Ultimato </text:span><text:span text:style-name="T4">publicou uma nova edição do livro</text:span><text:span text:style-name="T39"> A arte e a bíblia</text:span><text:span text:style-name="T72"> de Francis Schaeffer. </text:span><text:span text:style-name="T73">E</text:span><text:span text:style-name="T150">m seu livro, </text:span><text:span text:style-name="T151">S</text:span><text:span text:style-name="T150">chaeffer exp</text:span><text:span text:style-name="T166">ôs </text:span><text:span text:style-name="T150">a </text:span><text:span text:style-name="T198">arte na bíblia</text:span><text:span text:style-name="T150">. A arte no tabernáculo, no templo, na poesia, na música, </text:span><text:span text:style-name="T151">e até </text:span><text:span text:style-name="T150">na dança, isso tudo </text:span><text:span text:style-name="T152">está </text:span><text:span text:style-name="T150">contido na bíblia. </text:span><text:span text:style-name="T177">Ao tentar trazer isso para os jogos, e uma ferramenta artística, temos um pouco mais de dificuldade, pelos jogos ainda serem vistos apenas como uma forma de lazer, ou distração, mas assim como pinturas e poesias, conhecimento, críticas e cosmovisões podem ter como palco os jogos, pois não apenas contém arte, mas ser uma nova forma de expressão da arte em si mesmos.</text:span></text:p>
      <text:p text:style-name="P12"><text:span text:style-name="T219"><text:tab/></text:span><text:span text:style-name="T159">A Assembleia de Deus de Blumenau, </text:span><text:span text:style-name="T160">em parceria com o grupo </text:span><text:span text:style-name="T178">de teatro </text:span><text:span text:style-name="T206">Cia Cristo Em Foco</text:span><text:span text:style-name="T160">. </text:span><text:span text:style-name="T178">Organizaram e apresentaram </text:span><text:span text:style-name="T185">o espetáculo chamado</text:span><text:span text:style-name="T178"> “</text:span><text:span text:style-name="T207">Haja Luz</text:span><text:span text:style-name="T178">” na</text:span><text:span text:style-name="T161">s</text:span><text:span text:style-name="T178"> dependência</text:span><text:span text:style-name="T161">s</text:span><text:span text:style-name="T178"> da igreja, de certa forma, demonstrando de maneira simbólica a aceitação da igreja </text:span><text:span text:style-name="T177">de hoje </text:span><text:span text:style-name="T178">para que a arte, que antes estava apenas dos lados de fora da igreja, agora, </text:span><text:span text:style-name="T177">est</text:span><text:span text:style-name="T184">eja</text:span><text:span text:style-name="T177"> presente dentro da igreja e </text:span><text:span text:style-name="T178">faz</text:span><text:span text:style-name="T184">endo</text:span><text:span text:style-name="T178"> parte d</text:span><text:span text:style-name="T161">e sua história.</text:span></text:p>
      <text:list xml:id="list110524115604090" text:continue-numbering="true" text:style-name="Outline">
        <text:list-item>
          <text:list>
            <text:list-item>
              <text:h text:style-name="P67" text:outline-level="2"><text:bookmark-start text:name="__RefHeading___Toc1919_3195235849"/><text:soft-page-break/><text:span text:style-name="T322">3</text:span>.<text:span text:style-name="T248">2</text:span><text:tab/>Jogos <text:span text:style-name="T323">e</text:span> Cosmovisão<text:bookmark-end text:name="__RefHeading___Toc1919_3195235849"/></text:h>
            </text:list-item>
          </text:list>
        </text:list-item>
      </text:list>
      <text:p text:style-name="P9"><text:span text:style-name="T242"><text:tab/></text:span><text:span text:style-name="T243">Francis Schaeffer, aponta em seu livro </text:span><text:span text:style-name="T43">A arte e a </text:span><text:span text:style-name="T82">bíblia: “</text:span><text:span text:style-name="T208">As formas de arte fortalecem a cosmovisão, não importa qual seja a cosmovisão nem se ela é verdadeira ou falsa</text:span><text:span text:style-name="T213">.</text:span><text:span text:style-name="T242">”. </text:span><text:span text:style-name="T244">Schaeffer nos mostra </text:span><text:span text:style-name="T252">em seu livro,</text:span><text:span text:style-name="T244"> como </text:span><text:span text:style-name="T252">as obras de um</text:span><text:span text:style-name="T244"> artísta nunca </text:span><text:span text:style-name="T252">são</text:span><text:span text:style-name="T244"> </text:span><text:span text:style-name="T252">totalmente </text:span><text:span text:style-name="T244">neutra</text:span><text:span text:style-name="T252">s, apenas como </text:span><text:span text:style-name="T44">arte pela arte</text:span><text:span text:style-name="T244">. Sempre há algum traço, seja da cultura, da religião, ou da cosmovisão. Assim, a arte se torna em uma grande porta aberta para a comunicação à um público diverso. </text:span></text:p>
      <text:p text:style-name="P45"><text:tab/>De fato, o efeito de qualquer proposição, seja verdadeira ou falsa, pode ser ampliado se ela for expressa em poesia ou prosa artística em vez de numa declaração padronizada, nua e crua. <text:span text:style-name="T311">(SCHAEFFER, 2010, p.</text:span><text:span text:style-name="T221">50</text:span><text:span text:style-name="T311">)</text:span></text:p>
      <text:list xml:id="list110523996305362" text:continue-numbering="true" text:style-name="Outline">
        <text:list-item>
          <text:list>
            <text:list-item>
              <text:h text:style-name="Heading_20_2" text:outline-level="2"><text:bookmark-start text:name="__RefHeading___Toc1921_3195235849"/><text:span text:style-name="T189">3</text:span><text:span text:style-name="T152">.</text:span><text:span text:style-name="T183">3</text:span><text:span text:style-name="T146"><text:tab/></text:span><text:span text:style-name="T152">Jogos </text:span><text:span text:style-name="T188">e</text:span><text:span text:style-name="T152"> Influência</text:span><text:bookmark-end text:name="__RefHeading___Toc1921_3195235849"/></text:h>
            </text:list-item>
          </text:list>
        </text:list-item>
      </text:list>
      <text:p text:style-name="P14"><text:span text:style-name="T152"><text:tab/></text:span><text:span text:style-name="T179">Lediel dos Santos, em seu livro </text:span><text:span text:style-name="T209">A Família na era digital</text:span><text:span text:style-name="T179">, expõe dados que mostram a influência das técnologias e da internet sobre as famílias, mais especificamente sobre as crianças. Mais de 105 milhões de brasileiros já estão conectados à internet, isso significa que quase metade do Brasil tem acesso não somente às redes sociais, mas também aos jogos.</text:span></text:p>
      <text:p text:style-name="P14"><text:span text:style-name="T179"><text:tab/>No relatório de 2020 da </text:span><text:span text:style-name="T209">Unity Game Engine</text:span><text:span text:style-name="T179"><text:note text:id="ftn14" text:note-class="footnote"><text:note-citation>7</text:note-citation><text:note-body><text:p text:style-name="P47">Ferramenta gratuíta para criação de jogos. <text:span text:style-name="T310">Possui o maior ecosistema dentre as ferramentas de criação de jogos.</text:span></text:p></text:note-body></text:note></text:span><text:span text:style-name="T179"> dados impressionantes são expostos, como por exemplo </text:span><text:span text:style-name="T180">mais de 5 Bilhões de downloads por mês de aplicativos feitos com Unity. 2,8 Bilhões de usuários ativos que consomem conteúdo criado ou operado pelas </text:span><text:span text:style-name="T210">soluções da Unity</text:span><text:span text:style-name="T180">. Média de 23 Bilhões de anúncios vistos no mundo topo num período de 6 meses que encerrou em 31 de Dezembro de 2021. 2,5 Bilhões de disposiivos alcançados por mês globalmente no período de seis meses que encerrou em 31 de Dezembro de 2021. Esses são dados assustadores, </text:span><text:span text:style-name="T184">pois n</text:span><text:span text:style-name="T180">ão há uma presença relevante da igreja nessa realidade.</text:span></text:p>
      <text:p text:style-name="P20"><text:span text:style-name="T180"><text:tab/></text:span><text:span text:style-name="T181">O </text:span><text:span text:style-name="T211">Twitch</text:span><text:span text:style-name="T211"><text:bibliography-mark text:identifier="Twitch" text:bibliography-type="custom1" text:author="Twitch" text:note="30 de novembro de 2021" text:title="Audiência no Twitch: Para anunciantes" text:url="https://twitchadvertising.tv/audience">[7]</text:bibliography-mark></text:span><text:span text:style-name="T211"> </text:span><text:span text:style-name="T181">é uma plataforma semelhante ao youtube, as seu foco está em vídeos transmitidos ao vivo. Existem diversas categorias, mas o público alcançado por essas </text:span><text:span text:style-name="T211">streams</text:span><text:span text:style-name="T181">, apenas na categoria de jogos casuais, diariamente é mais de 1 milhão de pessoas assistindo simultâneamente diversos títulos todos os dias. Isso, sem contar com os jogos competitivos </text:span><text:span text:style-name="T211">E-sports</text:span><text:span text:style-name="T181">, onde centenas de milhares de pessoas assistem jogos de computador, assim como assistem ao Futebol por </text:span><text:soft-page-break/><text:span text:style-name="T181">exemplo. </text:span><text:span text:style-name="T180">Esses Bilhões, senão trilhões de pessoas, são alcançadas apenas por criadores de jogos não-cristãos. Com isso, não há como ficar espantado diante das perversidades e imoralidades que vemos nos jogos. Afina </text:span><text:span text:style-name="T181">pessoas</text:span><text:span text:style-name="T180"> que não conhece</text:span><text:span text:style-name="T181">m</text:span><text:span text:style-name="T180"> a verdade não pode</text:span><text:span text:style-name="T181">m </text:span><text:span text:style-name="T180">falar sobre a verdade, nem muito menos expressá-la.</text:span></text:p>
      <text:list xml:id="list110524450290742" text:continue-numbering="true" text:style-name="Outline">
        <text:list-item>
          <text:list>
            <text:list-item>
              <text:h text:style-name="Heading_20_2" text:outline-level="2"><text:bookmark-start text:name="__RefHeading___Toc7651_1995755919"/><text:span text:style-name="T322">3</text:span>.<text:span text:style-name="T257">4</text:span><text:tab/>Jogos <text:span text:style-name="T315">a </text:span><text:span text:style-name="T245">missão e negligência</text:span><text:bookmark-end text:name="__RefHeading___Toc7651_1995755919"/></text:h>
            </text:list-item>
          </text:list>
        </text:list-item>
      </text:list>
      <text:p text:style-name="P11"><text:span text:style-name="T239"><text:tab/></text:span><text:span text:style-name="T153">Com o surgimento da imprensa de Gutenberg, </text:span><text:span text:style-name="T169">a</text:span><text:span text:style-name="T133"> i</text:span><text:span text:style-name="T153">nfluência </text:span><text:span text:style-name="T169">e relevância dos livros aumentou dr</text:span><text:span text:style-name="T170">a</text:span><text:span text:style-name="T169">sticamente.</text:span><text:span text:style-name="T153"> </text:span><text:span text:style-name="T171">A</text:span><text:span text:style-name="T153">gora, os livros </text:span><text:span text:style-name="T171">poderiam </text:span><text:span text:style-name="T153">ser produzidos com uma velocidade expressivamente maior</text:span><text:span text:style-name="T134">, </text:span><text:span text:style-name="T135">além de </text:span><text:span text:style-name="T136">serem </text:span><text:span text:style-name="T135">mais</text:span><text:span text:style-name="T136"> </text:span><text:span text:style-name="T135">barato</text:span><text:span text:style-name="T136">s</text:span><text:span text:style-name="T135"> e rápido</text:span><text:span text:style-name="T136">s</text:span><text:span text:style-name="T135"> </text:span><text:span text:style-name="T137">de produzi</text:span><text:span text:style-name="T136">r</text:span><text:span text:style-name="T153">. </text:span><text:span text:style-name="T149">Pessoas impulsionadas pelo espírito santo, cheias de ousadia, se moveram </text:span><text:span text:style-name="T148">e levaram ao</text:span><text:span text:style-name="T149"> público as </text:span><text:span text:style-name="T204">95 teses de Lutero</text:span><text:span text:style-name="T149"> </text:span><text:span text:style-name="T148">através da imprensa de Gutenberg</text:span><text:span text:style-name="T149">. </text:span><text:span text:style-name="T138">Essas pessoas fizeram</text:span><text:span text:style-name="T153"> </text:span><text:span text:style-name="T171">a</text:span><text:span text:style-name="T153"> </text:span><text:span text:style-name="T199">leitura</text:span><text:span text:style-name="T153"> d</text:span><text:span text:style-name="T172">e seu c</text:span><text:span text:style-name="T153">ontexto </text:span><text:span text:style-name="T172">n</text:span><text:span text:style-name="T153">aquele tempo, </text:span><text:span text:style-name="T171">assim como</text:span><text:span text:style-name="T153"> </text:span><text:span text:style-name="T138">tiveram</text:span><text:span text:style-name="T153"> uma </text:span><text:span text:style-name="T199">ação</text:span><text:span text:style-name="T153"> em favor </text:span><text:span text:style-name="T173">da </text:span><text:span text:style-name="T136">evidenciação</text:span><text:span text:style-name="T153"> das </text:span><text:span text:style-name="T172">verdades das </text:span><text:span text:style-name="T153">escrituras. </text:span><text:span text:style-name="T174">S</text:span><text:span text:style-name="T153">e as </text:span><text:span text:style-name="T199">95 teses de </text:span><text:span text:style-name="T144">Lutero</text:span><text:span text:style-name="T153"> não fossem impressas e disponibilizadas ao </text:span><text:span text:style-name="T170">povo</text:span><text:span text:style-name="T153">, </text:span><text:span text:style-name="T149">quase </text:span><text:span text:style-name="T153">ninguém </text:span><text:span text:style-name="T174">teria </text:span><text:span text:style-name="T153">acesso </text:span><text:span text:style-name="T173">àquelas </text:span><text:span text:style-name="T174">verdades</text:span><text:span text:style-name="T153"> de maneira que </text:span><text:span text:style-name="T147">pudessem</text:span><text:span text:style-name="T153"> entendê-la</text:span><text:span text:style-name="T148">s</text:span><text:span text:style-name="T153">. </text:span><text:span text:style-name="T149">Lutero havia escrito principalmente para a liderança da </text:span><text:span text:style-name="T172">I</text:span><text:span text:style-name="T149">greja, pois esperava </text:span><text:span text:style-name="T170">que </text:span><text:span text:style-name="T148">a reforma ocorresse dentro da </text:span><text:span text:style-name="T172">Igreja</text:span><text:span text:style-name="T149">.</text:span><text:span text:style-name="T153"> </text:span><text:span text:style-name="T174">Milhares, ou até milhões de pessoas talvez </text:span><text:span text:style-name="T173">nunca seriam alcançadas por aquelas teses </text:span><text:span text:style-name="T148">e talvez, uma reforma nunca tivesse acontecido se aquela mensagem não fosse compartilhada </text:span><text:span text:style-name="T205">de uma maneira que o povo pudesse, de fato, compreender e reagir</text:span><text:span text:style-name="T173">.</text:span><text:span text:style-name="T174"> </text:span><text:span text:style-name="T153">Uma mensagem bela, autêntica e verdadeira, mas sem um público que a leia e seja transformado </text:span><text:span text:style-name="T170">e impulsionado </text:span><text:span text:style-name="T153">por ela</text:span><text:span text:style-name="T175">. Não há como </text:span><text:span text:style-name="T138">ser relevante</text:span><text:span text:style-name="T175"> e fazer a diferença em meio </text:span><text:span text:style-name="T148">ao </text:span><text:span text:style-name="T175">um mundo </text:span><text:span text:style-name="T148">cético sem fazer uma leitura do seu contexto </text:span><text:span text:style-name="T172">e linguagem. </text:span><text:span text:style-name="T182">Também. n</text:span><text:span text:style-name="T148">ão há como fazer diferença apenas </text:span><text:span text:style-name="T172">fazendo essa leitura</text:span><text:span text:style-name="T148">. É necessário que haja um movimento. Uma resposta. </text:span><text:span text:style-name="T172">Tanto da igreja que comunica, quanto do povo que recebe</text:span><text:span text:style-name="T148">. </text:span><text:span text:style-name="T176">Assim, O</text:span><text:span text:style-name="T194"> </text:span><text:span text:style-name="T195">Reconhecimento </text:span><text:span text:style-name="T196">dos gamers</text:span><text:span text:style-name="T197"> como um povo não alcançado, faz parte desse movimento e dessa resposta.</text:span></text:p>
      <text:list xml:id="list110523573029805" text:continue-numbering="true" text:style-name="Outline">
        <text:list-item>
          <text:h text:style-name="Heading_20_1" text:outline-level="1"><text:bookmark-start text:name="__RefHeading___Toc5699_1978349437"/><text:soft-page-break/><text:span text:style-name="T322">4</text:span><text:span text:style-name="T222"><text:tab/></text:span><text:span text:style-name="T231">O</text:span><text:span text:style-name="T232">s</text:span><text:span text:style-name="T231"> Gamers</text:span><text:bookmark-end text:name="__RefHeading___Toc5699_1978349437"/></text:h>
        </text:list-item>
      </text:list>
      <text:p text:style-name="P12"><text:tab/><text:span text:style-name="T251">O mundo dos gamers ainda é um tabu muito grande na igreja. Ao olhar para histórias como da Igreja britânica, </text:span>Exeter Cathedral<text:span text:style-name="T251"> que já utilizou de jogos</text:span><text:span text:style-name="T215"><text:note text:id="ftn15" text:note-class="footnote"><text:note-citation>8</text:note-citation><text:note-body><text:p text:style-name="P47">Isso ocorreu em 2012. A igreja utilizava do jogo durante o culto quase como uma gameplay, e então ao final havia uma ministração sobre fé, inspirado pelo jogo <text:span text:style-name="T309">(Journey)</text:span>. <text:a xlink:type="simple" xlink:href="https://overbo.news/igreja-britanica-volta-a-utilizar-games-durante-o-culto/amp/" text:style-name="Internet_20_link" text:visited-style-name="Visited_20_Internet_20_Link"><text:span text:style-name="T119">https://overbo.news/igreja-britanica-volta-a-utilizar-games-durante-o-culto/amp/</text:span></text:a><text:span text:style-name="T119">. </text:span><text:span text:style-name="T109">Acesso em: 27 de Novembro de 2021.</text:span></text:p></text:note-body></text:note></text:span><text:span text:style-name="T251"> durante as missas para “aproximar fiéis”, há uma rejeição muito clara </text:span><text:span text:style-name="T254">das igrejas no Brasil</text:span><text:span text:style-name="T251">, e essa rejeição não está pautada em realidades. </text:span><text:span text:style-name="T254">Inúmeras igrejas no Brasil tem feito trabalhos para “aproximar fiéis”</text:span><text:span text:style-name="T254"><text:bibliography-mark text:identifier="Igreja britânica" text:bibliography-type="custom1" text:author="OVerbo news" text:note="30 de novembro de 2021" text:title="Igreja britânica volta a utilizar jogos durante o culto" text:url="https://overbo.news/igreja-britanica-volta-a-utilizar-games-durante-o-culto/amp">[8]</text:bibliography-mark></text:span><text:span text:style-name="T254">. Por exemplo, aulas de </text:span><text:span text:style-name="T45">Muai thai</text:span><text:span text:style-name="T45"><text:bibliography-mark text:identifier="Igreja do reino" text:bibliography-type="custom1" text:author="Folha do litoral" text:note="1 dezembro de 2021" text:title="Igreja do reino abre projeto de Muay Thai e Jiu Jitsu para a comunidade" text:url="https://folhadolitoral.com.br/esporte/igreja-do-reino-abre-projeto-social-de-muay-thai-e-jiu-jitsu-para-a-comunidade">[9]</text:bibliography-mark></text:span><text:span text:style-name="T45"><text:note text:id="ftn16" text:note-class="footnote"><text:note-citation>9</text:note-citation><text:note-body><text:p text:style-name="Footnote"><text:span text:style-name="T308">Como por exemplo o projeto social da </text:span><text:span text:style-name="T53">igreja do reino. </text:span></text:p></text:note-body></text:note></text:span><text:span text:style-name="T85">, </text:span><text:span text:style-name="T45">dança</text:span><text:span text:style-name="T85">, arte, além de oficinas de artesanato e muitas atividades não religiosas nas dependências do templo</text:span><text:span text:style-name="T85"><text:bibliography-mark text:identifier="Oitava igreja" text:bibliography-type="custom1" text:author="Oitava Igreja" text:note="1 de dezembro de 2021" text:title="Curso de artesanato do projeto arte e amor" text:url="https://oitavaigreja.com.br/ministerio-mulheres/tag/artesanato">[10]</text:bibliography-mark></text:span><text:span text:style-name="T186"><text:note text:id="ftn17" text:note-class="footnote"><text:note-citation>10</text:note-citation><text:note-body><text:p text:style-name="P52">Como por exemplo, o projeto social <text:span text:style-name="T54">arte e amor</text:span><text:span text:style-name="T102"> </text:span><text:span text:style-name="T66">de</text:span> ministração do curso de artesanato para o ministério feminino da <text:span text:style-name="T35">oitava igreja.</text:span></text:p></text:note-body></text:note></text:span><text:span text:style-name="T85">. Essas atividades não parecem trazer mal algum, apesar de se tratar de meios que foram extremamente mal utilizados ao longo dos anos. Quando falamos dos jogadores, pensamos em crianças, adolescentes e jovens que não tem nada para fazer e passam o dia se distraindo em uma atividade de lazer apenas, mas o fato de muitos utilizarem mal as outras ferramentas como técnicas de auto-defesa, danças, e arte não têm impedido a igreja de se mover e alcançar essas realidades.</text:span></text:p>
      <text:list xml:id="list110524194410148" text:continue-numbering="true" text:style-name="Outline">
        <text:list-item>
          <text:list>
            <text:list-item>
              <text:h text:style-name="P68" text:outline-level="2"><text:bookmark-start text:name="__RefHeading___Toc2293_3914341189"/><text:span text:style-name="T322">4</text:span>.1<text:tab/>Gamers: Um povo <text:span text:style-name="T250">e sua influência</text:span><text:bookmark-end text:name="__RefHeading___Toc2293_3914341189"/></text:h>
            </text:list-item>
          </text:list>
        </text:list-item>
      </text:list>
      <text:p text:style-name="P4"><text:tab/><text:span text:style-name="T254">Olhando para a comunidade que se formou ao redor dos jogos. Vemos pessoas do mundo todo, de inúmeros contextos dialogando e participando em atividades coletivas nos jogos. Os jogos tem sido como uma ponte para inúmeros países. Encontramos pessoas dos mais fechados países em jogos online constantemente. China e Rússia, são países que são conhecidos pelo comunismo e pelo regime ditatorial. Mesmo nesses países, há uma porta aberta para alcançar o povo através dos jogos.</text:span></text:p>
      <text:p text:style-name="P4"><text:tab/><text:span text:style-name="T254">Outro ponto interessante é a comunidade dos jogos existente no </text:span><text:span text:style-name="T45">youtube</text:span><text:span text:style-name="T85">. Muitos youtubers têm aproveitado </text:span><text:span text:style-name="T86">de certa forma</text:span><text:span text:style-name="T85"> a fama dos jogos, e estão inseridos como comentaristas de jogos. Um ótimo exemplo é a comunidade do canal de </text:span><text:span text:style-name="T45">Sean McLoughlin</text:span><text:span text:style-name="T85"> do canal </text:span><text:span text:style-name="T45">Jacksepticeye</text:span><text:span text:style-name="T45"><text:bibliography-mark text:identifier="Jacksepticeye" text:bibliography-type="custom1" text:author="Sean McLoughlin" text:note="26 de novembro de 2021" text:title="Canal do youtube: Jacksepticeye" text:url="https://youtube.com/jacksepticeye">[11]</text:bibliography-mark></text:span><text:span text:style-name="T85">. </text:span><text:span text:style-name="T86">Sua comunidade tem sido muito </text:span><text:soft-page-break/><text:span text:style-name="T86">elogiada, pois todos os anos, ele, junto com seus amigos se reúnem para fazer algo que eles chamam de </text:span><text:span text:style-name="T46">Thankmas</text:span><text:span text:style-name="T46"><text:bibliography-mark text:identifier="Tiltify" text:bibliography-type="custom1" text:author="Tiltify" text:note="26 de novembro de 2021" text:title="Thankmas" text:url="https://thankmas.tiltify.com">[12]</text:bibliography-mark></text:span><text:span text:style-name="T212"><text:note text:id="ftn18" text:note-class="footnote"><text:note-citation>11</text:note-citation><text:note-body><text:p text:style-name="P47">Thankmas é um jogo de palavras, entre <text:span text:style-name="T35">Thank </text:span>e <text:span text:style-name="T35">Christmas</text:span>. Gratidão e Natal. Esse é um movimento que vários youtubers, entre eles <text:span text:style-name="T35">Pewdiepie </text:span><text:span text:style-name="T66">(o maior youtuber independente com mais de 110 milhões de incritos), que se reúnem e juntam dinheiro em prol de uma organização que visa alguma atividade social de qualquer natureza. Todos os anos, a comunidade sozinha se move e junta milhões de dólares.</text:span></text:p></text:note-body></text:note></text:span><text:span text:style-name="T86">. </text:span><text:span text:style-name="T87">Nesta temporada de feriado, </text:span><text:span text:style-name="T47">Thankmas</text:span><text:span text:style-name="T87">, está em parceria com N</text:span><text:span text:style-name="T47">ew </text:span><text:span text:style-name="T87">Story para ajudar a erradicar a realidade de pessoas que não têm onde morar. O objetivo é levantar 10 Milhões de Doláres para </text:span><text:span text:style-name="T5">entregar</text:span><text:span text:style-name="T87"> novas casas para 1 000 famílias. Todos os anos, uma causa ou uma organização é escolhida para ser contemplada com a ajuda únicamente destas comunidades. E todos os anos, milhões de dólares são levantados.</text:span></text:p>
      <text:p text:style-name="P4"><text:span text:style-name="T87"><text:tab/>Inúmeras pessoas foram alcançadas pelos Gamers, mas poucas pessoas sabem disso. Mas não há movimento da igreja, da mídia, do povo para olhar e ver aquilo que está acontecendo dentro dessa comunidade. Assim, o preconceito e a falta de empatia se estabelece, fazendo com que, assim como os jogos são, muitas vezes mal vistos, os gamers automaticamente recebem o mesmo rótulo. As pessoas que estão inseridas n</text:span><text:span text:style-name="T94">a</text:span><text:span text:style-name="T87">o mundo dos jogos são, humanos e, consequentemente, pecadores que carecem de Deus.</text:span></text:p>
      <text:list xml:id="list110524369076531" text:continue-numbering="true" text:style-name="Outline">
        <text:list-item>
          <text:list>
            <text:list-item>
              <text:h text:style-name="Heading_20_2" text:outline-level="2"><text:bookmark-start text:name="__RefHeading___Toc2297_3914341189"/><text:span text:style-name="T322">4</text:span>.<text:span text:style-name="T254">2</text:span><text:tab/>Gamers: <text:span text:style-name="T265">P</text:span>ovo<text:span text:style-name="T256">s</text:span> não alcançado<text:span text:style-name="T256">s</text:span><text:bookmark-end text:name="__RefHeading___Toc2297_3914341189"/></text:h>
            </text:list-item>
          </text:list>
        </text:list-item>
      </text:list>
      <text:p text:style-name="P15"><text:tab/><text:span text:style-name="T255">Segundo </text:span><text:span text:style-name="T88">Larry D. Pate</text:span><text:span text:style-name="T88"><text:bibliography-mark text:identifier="Missiologia" text:bibliography-type="book" text:address="São paulo" text:author="PATE, Larry D." text:editor="Vida" text:title="Missiologia: A missão transcultural da igreja" text:year="2002">[13]</text:bibliography-mark></text:span><text:span text:style-name="T255">, a definição de grupo étnico é </text:span><text:span text:style-name="T48">um grupo sociológico significativamente grande de pessoas conscientes de partilharem um vínculo em comum</text:span><text:span text:style-name="T88">. Essa definição, segundo Pate, é bastante útil para a evangelização </text:span><text:span text:style-name="T89">intercultural, pois ressalta aquilo que ospovos têm em comum. Normalmente, </text:span><text:span text:style-name="T6">partilham</text:span><text:span text:style-name="T89"> problemas, necessidades e oportunidades em comum. </text:span><text:span text:style-name="T90">Entretanto</text:span><text:span text:style-name="T89">, não se pode, definir gamers como um grupo étnico ainda, pois os gamers são um grupo </text:span><text:span text:style-name="T49">demasiadamente grande</text:span><text:span text:style-name="T89">. </text:span><text:span text:style-name="T91">Existem comunidades que se formam em torno dos jogos, essas comunidades tem o tamanho ideal para que a evangelização possa alcançar todo o grupo de maneira eficaz utilizando </text:span><text:span text:style-name="T50">apenas uma estratégia</text:span><text:span text:style-name="T91">.</text:span></text:p>
      <text:p text:style-name="P16"><text:span text:style-name="T91"><text:tab/>Esse grupo que é formado </text:span><text:span text:style-name="T7">por</text:span><text:span text:style-name="T91"> pessoas que se identificam com um jogo, </text:span><text:span text:style-name="T92">a</text:span><text:span text:style-name="T91">pesar </text:span><text:span text:style-name="T93">de conter</text:span><text:span text:style-name="T91"> </text:span><text:span text:style-name="T8">indivíduos</text:span><text:span text:style-name="T91"> </text:span><text:span text:style-name="T93">que </text:span><text:span text:style-name="T91">não necessariamente partilhem vínculos </text:span><text:span text:style-name="T96">em comum </text:span><text:soft-page-break/><text:span text:style-name="T91">como língua, etnia, religião, ocupação, classe, casta, residência, situação social, </text:span><text:span text:style-name="T95">ou legal,</text:span><text:span text:style-name="T91"> </text:span><text:span text:style-name="T93">os jogos </text:span><text:span text:style-name="T96">conseguem </text:span><text:span text:style-name="T93">faze</text:span><text:span text:style-name="T96">r</text:span><text:span text:style-name="T93"> uma ligação entre essas pessoas. Essa ligação pode ser muito forte e normalmente ofusca as diferenças que existem entre as pessoas, pois </text:span><text:span text:style-name="T96">no mundo virtual, novas regras sociais e culturais são estabelecidas. É um novo mundo que </text:span><text:span text:style-name="T8">é</text:span><text:span text:style-name="T96"> criado com abstrações das realidades que são enfrentadas na vida real</text:span><text:span text:style-name="T93">. </text:span><text:span text:style-name="T8">Assim, dissipando com</text:span><text:span text:style-name="T93"> as diferenças que antes poderiam separar essas pessoas. A barreira da linguagem é derrubada pelos jogos, pois existe a possibilidade de traduzir o conteúdo do jogo para as diversas línguas</text:span><text:span text:style-name="T91">. </text:span><text:span text:style-name="T8">As diferenças entre as pessoas podem ser colocadas de lado, e a imersão em um novo mundo, e em uma nova história podem não apenas entreter, divertir e distrair as pessoas, mas também fazer com que essas pessoas estejam inseridas em um mundo com novas regras e se esqueçam de suas diferenças</text:span><text:span text:style-name="T93">. </text:span><text:span text:style-name="T96">Com isso, </text:span><text:span text:style-name="T8">pode-se dizer</text:span><text:span text:style-name="T96"> não apenas que os gamers </text:span><text:span text:style-name="T8">são</text:span><text:span text:style-name="T96"> um povo, um grupo étnico não alcançado(com menos de 20% de indivíduos cristãos), mas também dizer que esse </text:span><text:span text:style-name="T97">jogos são uma ferramenta versátil e eficaz para alcançar diferentes realidades e </text:span><text:span text:style-name="T96">quebrar barreiras sociais.</text:span></text:p>
      <text:list xml:id="list110525331076117" text:continue-numbering="true" text:style-name="Outline">
        <text:list-item>
          <text:h text:style-name="P61" text:outline-level="1"><text:bookmark-start text:name="__RefHeading___Toc2173_1255786962"/><text:span text:style-name="T322">5</text:span><text:span text:style-name="T233"><text:tab/>Considerações </text:span><text:span text:style-name="T259">Finais</text:span><text:bookmark-end text:name="__RefHeading___Toc2173_1255786962"/></text:h>
          <text:list>
            <text:list-item>
              <text:h text:style-name="P69" text:outline-level="2"><text:bookmark-start text:name="__RefHeading___Toc2175_1255786962"/><text:span text:style-name="T322">5</text:span>.1<text:tab/><text:span text:style-name="T265">A</text:span><text:span text:style-name="T233">s </text:span><text:span text:style-name="T265">F</text:span><text:span text:style-name="T233">erramentas</text:span><text:bookmark-end text:name="__RefHeading___Toc2175_1255786962"/></text:h>
            </text:list-item>
          </text:list>
        </text:list-item>
      </text:list>
      <text:p text:style-name="P4"><text:tab/>Assim, concluindo que, partindo da nova onda de pessoas envolvidas com meios artísticos dentro da igreja, os jogos também são uma ferramenta fundamental para a atuação eficaz da igreja, em um mundo onde bilhões de pessoas estão sendo alcançadas todos os dias pelas empresas e criadores de jogos independentes que não conhecem Jesus Cristo. Isso deve cada vez mais, mover o coração da igreja em direção àqueles que ainda não foram alcançados e fazem parte dessa comunidade.</text:p>
      <text:list xml:id="list110525433896744" text:continue-numbering="true" text:style-name="Outline">
        <text:list-item>
          <text:list>
            <text:list-item>
              <text:h text:style-name="Heading_20_2" text:outline-level="2"><text:bookmark-start text:name="__RefHeading___Toc7553_1245402300"/><text:span text:style-name="T322">5</text:span>.<text:span text:style-name="T233">2<text:tab/>Os povos</text:span><text:bookmark-end text:name="__RefHeading___Toc7553_1245402300"/></text:h>
            </text:list-item>
          </text:list>
        </text:list-item>
      </text:list>
      <text:p text:style-name="P17"><text:span text:style-name="T98"><text:tab/>Também, é importante ressaltar o quanto a realidade dos </text:span><text:span text:style-name="T51">jogos</text:span><text:span text:style-name="T98"> e os </text:span><text:span text:style-name="T51">gamers</text:span><text:span text:style-name="T98"> têm sido negligenciada por conta do preconceito de muitos. As pessoas não veem a positividade que há na comunidade, nem mesmo o potencial que essas pessoas apresentam, nem muito menos o quanto elas estão abertas ao diálogo e dispostas a participar de movimentos em prol do bem comunitário ou até mesmo de terceiros. </text:span><text:soft-page-break/><text:span text:style-name="T98">Assim, pensar que todos os gamers, são adolescentes e jovens desocupados que passam o dia apenas tendo momentos de lazer, diversão e distração (por mais que eles mesmo pensem isso), estão na verdade aprendendo, e sendo instruídos. Porém, o mais alarmante é que a igreja não está lá para ensinar a verdade à essas pessoas que </text:span><text:span text:style-name="T101">passam várias</text:span><text:span text:style-name="T98"> horas todos os dias </text:span><text:span text:style-name="T101">inseridas</text:span><text:span text:style-name="T98"> nesse mundo, apenas esperando a próxima novidade.</text:span></text:p>
      <text:list xml:id="list110525653685706" text:continue-numbering="true" text:style-name="Outline">
        <text:list-item>
          <text:list>
            <text:list-item>
              <text:h text:style-name="Heading_20_2" text:outline-level="2"><text:bookmark-start text:name="__RefHeading___Toc2179_1255786962"/><text:span text:style-name="T322">5</text:span>.<text:span text:style-name="T233">3</text:span><text:tab/>A <text:span text:style-name="T265">I</text:span>greja <text:span text:style-name="T233">relevante</text:span><text:bookmark-end text:name="__RefHeading___Toc2179_1255786962"/></text:h>
            </text:list-item>
          </text:list>
        </text:list-item>
      </text:list>
      <text:p text:style-name="P4"><text:tab/><text:span text:style-name="T260">A igreja, com a influência e alcance que possui, pode engajar pessoas, desenvolvedores, criadores e os novos artístas que estão chegando para iniciar projetos e movimentos em direção ao posicionamento da igreja no mundo dos jogos. Crianças e adolescentes podem ser ensinados através dos jogos, existem inúmeras escolas nos Estados Unidos, Canadá, Inglaterra, Suécia, e até mesmo na Coreia e Japão, onde crianças estão aprendendo através da lógica de programação</text:span><text:span text:style-name="T260"><text:note text:id="ftn19" text:note-class="footnote"><text:note-citation>12</text:note-citation><text:note-body><text:p text:style-name="P47"><text:span text:style-name="T306">O projeto </text:span><text:span text:style-name="T52">code</text:span><text:span text:style-name="T100">.</text:span><text:span text:style-name="T52">org</text:span><text:span text:style-name="T100"> possui inúmeros jogos voltados para crianças e adolescentes com o intuíto de ensinar código, ciência da computação, matemática e muito mais através de ferramentas que permitem a participação intensiva das crianças e da liberdade para utilizar da imaginação para criar jogos e soluções de maneira fácil e intuitiva. </text:span><text:a xlink:type="simple" xlink:href="https://code.org/learn" text:style-name="Internet_20_link" text:visited-style-name="Visited_20_Internet_20_Link"><text:span text:style-name="T66">https</text:span></text:a><text:a xlink:type="simple" xlink:href="https://code.org/learn" text:style-name="Internet_20_link" text:visited-style-name="Visited_20_Internet_20_Link">://code.org/learn</text:a></text:p></text:note-body></text:note></text:span><text:span text:style-name="T260"><text:note text:id="ftn20" text:note-class="footnote"><text:note-citation>13</text:note-citation><text:note-body><text:p text:style-name="P51">Essas atividades também são conhecidas como <text:span text:style-name="T35">Hour of code </text:span><text:a xlink:type="simple" xlink:href="https://hourofcode.com/pt/pt" text:style-name="Internet_20_link" text:visited-style-name="Visited_20_Internet_20_Link"><text:span text:style-name="T66">https://hourofcode.com/pt/pt</text:span></text:a></text:p></text:note-body></text:note></text:span><text:span text:style-name="T260">. As adolescentes e jovens normalmente gostam dos jogos eletrônicos. Eles podem ser incentivados a criarem seus próprios jogos (de graça), existem várias ferramentas que podem ser utilizadas para a criação de jogos, e a maioria é totalmente gratuíta. Assim, com a mobilização de pessoas para criação, e envolvimento no mundo dos jogos, em alguns anos é possível que hajam jogos cristãos no mercado, além de uma presença relevante nessa realidade tão pouco comentada por muitos.</text:span></text:p>
      <text:p text:style-name="P36"/>
      <text:bibliography text:style-name="Sect1" text:name="Bibliography1">
        <text:bibliography-source>
          <text:index-title-template text:style-name="Bibliography_20_Heading">6. Referência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text:index-entry-span>
            <text:index-entry-bibliography text:bibliography-data-field="pages"/>
            <text:index-entry-span> fls. </text:index-entry-span>
            <text:index-entry-bibliography text:bibliography-data-field="howpublished"/>
            <text:index-entry-span>. </text:index-entry-span>
            <text:index-entry-bibliography text:bibliography-data-field="institution"/>
            <text:index-entry-span>, </text:index-entry-span>
            <text:index-entry-bibliography text:bibliography-data-field="address"/>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text:index-entry-span>
            <text:index-entry-bibliography text:bibliography-data-field="edition"/>
            <text:index-entry-bibliography text:bibliography-data-field="address"/>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Disponível em: </text:index-entry-span>
            <text:index-entry-bibliography text:bibliography-data-field="url"/>
            <text:index-entry-span>. Acesso em: </text:index-entry-span>
            <text:index-entry-bibliography text:bibliography-data-field="note"/>
            <text:index-entry-span>.</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0">6<text:tab/>Referências</text:p>
          </text:index-title>
          <text:p text:style-name="P53">1: HADASSA, Adina. <text:span text:style-name="Strong_20_Emphasis">Teatro como uma ferramenta missionária</text:span>. 14 fls. TCC. Centro de Treinamento Missionário, CTMVida, Gaspar, SC.</text:p>
          <text:p text:style-name="P53">2: SHAEFFER, Francis. <text:span text:style-name="Strong_20_Emphasis">A arte e a bília</text:span>. Viçosa, MG: Ultimato. 2010.</text:p>
          <text:p text:style-name="P53">3: Naughty Dog. <text:span text:style-name="Strong_20_Emphasis">Uncharted</text:span>. Disponível em: https://www.playstation.com/pt-br/uncharted. Acesso em: 12 de novembro de 2021.</text:p>
          <text:p text:style-name="P53">4: Yuji Horii. <text:span text:style-name="Strong_20_Emphasis">The Portopia Serial Murder Case</text:span>. Disponível em: https://en.wikipedia.org/wiki/The_Portopia_Serial_Murder_Case. Acesso em: 11 de novembro de 2021.</text:p>
          <text:p text:style-name="P53">5: Telltale Games. <text:span text:style-name="Strong_20_Emphasis">The Walking Dead</text:span>. Disponível em: https://store.steampowered.com/app/207610/The_Walking_Dead. Acesso em: 22 de novembro de 2021.</text:p>
          <text:p text:style-name="P53">6: Toby Fox. <text:span text:style-name="Strong_20_Emphasis">Undertale</text:span>. Disponível em: https://undertale.com. Acesso em: 11 de novembro de 2021.</text:p>
          <text:p text:style-name="P53">7: Twitch. <text:span text:style-name="Strong_20_Emphasis">Audiência no Twitch: Para anunciantes</text:span>. Disponível em: https://twitchadvertising.tv/audience. Acesso em: 30 de novembro de 2021.</text:p>
          <text:p text:style-name="P53">8: OVerbo news. <text:span text:style-name="Strong_20_Emphasis">Igreja britânica volta a utilizar jogos durante o culto</text:span>. Disponível em: https://overbo.news/igreja-britanica-volta-a-utilizar-games-durante-o-culto/amp. Acesso em: 30 de novembro de 2021.</text:p>
          <text:p text:style-name="P53">9: Folha do litoral. <text:span text:style-name="Strong_20_Emphasis">Igreja do reino abre projeto de Muay Thai e Jiu Jitsu para a comunidade</text:span>. Disponível em: https://folhadolitoral.com.br/esporte/igreja-do-reino-abre-projeto-social-de-muay-thai-e-jiu-jitsu-para-a-comunidade. Acesso em: 1 dezembro de 2021.</text:p>
          <text:p text:style-name="P53">10: Oitava Igreja. <text:span text:style-name="Strong_20_Emphasis">Curso de artesanato do projeto arte e amor</text:span>. Disponível em: https://oitavaigreja.com.br/ministerio-mulheres/tag/artesanato. Acesso em: 1 de dezembro de 2021.</text:p>
          <text:p text:style-name="P53">11: Sean McLoughlin. <text:span text:style-name="Strong_20_Emphasis">Canal do youtube: Jacksepticeye</text:span>. Disponível em: https://youtube.com/jacksepticeye. Acesso em: 26 de novembro de 2021.</text:p>
          <text:p text:style-name="P53">12: Tiltify. <text:span text:style-name="Strong_20_Emphasis">Thankmas</text:span>. Disponível em: https://thankmas.tiltify.com. Acesso em: 26 de novembro de 2021.</text:p>
          <text:p text:style-name="P53">13: PATE, Larry D.. <text:span text:style-name="Strong_20_Emphasis">Missiologia: A missão transcultural da igreja</text:span>. São paulo: Vida. 2002.</text:p>
        </text:index-body>
      </text:bibliography>
      <text:p text:style-name="P36"/>
      <text:list xml:id="list110523773273510" text:continue-numbering="true" text:style-name="Outline">
        <text:list-item>
          <text:h text:style-name="P62" text:outline-level="1"><text:bookmark-start text:name="__RefHeading___Toc5757_1995755919"/><text:span text:style-name="T322">7</text:span><text:span text:style-name="T312"><text:tab/>Bibliografia</text:span><text:bookmark-end text:name="__RefHeading___Toc5757_1995755919"/></text:h>
        </text:list-item>
      </text:list>
      <text:p text:style-name="P30">BÍBLIA. Português. <text:span text:style-name="T279">Bíblia Sagrada NAA</text:span>. Tradução Nova Almeida Atualizada por João Ferreira de Almeida. Barueri, SP: Sociedade Bíblica do Brasil, 2018.</text:p>
      <text:p text:style-name="P27">SCHAEFFER, Francis. <text:span text:style-name="T279">A arte e a bíblia</text:span>;<text:span text:style-name="T279"> </text:span>tradução Fernando Guarany Jr. – Viçosa, MG: Ultimato, 2010.</text:p>
      <text:p text:style-name="P27"><text:span text:style-name="T287">D. </text:span><text:span text:style-name="T288">PATE, Larry. </text:span><text:span text:style-name="T280">Missiologia: a missão transcultural da igreja</text:span><text:span text:style-name="T288">. São Paulo: Editora Vida, </text:span><text:span text:style-name="T289">2002.</text:span></text:p>
      <text:p text:style-name="P26"><text:soft-page-break/><text:span text:style-name="T266">STOTT, John. </text:span>A missão cristã no mundo mo<text:span text:style-name="T278">der</text:span>no;<text:span text:style-name="T266"> </text:span><text:span text:style-name="T267">traduzido por Meire Portes Santos</text:span><text:span text:style-name="T268">. </text:span><text:span text:style-name="T266">Viçosa, MG: Ultimato, 2010.</text:span></text:p>
      <text:p text:style-name="P22"><text:span text:style-name="T140">SANTOS, Lediel. </text:span><text:span text:style-name="T142">Família na Era Digital – Os Riscos do Uso Indevido das Tecnologias de Comunicação Para a Família</text:span><text:span text:style-name="T140">. Blumenau, SC: Editora Kaleo, 2020.</text:span></text:p>
      <text:p text:style-name="P21"><text:span text:style-name="T140">H</text:span><text:span text:style-name="T141">ADASSA, Adina. </text:span><text:span text:style-name="T143">O teatro como ferramenta missionária</text:span><text:span text:style-name="T141">. 2021. 14fls. TCC – Centro de Treinamento Missionário, CTMVida, Gaspar, SC, 2021.</text:span></text:p>
      <text:list xml:id="list110524174730699" text:continue-numbering="true" text:style-name="Outline">
        <text:list-item>
          <text:list>
            <text:list-item>
              <text:h text:style-name="Heading_20_2" text:outline-level="2"><text:bookmark-start text:name="__RefHeading___Toc5771_1995755919"/><text:span text:style-name="T322">7</text:span>.<text:span text:style-name="T314">1</text:span><text:tab/><text:span text:style-name="T247">Bibliografia</text:span><text:span text:style-name="T300"> </text:span><text:span text:style-name="T246">Complementar</text:span><text:bookmark-end text:name="__RefHeading___Toc5771_1995755919"/></text:h>
            </text:list-item>
          </text:list>
        </text:list-item>
      </text:list>
      <text:p text:style-name="P29"><text:span text:style-name="T268">PEARCEY, Nancy. </text:span><text:span text:style-name="T281">Verdade Absoluta</text:span><text:span text:style-name="T268">. Rio de Janeiro, RJ: Editora CPAD, 2006.</text:span></text:p>
      <text:p text:style-name="P28">TURNER, Steve. <text:span text:style-name="T279">Engolidos pela cultura pop: arte, mídia e consumo: uma abordagem cristã</text:span>. 1ª Edição. Viçosa, MG: Editora Ultimato, 2014.</text:p>
      <text:p text:style-name="P19"><text:span text:style-name="T284">Relatório Unity de 2021</text:span><text:span text:style-name="T295">. Disponível em: </text:span><text:a xlink:type="simple" xlink:href="https://create.unity3d.com/2021-game-report" text:style-name="Internet_20_link" text:visited-style-name="Visited_20_Internet_20_Link"><text:span text:style-name="T290">https://create.unity3d.com/2021-game-report</text:span></text:a><text:span text:style-name="T290">. </text:span><text:span text:style-name="T295">Acesso em: </text:span><text:span text:style-name="T23">12</text:span><text:span text:style-name="T295"> de outubro de 2021.</text:span></text:p>
      <text:p text:style-name="P28"><text:span text:style-name="T284">Igreja britânica volta a utilizar games durante o culto</text:span><text:span text:style-name="T295">. Disponível em:</text:span><text:span text:style-name="T284"> </text:span><text:a xlink:type="simple" xlink:href="https://overbo.news/igreja-britanica-volta-a-utilizar-games-durante-o-culto/amp/" text:style-name="Internet_20_link" text:visited-style-name="Visited_20_Internet_20_Link"><text:span text:style-name="T290">https://overbo.news/igreja-britanica-volta-a-utilizar-games-durante-o-culto/amp/</text:span></text:a><text:span text:style-name="T290">. </text:span><text:span text:style-name="T295">Acesso em: </text:span><text:span text:style-name="T23">30</text:span><text:span text:style-name="T295"> de novembro de 2021</text:span></text:p>
      <text:p text:style-name="P19"><text:span text:style-name="T283">Pgb 2021 gamers brasileiros e pandemia</text:span><text:span text:style-name="T270">. Disponível em: </text:span><text:a xlink:type="simple" xlink:href="https://www.theenemy.com.br/mobile/pgb-2021-gamers-brasileiros-pandemia" text:style-name="Internet_20_link" text:visited-style-name="Visited_20_Internet_20_Link"><text:span text:style-name="T269">https://www.theenemy.com.br/mobile/pgb-2021-gamers-brasileiros-pandemia</text:span></text:a><text:span text:style-name="T269">. </text:span><text:span text:style-name="T270">Acesso em: </text:span><text:span text:style-name="T273">3</text:span><text:span text:style-name="T270"> de novembro de 2021.</text:span></text:p>
      <text:p text:style-name="P19"><text:span text:style-name="T283">Pesquisa games brasil 2021 mostra crescimento do consumo de jogos com isolamento</text:span><text:span text:style-name="T270">. Disponível em: </text:span><text:a xlink:type="simple" xlink:href="https://canaltech.com.br/games/pesquisa-games-brasil-2021-mostra-crescimento-do-consumo-de-jogos-com-isolamento-182208/" text:style-name="Internet_20_link" text:visited-style-name="Visited_20_Internet_20_Link"><text:span text:style-name="T271">https://canaltech.com.br/games/pesquisa-games-brasil-2021-mostra-crescimento-do-consumo-de-jogos-com-isolamento-182208/</text:span></text:a><text:span text:style-name="T271">. </text:span><text:span text:style-name="T270">Acesso em: </text:span><text:span text:style-name="T273">3</text:span><text:span text:style-name="T270"> de </text:span><text:span text:style-name="T263">novembro</text:span><text:span text:style-name="T270"> de 2021.</text:span></text:p>
      <text:p text:style-name="P28"><text:span text:style-name="T282">Games: uma perspectiva cristã</text:span><text:span text:style-name="T291">. Disponível em: </text:span><text:a xlink:type="simple" xlink:href="https://www.ultimato.com.br/conteudo/games-uma-perspectiva-crista" text:style-name="Internet_20_link" text:visited-style-name="Visited_20_Internet_20_Link"><text:span text:style-name="T290">https://www.ultimato.com.br/conteudo/games-uma-perspectiva-crista</text:span></text:a><text:span text:style-name="T290">. </text:span><text:span text:style-name="T291">Acesso em </text:span><text:span text:style-name="T24">26</text:span><text:span text:style-name="T291"> de </text:span><text:span text:style-name="T24">novembro</text:span><text:span text:style-name="T291"> de 2021.</text:span></text:p>
      <text:p text:style-name="P19"><text:span text:style-name="T284">Entrevista com desenvolvedor do jogo(cristão) Sheepmaster</text:span><text:span text:style-name="T272">. Disponível em: </text:span><text:a xlink:type="simple" xlink:href="https://www.youtube.com/watch?v=L3495-kjDCk" text:style-name="Internet_20_link" text:visited-style-name="Visited_20_Internet_20_Link"><text:span text:style-name="T266">https://www.youtube.com/watch?v=L3495-kjDCk</text:span></text:a><text:span text:style-name="T266">. </text:span><text:span text:style-name="T272">Acesso em: </text:span><text:span text:style-name="T21">3</text:span><text:span text:style-name="T272"> de </text:span><text:span text:style-name="T21">novembro</text:span><text:span text:style-name="T272"> de 2021.</text:span></text:p>
      <text:p text:style-name="P19"><text:span text:style-name="T284">Cadê os gamers cristãos?</text:span><text:span text:style-name="T272">. Disponível em: </text:span><text:a xlink:type="simple" xlink:href="https://www.youtube.com/watch?v=JHpTpscPlIg" text:style-name="Internet_20_link" text:visited-style-name="Visited_20_Internet_20_Link"><text:span text:style-name="T292">https://www.youtube.com/watch?v=JHpTpscPlIg</text:span></text:a><text:span text:style-name="T292">. </text:span><text:span text:style-name="T295">Acesso em: </text:span><text:span text:style-name="T22">3</text:span><text:span text:style-name="T295"> de novembro.</text:span></text:p>
      <text:p text:style-name="P19"><text:soft-page-break/><text:span text:style-name="T286">O Dilema do Videogame | #3 Jogo Cristão, será que existe?</text:span><text:span text:style-name="T292"> </text:span><text:span text:style-name="T296">Disponível em: <text:s/></text:span><text:a xlink:type="simple" xlink:href="https://www.youtube.com/watch?v=48Ez-bE1cms" text:style-name="Internet_20_link" text:visited-style-name="Visited_20_Internet_20_Link"><text:span text:style-name="T296">ht</text:span></text:a><text:a xlink:type="simple" xlink:href="https://www.youtube.com/watch?v=48Ez-bE1cms" text:style-name="Internet_20_link" text:visited-style-name="Visited_20_Internet_20_Link"><text:span text:style-name="T292">tps://www.youtube.com/watch?v=48Ez-bE1cms</text:span></text:a><text:span text:style-name="T292">. </text:span><text:span text:style-name="T296">Acesso em: 3 de novembro de 2021.</text:span></text:p>
      <text:p text:style-name="P19"><text:a xlink:type="simple" xlink:href="https://overbo.news/igreja-britanica-volta-a-utilizar-games-durante-o-culto/amp/" text:style-name="Internet_20_link" text:visited-style-name="Visited_20_Internet_20_Link">https://overbo.news/igreja-britanica-volta-a-utilizar-games-durante-o-culto/amp/</text:a></text:p>
      <text:p text:style-name="P19"><text:span text:style-name="T279">Como manter jogadores interessados (sem ser maldoso)</text:span><text:span text:style-name="T266">. </text:span><text:span text:style-name="T272">Disponível em: </text:span><text:s/><text:a xlink:type="simple" xlink:href="https://www.youtube.com/watch?v=hbzGO_Qonu0" text:style-name="Internet_20_link" text:visited-style-name="Visited_20_Internet_20_Link">https://www.youtube.com/watch?v=hbzGO_Qonu0</text:a>. <text:span text:style-name="T295">Acesso em: 20 de novembro de 2021.</text:span></text:p>
      <text:p text:style-name="P28"><text:span text:style-name="T285">Jogos e religião: </text:span><text:span text:style-name="T284">Tradição mecânica e fé</text:span><text:span text:style-name="T295">. Disponível em:</text:span><text:span text:style-name="T290"> </text:span><text:a xlink:type="simple" xlink:href="https://www.youtube.com/watch?v=dBVb2WECSLw" text:style-name="Internet_20_link" text:visited-style-name="Visited_20_Internet_20_Link"><text:span text:style-name="T293">https://www.youtube.com/watch?v=dBVb2WECSLw</text:span></text:a><text:span text:style-name="T293">. </text:span><text:span text:style-name="T295">Acesso em: </text:span><text:span text:style-name="T23">27</text:span><text:span text:style-name="T295"> de novembro de 2021.</text:span></text:p>
      <text:p text:style-name="P18"><text:span text:style-name="T129">O sagrado nos videogames: uma introdução ao estudo da religião e jogos digitais</text:span><text:span text:style-name="T122">.</text:span><text:span text:style-name="T129"> </text:span><text:span text:style-name="T123">Disponível em: </text:span><text:a xlink:type="simple" xlink:href="http://www.sbgames.org/sbgames2016/downloads/anais/157024.pdf" text:style-name="Internet_20_link" text:visited-style-name="Visited_20_Internet_20_Link"><text:span text:style-name="T122">http://www.sbgames.org/sbgames2016/downloads/anais/157024.pdf</text:span></text:a><text:span text:style-name="T122">. </text:span><text:span text:style-name="T121">Acesso em: </text:span><text:span text:style-name="T13">12</text:span><text:span text:style-name="T124"> de novembro de 2021.</text:span></text:p>
      <text:p text:style-name="P31"><text:span text:style-name="T297">Vamos falar sobre videogames! Introdução ao problema especial em Religião nos jogos digitais </text:span><text:span text:style-name="T276">(Título traduzido </text:span><text:span text:style-name="T277">do inglês</text:span><text:span text:style-name="T276"> livremente). </text:span><text:span text:style-name="T274">Disponível em: </text:span><text:a xlink:type="simple" xlink:href="https://heiup.uni-heidelberg.de/journals/index.php/religions/article/download/12181/6026/21370" text:style-name="Internet_20_link" text:visited-style-name="Visited_20_Internet_20_Link"><text:span text:style-name="T274">https://heiup.uni-heidelberg.de/journals/index.php/religions/article/download/12181/6026/21370</text:span></text:a><text:span text:style-name="T274">. Acesso em: </text:span><text:span text:style-name="T275">14 de novembro de 2021.</text:span></text:p>
      <text:p text:style-name="P23"><text:span text:style-name="T129">Um Estudo sobre a Influência dos Jogos Eletrônicos sobre os Usuários</text:span><text:span text:style-name="T122">.</text:span><text:span text:style-name="T129"> </text:span><text:a xlink:type="simple" xlink:href="http://re.granbery.edu.br/artigos/MTM4.pdf" text:style-name="Internet_20_link" text:visited-style-name="Visited_20_Internet_20_Link"><text:span text:style-name="T119">http://re.granbery.edu.br/artigos/MTM4.pdf</text:span></text:a><text:span text:style-name="T119">. </text:span><text:span text:style-name="T123">Acesso em: 14 de Novembro de 2021</text:span> </text:p>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adornments="Itálico" style:font-family-generic="swiss" style:font-pitch="variable"/>
    <style:font-face style:name="Arial" svg:font-family="Arial" style:font-adornments="Negrito" style:font-family-generic="swiss" style:font-pitch="variable"/>
    <style:font-face style:name="Arial2"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2"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style:page-number="auto"/>
      <style:text-properties style:font-name="Arial2"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variant="normal" fo:text-transform="none" fo:font-size="12pt"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list-style-name="Outline" style:class="text" style:master-page-name="">
      <style:paragraph-properties fo:margin-top="0.212cm" fo:margin-bottom="0.212cm" loext:contextual-spacing="false" style:page-number="auto" text:number-lines="false" text:line-number="0">
        <style:tab-stops/>
        <style:drop-cap/>
      </style:paragraph-properties>
      <style:text-properties fo:text-transform="uppercase" fo:font-size="12pt" fo:font-style="normal"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align="justify" style:justify-single-word="false"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margin-left="4.001cm" fo:margin-right="0cm" fo:text-align="justify" style:justify-single-word="false" fo:text-indent="0cm" style:auto-text-indent="false"/>
      <style:text-properties style:font-name="Arial2" fo:font-family="Arial" style:font-style-name="Normal" style:font-family-generic="swiss" style:font-pitch="variable" fo:font-size="10pt"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2"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s/><text:page-number text:select-page="current">20</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1DT13H42M41S</meta:editing-duration>
    <meta:editing-cycles>150</meta:editing-cycles>
    <meta:generator>LibreOffice/6.4.7.2$Linux_X86_64 LibreOffice_project/40$Build-2</meta:generator>
    <dc:date>2022-01-02T11:05:23.387065672</dc:date>
    <meta:document-statistic meta:table-count="0" meta:image-count="5" meta:object-count="0" meta:page-count="20" meta:paragraph-count="152" meta:word-count="5783" meta:character-count="36820" meta:non-whitespace-character-count="31137"/>
    <meta:template xlink:type="simple" xlink:actuate="onRequest" xlink:title="CTM" xlink:href="../../../../Templates/CTM.ott" meta:date="2021-11-10T13:50:15.775818193"/>
  </office:meta>
</office:document-meta>
</file>